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Footnote">
      <style:text-properties fo:font-style="italic" officeooo:rsid="00465410" officeooo:paragraph-rsid="010fcfb0" style:font-style-asian="italic" style:font-style-complex="italic"/>
    </style:style>
    <style:style style:name="P53" style:family="paragraph" style:parent-style-name="Footnote">
      <style:text-properties officeooo:rsid="009ec7e2" officeooo:paragraph-rsid="013b201b"/>
    </style:style>
    <style:style style:name="P54" style:family="paragraph" style:parent-style-name="Footnote">
      <style:text-properties officeooo:paragraph-rsid="02fa9ec9"/>
    </style:style>
    <style:style style:name="P55" style:family="paragraph" style:parent-style-name="Footnote">
      <style:text-properties officeooo:rsid="004f7a48" officeooo:paragraph-rsid="01255f5b"/>
    </style:style>
    <style:style style:name="P56" style:family="paragraph" style:parent-style-name="Footnote">
      <style:text-properties officeooo:rsid="002bade3" officeooo:paragraph-rsid="04ed0096"/>
    </style:style>
    <style:style style:name="P57" style:family="paragraph" style:parent-style-name="Footnote">
      <style:text-properties officeooo:rsid="04fb17cf" officeooo:paragraph-rsid="04fb17cf"/>
    </style:style>
    <style:style style:name="P58" style:family="paragraph" style:parent-style-name="Footnote">
      <style:text-properties officeooo:rsid="011810f5" officeooo:paragraph-rsid="04fef0d8"/>
    </style:style>
    <style:style style:name="P59" style:family="paragraph" style:parent-style-name="Footnote">
      <style:text-properties officeooo:paragraph-rsid="0502aadb"/>
    </style:style>
    <style:style style:name="P60" style:family="paragraph" style:parent-style-name="Footnote">
      <style:text-properties officeooo:paragraph-rsid="0503e925"/>
    </style:style>
    <style:style style:name="P61" style:family="paragraph" style:parent-style-name="Footnote">
      <style:text-properties officeooo:rsid="050a5154" officeooo:paragraph-rsid="050a5154"/>
    </style:style>
    <style:style style:name="P62" style:family="paragraph" style:parent-style-name="Footnote">
      <style:paragraph-properties style:writing-mode="lr-tb"/>
    </style:style>
    <style:style style:name="P63" style:family="paragraph" style:parent-style-name="Footnote">
      <style:text-properties officeooo:rsid="0514e96b" officeooo:paragraph-rsid="0514e96b"/>
    </style:style>
    <style:style style:name="P64" style:family="paragraph" style:parent-style-name="Footnote">
      <style:text-properties officeooo:rsid="0520df0c" officeooo:paragraph-rsid="0520df0c"/>
    </style:style>
    <style:style style:name="P65" style:family="paragraph" style:parent-style-name="Footnote">
      <style:text-properties officeooo:rsid="01bcb3b1" officeooo:paragraph-rsid="05252f29"/>
    </style:style>
    <style:style style:name="P66" style:family="paragraph" style:parent-style-name="Footnote">
      <style:text-properties officeooo:rsid="050ce2df" officeooo:paragraph-rsid="05275e99"/>
    </style:style>
    <style:style style:name="P67" style:family="paragraph" style:parent-style-name="Footnote">
      <style:text-properties officeooo:rsid="00f98301" officeooo:paragraph-rsid="052b1b37"/>
    </style:style>
    <style:style style:name="P68" style:family="paragraph" style:parent-style-name="Footnote">
      <style:text-properties officeooo:rsid="0530f7d8" officeooo:paragraph-rsid="0530f7d8"/>
    </style:style>
    <style:style style:name="P69" style:family="paragraph" style:parent-style-name="Footnote">
      <style:text-properties officeooo:paragraph-rsid="0533be8d"/>
    </style:style>
    <style:style style:name="P70" style:family="paragraph" style:parent-style-name="Footnote">
      <style:text-properties officeooo:paragraph-rsid="0532505f"/>
    </style:style>
    <style:style style:name="P71" style:family="paragraph" style:parent-style-name="Footnote">
      <style:text-properties officeooo:paragraph-rsid="053791ea"/>
    </style:style>
    <style:style style:name="P72" style:family="paragraph" style:parent-style-name="Footnote">
      <style:paragraph-properties style:writing-mode="lr-tb"/>
      <style:text-properties officeooo:rsid="053d83f5" officeooo:paragraph-rsid="053d83f5"/>
    </style:style>
    <style:style style:name="P73" style:family="paragraph" style:parent-style-name="Footnote">
      <style:text-properties officeooo:rsid="0542f5cc" officeooo:paragraph-rsid="0542f5cc"/>
    </style:style>
    <style:style style:name="P74" style:family="paragraph" style:parent-style-name="Footnote">
      <style:paragraph-properties style:writing-mode="lr-tb"/>
      <style:text-properties officeooo:rsid="05444338" officeooo:paragraph-rsid="05444338"/>
    </style:style>
    <style:style style:name="P75" style:family="paragraph" style:parent-style-name="Footnote">
      <style:text-properties officeooo:paragraph-rsid="01f629ce"/>
    </style:style>
    <style:style style:name="P76" style:family="paragraph" style:parent-style-name="Footnote">
      <style:paragraph-properties style:writing-mode="lr-tb"/>
      <style:text-properties officeooo:rsid="04b3a500" officeooo:paragraph-rsid="054ace32"/>
    </style:style>
    <style:style style:name="P77" style:family="paragraph" style:parent-style-name="Footnote">
      <style:paragraph-properties style:writing-mode="lr-tb"/>
      <style:text-properties officeooo:paragraph-rsid="0559aad9"/>
    </style:style>
    <style:style style:name="P78" style:family="paragraph" style:parent-style-name="Footnote">
      <style:paragraph-properties style:writing-mode="lr-tb"/>
      <style:text-properties officeooo:rsid="0562d777" officeooo:paragraph-rsid="0562d777"/>
    </style:style>
    <style:style style:name="P79" style:family="paragraph" style:parent-style-name="Footnote">
      <style:text-properties officeooo:rsid="0564b14e" officeooo:paragraph-rsid="0564b14e"/>
    </style:style>
    <style:style style:name="P80" style:family="paragraph" style:parent-style-name="Footnote">
      <style:text-properties officeooo:rsid="05690812" officeooo:paragraph-rsid="05690812"/>
    </style:style>
    <style:style style:name="P81" style:family="paragraph" style:parent-style-name="Footnote">
      <style:paragraph-properties style:writing-mode="lr-tb"/>
      <style:text-properties officeooo:rsid="05693f42" officeooo:paragraph-rsid="05693f42"/>
    </style:style>
    <style:style style:name="P82" style:family="paragraph" style:parent-style-name="Footnote">
      <style:paragraph-properties style:writing-mode="lr-tb"/>
      <style:text-properties officeooo:paragraph-rsid="05708b41"/>
    </style:style>
    <style:style style:name="P83" style:family="paragraph" style:parent-style-name="Footnote">
      <style:text-properties officeooo:rsid="0273882e" officeooo:paragraph-rsid="057c3afc"/>
    </style:style>
    <style:style style:name="P84" style:family="paragraph" style:parent-style-name="Footnote">
      <style:text-properties officeooo:rsid="0582c1d3" officeooo:paragraph-rsid="0582c1d3"/>
    </style:style>
    <style:style style:name="P85" style:family="paragraph" style:parent-style-name="Footnote">
      <style:text-properties officeooo:paragraph-rsid="05879a0a"/>
    </style:style>
    <style:style style:name="P86"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87"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88"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89"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90" style:family="paragraph" style:parent-style-name="Footnote">
      <style:text-properties fo:font-style="italic" officeooo:rsid="0330daa5" officeooo:paragraph-rsid="058d73e7" style:font-style-asian="italic" style:font-style-complex="itali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weight="bold" officeooo:rsid="056739b1" style:language-asian="zh" style:country-asian="CN" style:font-weight-asian="bold" style:language-complex="hi" style:country-complex="IN" style:font-weight-complex="bold"/>
    </style:style>
    <style:style style:name="T9" style:family="text">
      <style:text-properties fo:language="fr" fo:country="FR" fo:font-weight="bold" officeooo:rsid="05731aaf" style:language-asian="zh" style:country-asian="CN" style:font-weight-asian="bold" style:language-complex="hi" style:country-complex="IN"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officeooo:rsid="054da6f0" style:language-asian="zh" style:country-asian="CN" style:font-style-asian="normal" style:language-complex="hi" style:country-complex="IN" style:font-style-complex="normal"/>
    </style:style>
    <style:style style:name="T14" style:family="text">
      <style:text-properties fo:language="fr" fo:country="FR" fo:font-style="normal" officeooo:rsid="057a827f" style:language-asian="zh" style:country-asian="CN" style:font-style-asian="normal" style:language-complex="hi" style:country-complex="IN" style:font-style-complex="normal"/>
    </style:style>
    <style:style style:name="T15" style:family="text">
      <style:text-properties fo:language="fr" fo:country="FR" fo:font-style="normal" officeooo:rsid="058d73e7" style:language-asian="zh" style:country-asian="CN" style:font-style-asian="normal" style:language-complex="hi" style:country-complex="IN" style:font-style-complex="normal"/>
    </style:style>
    <style:style style:name="T16" style:family="text">
      <style:text-properties fo:language="fr" fo:country="FR" officeooo:rsid="04f472bf"/>
    </style:style>
    <style:style style:name="T17" style:family="text">
      <style:text-properties fo:language="fr" fo:country="FR" style:language-asian="zh" style:country-asian="CN" style:language-complex="hi" style:country-complex="IN"/>
    </style:style>
    <style:style style:name="T18" style:family="text">
      <style:text-properties fo:language="fr" fo:country="FR" officeooo:rsid="05731aaf" style:language-asian="zh" style:country-asian="CN" style:language-complex="hi" style:country-complex="IN"/>
    </style:style>
    <style:style style:name="T19" style:family="text">
      <style:text-properties fo:font-weight="bold" style:font-weight-asian="bold" style:font-weight-complex="bold"/>
    </style:style>
    <style:style style:name="T20" style:family="text">
      <style:text-properties fo:font-weight="bold" officeooo:rsid="04e4d419" style:font-weight-asian="bold" style:font-weight-complex="bold"/>
    </style:style>
    <style:style style:name="T21" style:family="text">
      <style:text-properties fo:font-weight="bold" officeooo:rsid="04e819dd" style:font-weight-asian="bold" style:font-weight-complex="bold"/>
    </style:style>
    <style:style style:name="T22" style:family="text">
      <style:text-properties fo:font-weight="bold" officeooo:rsid="04f8945b" style:font-weight-asian="bold" style:font-weight-complex="bold"/>
    </style:style>
    <style:style style:name="T23" style:family="text">
      <style:text-properties fo:font-weight="bold" officeooo:rsid="04ff76dc" style:font-weight-asian="bold" style:font-weight-complex="bold"/>
    </style:style>
    <style:style style:name="T24" style:family="text">
      <style:text-properties fo:font-weight="bold" officeooo:rsid="0507049b" style:font-weight-asian="bold" style:font-weight-complex="bold"/>
    </style:style>
    <style:style style:name="T25" style:family="text">
      <style:text-properties fo:font-weight="bold" officeooo:rsid="0514e96b" style:font-weight-asian="bold" style:font-weight-complex="bold"/>
    </style:style>
    <style:style style:name="T26" style:family="text">
      <style:text-properties fo:font-weight="bold" officeooo:rsid="05230fc1" style:font-weight-asian="bold" style:font-weight-complex="bold"/>
    </style:style>
    <style:style style:name="T27" style:family="text">
      <style:text-properties fo:font-weight="bold" officeooo:rsid="05252f29" style:font-weight-asian="bold" style:font-weight-complex="bold"/>
    </style:style>
    <style:style style:name="T28" style:family="text">
      <style:text-properties fo:font-weight="bold" officeooo:rsid="0526115c" style:font-weight-asian="bold" style:font-weight-complex="bold"/>
    </style:style>
    <style:style style:name="T29" style:family="text">
      <style:text-properties fo:font-weight="bold" officeooo:rsid="052ca906" style:font-weight-asian="bold" style:font-weight-complex="bold"/>
    </style:style>
    <style:style style:name="T30" style:family="text">
      <style:text-properties fo:font-weight="bold" officeooo:rsid="0530f7d8" style:font-weight-asian="bold" style:font-weight-complex="bold"/>
    </style:style>
    <style:style style:name="T31" style:family="text">
      <style:text-properties fo:font-weight="bold" officeooo:rsid="054124d5" style:font-weight-asian="bold" style:font-weight-complex="bold"/>
    </style:style>
    <style:style style:name="T32" style:family="text">
      <style:text-properties fo:font-weight="bold" officeooo:rsid="02abed67" style:font-weight-asian="bold" style:font-weight-complex="bold"/>
    </style:style>
    <style:style style:name="T33" style:family="text">
      <style:text-properties fo:font-weight="bold" officeooo:rsid="05597487" style:font-weight-asian="bold" style:font-weight-complex="bold"/>
    </style:style>
    <style:style style:name="T34" style:family="text">
      <style:text-properties fo:font-weight="bold" officeooo:rsid="055f1be2" style:font-weight-asian="bold" style:font-weight-complex="bold"/>
    </style:style>
    <style:style style:name="T35" style:family="text">
      <style:text-properties fo:font-weight="bold" officeooo:rsid="056512f3" style:font-weight-asian="bold" style:font-weight-complex="bold"/>
    </style:style>
    <style:style style:name="T36" style:family="text">
      <style:text-properties fo:font-weight="bold" officeooo:rsid="0569862e" style:font-weight-asian="bold" style:font-weight-complex="bold"/>
    </style:style>
    <style:style style:name="T37" style:family="text">
      <style:text-properties fo:font-weight="bold" officeooo:rsid="057190be" style:font-weight-asian="bold" style:font-weight-complex="bold"/>
    </style:style>
    <style:style style:name="T38" style:family="text">
      <style:text-properties fo:font-weight="bold" officeooo:rsid="057d0d1e" style:font-weight-asian="bold" style:font-weight-complex="bold"/>
    </style:style>
    <style:style style:name="T39" style:family="text">
      <style:text-properties fo:font-weight="bold" officeooo:rsid="0582c1d3" style:font-weight-asian="bold" style:font-weight-complex="bold"/>
    </style:style>
    <style:style style:name="T40" style:family="text">
      <style:text-properties fo:font-weight="bold" officeooo:rsid="058611be" style:font-weight-asian="bold" style:font-weight-complex="bold"/>
    </style:style>
    <style:style style:name="T41"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50"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officeooo:rsid="00a0bf2b" style:letter-kerning="true" style:font-name-asian="Songti SC" style:font-name-complex="Arial Unicode MS"/>
    </style:style>
    <style:style style:name="T54" style:family="text">
      <style:text-properties style:use-window-font-color="true" loext:opacity="0%" officeooo:rsid="00f10ab6" style:letter-kerning="true" style:font-name-asian="Songti SC" style:font-name-complex="Arial Unicode MS"/>
    </style:style>
    <style:style style:name="T55" style:family="text">
      <style:text-properties style:use-window-font-color="true" loext:opacity="0%" officeooo:rsid="02fa9ec9" style:letter-kerning="true" style:font-name-asian="Songti SC" style:font-name-complex="Arial Unicode MS"/>
    </style:style>
    <style:style style:name="T56" style:family="text">
      <style:text-properties style:use-window-font-color="true" loext:opacity="0%" officeooo:rsid="010e49f2" style:letter-kerning="true" style:font-name-asian="Songti SC" style:font-name-complex="Arial Unicode MS"/>
    </style:style>
    <style:style style:name="T57" style:family="text">
      <style:text-properties style:use-window-font-color="true" loext:opacity="0%" officeooo:rsid="00546908" style:letter-kerning="true" style:font-name-asian="Songti SC" style:font-name-complex="Arial Unicode MS"/>
    </style:style>
    <style:style style:name="T5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3"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fo:language="cs" fo:country="CZ" officeooo:rsid="00a0bf2b" style:letter-kerning="true" style:font-name-asian="Songti SC" style:font-name-complex="Arial Unicode MS"/>
    </style:style>
    <style:style style:name="T65" style:family="text">
      <style:text-properties style:use-window-font-color="true" loext:opacity="0%" fo:language="cs" fo:country="CZ" officeooo:rsid="00f10ab6" style:letter-kerning="true" style:font-name-asian="Songti SC" style:font-name-complex="Arial Unicode MS"/>
    </style:style>
    <style:style style:name="T66"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6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3"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76"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77" style:family="text">
      <style:text-properties fo:language="la" fo:country="VA"/>
    </style:style>
    <style:style style:name="T78" style:family="text">
      <style:text-properties fo:language="la" fo:country="VA" fo:font-style="italic" style:language-asian="zh" style:country-asian="CN" style:font-style-asian="italic" style:language-complex="hi" style:country-complex="IN" style:font-style-complex="italic"/>
    </style:style>
    <style:style style:name="T79" style:family="text">
      <style:text-properties fo:language="la" fo:country="VA" fo:font-style="italic" officeooo:rsid="00d809e9" style:language-asian="zh" style:country-asian="CN" style:font-style-asian="italic" style:language-complex="hi" style:country-complex="IN" style:font-style-complex="italic"/>
    </style:style>
    <style:style style:name="T80" style:family="text">
      <style:text-properties fo:language="la" fo:country="VA" fo:font-style="italic" officeooo:rsid="040ac79c" style:language-asian="zh" style:country-asian="CN" style:font-style-asian="italic" style:language-complex="hi" style:country-complex="IN" style:font-style-complex="italic"/>
    </style:style>
    <style:style style:name="T81" style:family="text">
      <style:text-properties fo:language="la" fo:country="VA" fo:font-style="italic" officeooo:rsid="050410f5" style:language-asian="zh" style:country-asian="CN" style:font-style-asian="italic" style:language-complex="hi" style:country-complex="IN" style:font-style-complex="italic"/>
    </style:style>
    <style:style style:name="T82" style:family="text">
      <style:text-properties fo:language="la" fo:country="VA" fo:font-style="italic" officeooo:rsid="052b6476" style:language-asian="zh" style:country-asian="CN" style:font-style-asian="italic" style:language-complex="hi" style:country-complex="IN" style:font-style-complex="italic"/>
    </style:style>
    <style:style style:name="T83" style:family="text">
      <style:text-properties fo:language="la" fo:country="VA" fo:font-style="italic" officeooo:rsid="010fcfb0" style:language-asian="zh" style:country-asian="CN" style:font-style-asian="italic" style:language-complex="hi" style:country-complex="IN" style:font-style-complex="italic"/>
    </style:style>
    <style:style style:name="T84" style:family="text">
      <style:text-properties fo:language="la" fo:country="VA" fo:font-style="italic" officeooo:rsid="02abed67" style:language-asian="zh" style:country-asian="CN" style:font-style-asian="italic" style:language-complex="hi" style:country-complex="IN" style:font-style-complex="italic"/>
    </style:style>
    <style:style style:name="T85" style:family="text">
      <style:text-properties fo:language="la" fo:country="VA" fo:font-style="italic" officeooo:rsid="00f599ff" style:language-asian="zh" style:country-asian="CN" style:font-style-asian="italic" style:language-complex="hi" style:country-complex="IN" style:font-style-complex="italic"/>
    </style:style>
    <style:style style:name="T86" style:family="text">
      <style:text-properties fo:language="la" fo:country="VA" fo:font-style="italic" style:font-style-asian="italic" style:font-style-complex="italic"/>
    </style:style>
    <style:style style:name="T87" style:family="text">
      <style:text-properties fo:language="la" fo:country="VA" fo:font-style="italic" officeooo:rsid="04e4d419" style:font-style-asian="italic" style:font-style-complex="italic"/>
    </style:style>
    <style:style style:name="T88" style:family="text">
      <style:text-properties fo:language="la" fo:country="VA" style:language-asian="zh" style:country-asian="CN" style:language-complex="hi" style:country-complex="IN"/>
    </style:style>
    <style:style style:name="T89" style:family="text">
      <style:text-properties fo:language="la" fo:country="VA" fo:font-style="normal" style:language-asian="zh" style:country-asian="CN" style:font-style-asian="normal" style:language-complex="hi" style:country-complex="IN" style:font-style-complex="normal"/>
    </style:style>
    <style:style style:name="T9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1" style:family="text">
      <style:text-properties fo:language="de" fo:country="DE" fo:font-style="italic" style:language-asian="zh" style:country-asian="CN" style:font-style-asian="italic" style:language-complex="hi" style:country-complex="IN" style:font-style-complex="italic"/>
    </style:style>
    <style:style style:name="T92" style:family="text">
      <style:text-properties fo:language="de" fo:country="DE" fo:font-weight="bold" style:language-asian="zh" style:country-asian="CN" style:font-weight-asian="bold" style:language-complex="hi" style:country-complex="IN" style:font-weight-complex="bold"/>
    </style:style>
    <style:style style:name="T93" style:family="text">
      <style:text-properties fo:language="de" fo:country="DE" fo:font-weight="bold" officeooo:rsid="052b1b37" style:language-asian="zh" style:country-asian="CN" style:font-weight-asian="bold" style:language-complex="hi" style:country-complex="IN" style:font-weight-complex="bold"/>
    </style:style>
    <style:style style:name="T94" style:family="text">
      <style:text-properties fo:language="de" fo:country="DE" fo:font-weight="bold" officeooo:rsid="00f599ff" style:language-asian="zh" style:country-asian="CN" style:font-weight-asian="bold" style:language-complex="hi" style:country-complex="IN" style:font-weight-complex="bold"/>
    </style:style>
    <style:style style:name="T95"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6" style:family="text">
      <style:text-properties fo:font-weight="normal" style:font-weight-asian="normal" style:font-weight-complex="normal"/>
    </style:style>
    <style:style style:name="T117" style:family="text">
      <style:text-properties fo:font-weight="normal" officeooo:rsid="04e819dd" style:font-weight-asian="normal" style:font-weight-complex="normal"/>
    </style:style>
    <style:style style:name="T118" style:family="text">
      <style:text-properties fo:font-weight="normal" officeooo:rsid="04e88665" style:font-weight-asian="normal" style:font-weight-complex="normal"/>
    </style:style>
    <style:style style:name="T119" style:family="text">
      <style:text-properties fo:font-weight="normal" officeooo:rsid="04ff76dc" style:font-weight-asian="normal" style:font-weight-complex="normal"/>
    </style:style>
    <style:style style:name="T120" style:family="text">
      <style:text-properties fo:font-weight="normal" officeooo:rsid="050ba34f" style:font-weight-asian="normal" style:font-weight-complex="normal"/>
    </style:style>
    <style:style style:name="T121" style:family="text">
      <style:text-properties fo:font-weight="normal" officeooo:rsid="051b78ae" style:font-weight-asian="normal" style:font-weight-complex="normal"/>
    </style:style>
    <style:style style:name="T122" style:family="text">
      <style:text-properties fo:font-weight="normal" officeooo:rsid="0542f5cc" style:font-weight-asian="normal" style:font-weight-complex="normal"/>
    </style:style>
    <style:style style:name="T123" style:family="text">
      <style:text-properties fo:font-weight="normal" officeooo:rsid="05444338" style:font-weight-asian="normal" style:font-weight-complex="normal"/>
    </style:style>
    <style:style style:name="T124" style:family="text">
      <style:text-properties fo:font-weight="normal" officeooo:rsid="054670a0" style:font-weight-asian="normal" style:font-weight-complex="normal"/>
    </style:style>
    <style:style style:name="T125" style:family="text">
      <style:text-properties fo:font-weight="normal" officeooo:rsid="02abed67" style:font-weight-asian="normal" style:font-weight-complex="normal"/>
    </style:style>
    <style:style style:name="T126" style:family="text">
      <style:text-properties fo:font-weight="normal" officeooo:rsid="04b3c8ec" style:font-weight-asian="normal" style:font-weight-complex="normal"/>
    </style:style>
    <style:style style:name="T127" style:family="text">
      <style:text-properties fo:font-weight="normal" officeooo:rsid="055e9b59" style:font-weight-asian="normal" style:font-weight-complex="normal"/>
    </style:style>
    <style:style style:name="T128" style:family="text">
      <style:text-properties fo:font-weight="normal" officeooo:rsid="055b3b94" style:font-weight-asian="normal" style:font-weight-complex="normal"/>
    </style:style>
    <style:style style:name="T129" style:family="text">
      <style:text-properties fo:font-weight="normal" officeooo:rsid="055effb3" style:font-weight-asian="normal" style:font-weight-complex="normal"/>
    </style:style>
    <style:style style:name="T130" style:family="text">
      <style:text-properties fo:font-weight="normal" officeooo:rsid="0563973c" style:font-weight-asian="normal" style:font-weight-complex="normal"/>
    </style:style>
    <style:style style:name="T131" style:family="text">
      <style:text-properties fo:font-weight="normal" officeooo:rsid="057190be" style:font-weight-asian="normal" style:font-weight-complex="normal"/>
    </style:style>
    <style:style style:name="T132" style:family="text">
      <style:text-properties fo:font-weight="normal" officeooo:rsid="057d0d1e" style:font-weight-asian="normal" style:font-weight-complex="normal"/>
    </style:style>
    <style:style style:name="T133" style:family="text">
      <style:text-properties fo:font-size="8pt" style:font-size-asian="10pt" style:font-size-complex="10pt"/>
    </style:style>
    <style:style style:name="T134" style:family="text">
      <style:text-properties fo:font-size="8pt" officeooo:rsid="050410f5" style:font-size-asian="10pt" style:font-size-complex="10pt"/>
    </style:style>
    <style:style style:name="T135" style:family="text">
      <style:text-properties fo:font-size="8pt" officeooo:rsid="05708b41" style:font-size-asian="10pt" style:font-size-complex="10pt"/>
    </style:style>
    <style:style style:name="T136" style:family="text">
      <style:text-properties fo:font-size="8pt" officeooo:rsid="056ff348" style:font-size-asian="10pt" style:font-size-complex="10pt"/>
    </style:style>
    <style:style style:name="T137" style:family="text">
      <style:text-properties fo:font-size="8pt" officeooo:rsid="057190be" style:font-size-asian="10pt" style:font-size-complex="10pt"/>
    </style:style>
    <style:style style:name="T138" style:family="text">
      <style:text-properties fo:font-size="8pt" fo:font-style="normal" officeooo:rsid="054da6f0" style:font-size-asian="10pt" style:font-style-asian="normal" style:font-size-complex="10pt" style:font-style-complex="normal"/>
    </style:style>
    <style:style style:name="T139" style:family="text">
      <style:text-properties officeooo:rsid="03df45fd"/>
    </style:style>
    <style:style style:name="T140" style:family="text">
      <style:text-properties fo:language="es" fo:country="ES" fo:font-weight="bold" style:font-weight-asian="bold" style:font-weight-complex="bold"/>
    </style:style>
    <style:style style:name="T141" style:family="text">
      <style:text-properties fo:font-style="normal" style:font-style-asian="normal" style:font-style-complex="normal"/>
    </style:style>
    <style:style style:name="T142" style:family="text">
      <style:text-properties fo:font-style="normal" officeooo:rsid="010fcfb0" style:font-style-asian="normal" style:font-style-complex="normal"/>
    </style:style>
    <style:style style:name="T143" style:family="text">
      <style:text-properties fo:font-style="normal" officeooo:rsid="04f472bf" style:font-style-asian="normal" style:font-style-complex="normal"/>
    </style:style>
    <style:style style:name="T144" style:family="text">
      <style:text-properties fo:font-style="normal" officeooo:rsid="030cd1b7" style:font-style-asian="normal" style:font-style-complex="normal"/>
    </style:style>
    <style:style style:name="T145" style:family="text">
      <style:text-properties fo:font-style="normal" officeooo:rsid="054c83b6" style:font-style-asian="normal" style:font-style-complex="normal"/>
    </style:style>
    <style:style style:name="T146" style:family="text">
      <style:text-properties fo:font-style="normal" officeooo:rsid="054da6f0" style:font-style-asian="normal" style:font-style-complex="normal"/>
    </style:style>
    <style:style style:name="T147" style:family="text">
      <style:text-properties fo:font-style="normal" officeooo:rsid="0331fcf8" style:font-style-asian="normal" style:font-style-complex="normal"/>
    </style:style>
    <style:style style:name="T148" style:family="text">
      <style:text-properties fo:font-style="normal" officeooo:rsid="0332e82e" style:font-style-asian="normal" style:font-style-complex="normal"/>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language="cs" fo:country="CZ"/>
    </style:style>
    <style:style style:name="T151" style:family="text">
      <style:text-properties fo:language="cs" fo:country="CZ" fo:font-weight="bold" style:font-weight-asian="bold" style:font-weight-complex="bold"/>
    </style:style>
    <style:style style:name="T152" style:family="text">
      <style:text-properties fo:language="cs" fo:country="CZ" fo:font-weight="bold" officeooo:rsid="04f15530" style:font-weight-asian="bold" style:font-weight-complex="bold"/>
    </style:style>
    <style:style style:name="T153" style:family="text">
      <style:text-properties fo:language="cs" fo:country="CZ" officeooo:rsid="04e4d419"/>
    </style:style>
    <style:style style:name="T154" style:family="text">
      <style:text-properties fo:language="cs" fo:country="CZ" officeooo:rsid="04be1963"/>
    </style:style>
    <style:style style:name="T155" style:family="text">
      <style:text-properties fo:language="cs" fo:country="CZ" officeooo:rsid="033d12e4"/>
    </style:style>
    <style:style style:name="T156" style:family="text">
      <style:text-properties fo:language="cs" fo:country="CZ" officeooo:rsid="0139ac23"/>
    </style:style>
    <style:style style:name="T157" style:family="text">
      <style:text-properties fo:language="cs" fo:country="CZ" officeooo:rsid="04efed39"/>
    </style:style>
    <style:style style:name="T158" style:family="text">
      <style:text-properties fo:language="cs" fo:country="CZ" officeooo:rsid="04f15530"/>
    </style:style>
    <style:style style:name="T159" style:family="text">
      <style:text-properties fo:language="cs" fo:country="CZ" officeooo:rsid="04f18243"/>
    </style:style>
    <style:style style:name="T160" style:family="text">
      <style:text-properties fo:language="cs" fo:country="CZ" officeooo:rsid="04f2a894"/>
    </style:style>
    <style:style style:name="T161" style:family="text">
      <style:text-properties fo:language="cs" fo:country="CZ" officeooo:rsid="04f2c934"/>
    </style:style>
    <style:style style:name="T162" style:family="text">
      <style:text-properties fo:language="cs" fo:country="CZ" officeooo:rsid="05077e5f"/>
    </style:style>
    <style:style style:name="T163" style:family="text">
      <style:text-properties fo:language="cs" fo:country="CZ" fo:font-style="normal" officeooo:rsid="054124d5" style:language-asian="zh" style:country-asian="CN" style:font-style-asian="normal" style:language-complex="hi" style:country-complex="IN" style:font-style-complex="normal"/>
    </style:style>
    <style:style style:name="T164" style:family="text">
      <style:text-properties fo:language="cs" fo:country="CZ" fo:font-style="normal" officeooo:rsid="057a827f" style:language-asian="zh" style:country-asian="CN" style:font-style-asian="normal" style:language-complex="hi" style:country-complex="IN" style:font-style-complex="normal"/>
    </style:style>
    <style:style style:name="T165" style:family="text">
      <style:text-properties fo:language="cs" fo:country="CZ" fo:font-style="normal" officeooo:rsid="058d73e7" style:language-asian="zh" style:country-asian="CN" style:font-style-asian="normal" style:language-complex="hi" style:country-complex="IN" style:font-style-complex="normal"/>
    </style:style>
    <style:style style:name="T166" style:family="text">
      <style:text-properties fo:font-style="italic" style:font-style-asian="italic" style:font-style-complex="italic"/>
    </style:style>
    <style:style style:name="T167" style:family="text">
      <style:text-properties fo:font-style="italic" officeooo:rsid="04eafdff" style:font-style-asian="italic" style:font-style-complex="italic"/>
    </style:style>
    <style:style style:name="T168" style:family="text">
      <style:text-properties fo:font-style="italic" officeooo:rsid="04f472bf" style:font-style-asian="italic" style:font-style-complex="italic"/>
    </style:style>
    <style:style style:name="T169" style:family="text">
      <style:text-properties fo:font-style="italic" fo:font-weight="normal" officeooo:rsid="050c7f01" style:font-style-asian="italic" style:font-weight-asian="normal" style:font-style-complex="italic" style:font-weight-complex="normal"/>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72"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73"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74"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75"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76" style:family="text">
      <style:text-properties style:text-position="super 58%" fo:language="cs" fo:country="CZ" officeooo:rsid="0139ac23"/>
    </style:style>
    <style:style style:name="T177" style:family="text">
      <style:text-properties style:text-position="super 58%" officeooo:rsid="055af115"/>
    </style:style>
    <style:style style:name="T178" style:family="text">
      <style:text-properties officeooo:rsid="00d9f8b7"/>
    </style:style>
    <style:style style:name="T179" style:family="text">
      <style:text-properties fo:font-size="10pt" fo:font-style="normal" officeooo:rsid="04f472bf" style:font-size-asian="10pt" style:font-style-asian="normal" style:font-size-complex="10pt" style:font-style-complex="normal"/>
    </style:style>
    <style:style style:name="T180" style:family="text">
      <style:text-properties officeooo:rsid="04be1963"/>
    </style:style>
    <style:style style:name="T181" style:family="text">
      <style:text-properties officeooo:rsid="033d12e4"/>
    </style:style>
    <style:style style:name="T182" style:family="text">
      <style:text-properties officeooo:rsid="0139ac23"/>
    </style:style>
    <style:style style:name="T183" style:family="text">
      <style:text-properties officeooo:rsid="04e1d3de"/>
    </style:style>
    <style:style style:name="T184" style:family="text">
      <style:text-properties officeooo:rsid="04e1fdb2"/>
    </style:style>
    <style:style style:name="T185" style:family="text">
      <style:text-properties officeooo:rsid="04e346ea"/>
    </style:style>
    <style:style style:name="T186" style:family="text">
      <style:text-properties officeooo:rsid="04e4d419"/>
    </style:style>
    <style:style style:name="T187" style:family="text">
      <style:text-properties officeooo:rsid="04e657fa"/>
    </style:style>
    <style:style style:name="T188" style:family="text">
      <style:text-properties officeooo:rsid="04e819dd"/>
    </style:style>
    <style:style style:name="T189" style:family="text">
      <style:text-properties officeooo:rsid="04e88665"/>
    </style:style>
    <style:style style:name="T190" style:family="text">
      <style:text-properties officeooo:rsid="04e9931f"/>
    </style:style>
    <style:style style:name="T191" style:family="text">
      <style:text-properties officeooo:rsid="04eafdff"/>
    </style:style>
    <style:style style:name="T192" style:family="text">
      <style:text-properties officeooo:rsid="04ec3a8f"/>
    </style:style>
    <style:style style:name="T193" style:family="text">
      <style:text-properties officeooo:rsid="04ec8641"/>
    </style:style>
    <style:style style:name="T194" style:family="text">
      <style:text-properties officeooo:rsid="04ed0096"/>
    </style:style>
    <style:style style:name="T195" style:family="text">
      <style:text-properties officeooo:rsid="04eeb6a5"/>
    </style:style>
    <style:style style:name="T196" style:family="text">
      <style:text-properties officeooo:rsid="04efed39"/>
    </style:style>
    <style:style style:name="T197" style:family="text">
      <style:text-properties officeooo:rsid="04f472bf"/>
    </style:style>
    <style:style style:name="T198" style:family="text">
      <style:text-properties officeooo:rsid="04f69aec"/>
    </style:style>
    <style:style style:name="T199" style:family="text">
      <style:text-properties officeooo:rsid="04f8945b"/>
    </style:style>
    <style:style style:name="T200" style:family="text">
      <style:text-properties officeooo:rsid="04fb17cf"/>
    </style:style>
    <style:style style:name="T201" style:family="text">
      <style:text-properties officeooo:rsid="04fc793d"/>
    </style:style>
    <style:style style:name="T202" style:family="text">
      <style:text-properties officeooo:rsid="04fdf823"/>
    </style:style>
    <style:style style:name="T203" style:family="text">
      <style:text-properties officeooo:rsid="04fedafa"/>
    </style:style>
    <style:style style:name="T204" style:family="text">
      <style:text-properties officeooo:rsid="04fef0d8"/>
    </style:style>
    <style:style style:name="T205" style:family="text">
      <style:text-properties officeooo:rsid="04ff76dc"/>
    </style:style>
    <style:style style:name="T206" style:family="text">
      <style:text-properties officeooo:rsid="04ff7afa"/>
    </style:style>
    <style:style style:name="T207" style:family="text">
      <style:text-properties officeooo:rsid="0500a4ea"/>
    </style:style>
    <style:style style:name="T208" style:family="text">
      <style:text-properties officeooo:rsid="050285ee"/>
    </style:style>
    <style:style style:name="T209" style:family="text">
      <style:text-properties officeooo:rsid="0502aadb"/>
    </style:style>
    <style:style style:name="T210" style:family="text">
      <style:text-properties officeooo:rsid="047d772b"/>
    </style:style>
    <style:style style:name="T211" style:family="text">
      <style:text-properties officeooo:rsid="0503e925"/>
    </style:style>
    <style:style style:name="T212" style:family="text">
      <style:text-properties fo:language="en" fo:country="GB" officeooo:rsid="040ac79c"/>
    </style:style>
    <style:style style:name="T213" style:family="text">
      <style:text-properties fo:language="en" fo:country="GB" officeooo:rsid="040dca3f"/>
    </style:style>
    <style:style style:name="T214" style:family="text">
      <style:text-properties fo:language="en" fo:country="GB" fo:font-weight="bold" style:language-asian="zh" style:country-asian="CN" style:font-weight-asian="bold" style:language-complex="hi" style:country-complex="IN" style:font-weight-complex="bold"/>
    </style:style>
    <style:style style:name="T215" style:family="text">
      <style:text-properties fo:language="en" fo:country="GB" fo:font-weight="bold" officeooo:rsid="050900ca" style:language-asian="zh" style:country-asian="CN" style:font-weight-asian="bold" style:language-complex="hi" style:country-complex="IN" style:font-weight-complex="bold"/>
    </style:style>
    <style:style style:name="T216" style:family="text">
      <style:text-properties fo:language="en" fo:country="GB" fo:font-weight="bold" officeooo:rsid="055af115" style:language-asian="zh" style:country-asian="CN" style:font-weight-asian="bold" style:language-complex="hi" style:country-complex="IN" style:font-weight-complex="bold"/>
    </style:style>
    <style:style style:name="T217" style:family="text">
      <style:text-properties fo:language="en" fo:country="GB" officeooo:rsid="055af115"/>
    </style:style>
    <style:style style:name="T218" style:family="text">
      <style:text-properties officeooo:rsid="040ac79c"/>
    </style:style>
    <style:style style:name="T219" style:family="text">
      <style:text-properties fo:language="en" fo:country="US" fo:font-weight="bold" style:language-asian="zh" style:country-asian="CN" style:font-weight-asian="bold" style:language-complex="hi" style:country-complex="IN" style:font-weight-complex="bold"/>
    </style:style>
    <style:style style:name="T220" style:family="text">
      <style:text-properties officeooo:rsid="040ae46b"/>
    </style:style>
    <style:style style:name="T221" style:family="text">
      <style:text-properties officeooo:rsid="040dca3f"/>
    </style:style>
    <style:style style:name="T222" style:family="text">
      <style:text-properties officeooo:rsid="0507049b"/>
    </style:style>
    <style:style style:name="T223" style:family="text">
      <style:text-properties officeooo:rsid="05077e5f"/>
    </style:style>
    <style:style style:name="T224" style:family="text">
      <style:text-properties officeooo:rsid="050900ca"/>
    </style:style>
    <style:style style:name="T225" style:family="text">
      <style:text-properties officeooo:rsid="050a5154"/>
    </style:style>
    <style:style style:name="T226" style:family="text">
      <style:text-properties officeooo:rsid="050ba34f"/>
    </style:style>
    <style:style style:name="T227" style:family="text">
      <style:text-properties officeooo:rsid="050c7f01"/>
    </style:style>
    <style:style style:name="T228" style:family="text">
      <style:text-properties officeooo:rsid="050e85ec"/>
    </style:style>
    <style:style style:name="T229" style:family="text">
      <style:text-properties officeooo:rsid="05107156"/>
    </style:style>
    <style:style style:name="T230" style:family="text">
      <style:text-properties officeooo:rsid="0510773d"/>
    </style:style>
    <style:style style:name="T231" style:family="text">
      <style:text-properties officeooo:rsid="0511a243"/>
    </style:style>
    <style:style style:name="T232" style:family="text">
      <style:text-properties fo:background-color="transparent" loext:char-shading-value="0"/>
    </style:style>
    <style:style style:name="T233" style:family="text">
      <style:text-properties officeooo:rsid="05107156" fo:background-color="transparent" loext:char-shading-value="0"/>
    </style:style>
    <style:style style:name="T234" style:family="text">
      <style:text-properties officeooo:rsid="0564b14e" fo:background-color="transparent" loext:char-shading-value="0"/>
    </style:style>
    <style:style style:name="T235" style:family="text">
      <style:text-properties officeooo:rsid="05137cbc"/>
    </style:style>
    <style:style style:name="T236" style:family="text">
      <style:text-properties officeooo:rsid="0514e96b"/>
    </style:style>
    <style:style style:name="T237" style:family="text">
      <style:text-properties officeooo:rsid="05154e9b"/>
    </style:style>
    <style:style style:name="T238" style:family="text">
      <style:text-properties officeooo:rsid="0516ad12"/>
    </style:style>
    <style:style style:name="T239" style:family="text">
      <style:text-properties officeooo:rsid="051801b0"/>
    </style:style>
    <style:style style:name="T240" style:family="text">
      <style:text-properties officeooo:rsid="0518fa16"/>
    </style:style>
    <style:style style:name="T241" style:family="text">
      <style:text-properties officeooo:rsid="05197dd6"/>
    </style:style>
    <style:style style:name="T242" style:family="text">
      <style:text-properties officeooo:rsid="051b78ae"/>
    </style:style>
    <style:style style:name="T243" style:family="text">
      <style:text-properties officeooo:rsid="051d4fe6"/>
    </style:style>
    <style:style style:name="T244" style:family="text">
      <style:text-properties officeooo:rsid="051dbd37"/>
    </style:style>
    <style:style style:name="T245" style:family="text">
      <style:text-properties officeooo:rsid="051e379b"/>
    </style:style>
    <style:style style:name="T246" style:family="text">
      <style:text-properties officeooo:rsid="051f09e3"/>
    </style:style>
    <style:style style:name="T247" style:family="text">
      <style:text-properties officeooo:rsid="051f6ae2"/>
    </style:style>
    <style:style style:name="T248" style:family="text">
      <style:text-properties officeooo:rsid="0520df0c"/>
    </style:style>
    <style:style style:name="T249" style:family="text">
      <style:text-properties style:font-name="Linux Libertine S.O.Cist.1" style:font-name-asian="Songti SC" style:font-name-complex="Arial Unicode MS"/>
    </style:style>
    <style:style style:name="T250" style:family="text">
      <style:text-properties style:font-name="Linux Libertine S.O.Cist.1" officeooo:rsid="0521e5e9" style:font-name-asian="Songti SC" style:font-name-complex="Arial Unicode MS"/>
    </style:style>
    <style:style style:name="T251" style:family="text">
      <style:text-properties style:font-name="Linux Libertine S.O.Cist.1" fo:language="it" fo:country="IT" fo:font-weight="bold" style:font-name-asian="Songti SC" style:font-weight-asian="bold" style:font-name-complex="Arial Unicode MS" style:font-weight-complex="bold"/>
    </style:style>
    <style:style style:name="T252" style:family="text">
      <style:text-properties officeooo:rsid="05230fc1"/>
    </style:style>
    <style:style style:name="T253" style:family="text">
      <style:text-properties officeooo:rsid="0523e26e"/>
    </style:style>
    <style:style style:name="T254" style:family="text">
      <style:text-properties officeooo:rsid="05243dbd"/>
    </style:style>
    <style:style style:name="T255" style:family="text">
      <style:text-properties officeooo:rsid="05252f29"/>
    </style:style>
    <style:style style:name="T256" style:family="text">
      <style:text-properties fo:language="nl" fo:country="BE" fo:font-weight="bold" style:language-asian="zh" style:country-asian="CN" style:font-weight-asian="bold" style:language-complex="hi" style:country-complex="IN" style:font-weight-complex="bold"/>
    </style:style>
    <style:style style:name="T257" style:family="text">
      <style:text-properties officeooo:rsid="0526115c"/>
    </style:style>
    <style:style style:name="T258" style:family="text">
      <style:text-properties officeooo:rsid="05275e99"/>
    </style:style>
    <style:style style:name="T259" style:family="text">
      <style:text-properties officeooo:rsid="0007b4b3"/>
    </style:style>
    <style:style style:name="T260" style:family="text">
      <style:text-properties officeooo:rsid="052b1b37"/>
    </style:style>
    <style:style style:name="T261" style:family="text">
      <style:text-properties officeooo:rsid="052bbafa"/>
    </style:style>
    <style:style style:name="T262" style:family="text">
      <style:text-properties officeooo:rsid="052ca906"/>
    </style:style>
    <style:style style:name="T263" style:family="text">
      <style:text-properties officeooo:rsid="052da12b"/>
    </style:style>
    <style:style style:name="T264" style:family="text">
      <style:text-properties officeooo:rsid="052f7560"/>
    </style:style>
    <style:style style:name="T265" style:family="text">
      <style:text-properties officeooo:rsid="0530f7d8"/>
    </style:style>
    <style:style style:name="T266" style:family="text">
      <style:text-properties officeooo:rsid="0532505f"/>
    </style:style>
    <style:style style:name="T267" style:family="text">
      <style:text-properties officeooo:rsid="03e1a2c3"/>
    </style:style>
    <style:style style:name="T268" style:family="text">
      <style:text-properties officeooo:rsid="0533be8d"/>
    </style:style>
    <style:style style:name="T269" style:family="text">
      <style:text-properties officeooo:rsid="04d186dd"/>
    </style:style>
    <style:style style:name="T270" style:family="text">
      <style:text-properties officeooo:rsid="0534273f"/>
    </style:style>
    <style:style style:name="T271" style:family="text">
      <style:text-properties officeooo:rsid="05355dab"/>
    </style:style>
    <style:style style:name="T272" style:family="text">
      <style:text-properties officeooo:rsid="010fcfb0"/>
    </style:style>
    <style:style style:name="T273" style:family="text">
      <style:text-properties officeooo:rsid="0539663b"/>
    </style:style>
    <style:style style:name="T274" style:family="text">
      <style:text-properties officeooo:rsid="053f17b9"/>
    </style:style>
    <style:style style:name="T275" style:family="text">
      <style:text-properties officeooo:rsid="054124d5"/>
    </style:style>
    <style:style style:name="T276" style:family="text">
      <style:text-properties officeooo:rsid="05444338"/>
    </style:style>
    <style:style style:name="T277" style:family="text">
      <style:text-properties officeooo:rsid="01f629ce"/>
    </style:style>
    <style:style style:name="T278" style:family="text">
      <style:text-properties officeooo:rsid="054670a0"/>
    </style:style>
    <style:style style:name="T279" style:family="text">
      <style:text-properties officeooo:rsid="04b3a500"/>
    </style:style>
    <style:style style:name="T280" style:family="text">
      <style:text-properties officeooo:rsid="04b3c8ec"/>
    </style:style>
    <style:style style:name="T281" style:family="text">
      <style:text-properties officeooo:rsid="04592b56"/>
    </style:style>
    <style:style style:name="T282" style:family="text">
      <style:text-properties officeooo:rsid="045aa3c8"/>
    </style:style>
    <style:style style:name="T283" style:family="text">
      <style:text-properties officeooo:rsid="054fd426"/>
    </style:style>
    <style:style style:name="T284" style:family="text">
      <style:text-properties fo:font-size="11pt" style:font-size-asian="11pt" style:font-size-complex="11pt"/>
    </style:style>
    <style:style style:name="T285" style:family="text">
      <style:text-properties fo:font-size="11pt" officeooo:rsid="055effb3" style:font-size-asian="11pt" style:font-size-complex="11pt"/>
    </style:style>
    <style:style style:name="T286" style:family="text">
      <style:text-properties fo:font-size="11pt" officeooo:rsid="0560ca89" style:font-size-asian="11pt" style:font-size-complex="11pt"/>
    </style:style>
    <style:style style:name="T287" style:family="text">
      <style:text-properties fo:font-size="11pt" officeooo:rsid="052b1b37" style:font-size-asian="11pt" style:font-size-complex="11pt"/>
    </style:style>
    <style:style style:name="T288" style:family="text">
      <style:text-properties fo:font-size="11pt" officeooo:rsid="052e7467" style:font-size-asian="11pt" style:font-size-complex="11pt"/>
    </style:style>
    <style:style style:name="T289" style:family="text">
      <style:text-properties fo:font-size="11pt" officeooo:rsid="052b6476" style:font-size-asian="11pt" style:font-size-complex="11pt"/>
    </style:style>
    <style:style style:name="T290" style:family="text">
      <style:text-properties fo:font-size="11pt" officeooo:rsid="010fcfb0" style:font-size-asian="11pt" style:font-size-complex="11pt"/>
    </style:style>
    <style:style style:name="T291" style:family="text">
      <style:text-properties fo:font-size="11pt" officeooo:rsid="05383f0c" style:font-size-asian="11pt" style:font-size-complex="11pt"/>
    </style:style>
    <style:style style:name="T292" style:family="text">
      <style:text-properties fo:font-size="11pt" officeooo:rsid="0539663b" style:font-size-asian="11pt" style:font-size-complex="11pt"/>
    </style:style>
    <style:style style:name="T293" style:family="text">
      <style:text-properties fo:font-size="11pt" officeooo:rsid="053bf2c1" style:font-size-asian="11pt" style:font-size-complex="11pt"/>
    </style:style>
    <style:style style:name="T294" style:family="text">
      <style:text-properties fo:font-size="11pt" officeooo:rsid="053d83f5" style:font-size-asian="11pt" style:font-size-complex="11pt"/>
    </style:style>
    <style:style style:name="T295" style:family="text">
      <style:text-properties fo:font-size="11pt" officeooo:rsid="055e9b59" style:font-size-asian="11pt" style:font-size-complex="11pt"/>
    </style:style>
    <style:style style:name="T296" style:family="text">
      <style:text-properties fo:font-size="11pt" officeooo:rsid="0540b062" style:font-size-asian="11pt" style:font-size-complex="11pt"/>
    </style:style>
    <style:style style:name="T297" style:family="text">
      <style:text-properties fo:font-size="11pt" officeooo:rsid="054124d5" style:font-size-asian="11pt" style:font-size-complex="11pt"/>
    </style:style>
    <style:style style:name="T298" style:family="text">
      <style:text-properties fo:font-size="11pt" officeooo:rsid="0542f5cc" style:font-size-asian="11pt" style:font-size-complex="11pt"/>
    </style:style>
    <style:style style:name="T299" style:family="text">
      <style:text-properties fo:font-size="11pt" officeooo:rsid="04fc793d" style:font-size-asian="11pt" style:font-size-complex="11pt"/>
    </style:style>
    <style:style style:name="T300" style:family="text">
      <style:text-properties fo:font-size="11pt" officeooo:rsid="05444338" style:font-size-asian="11pt" style:font-size-complex="11pt"/>
    </style:style>
    <style:style style:name="T301" style:family="text">
      <style:text-properties fo:font-size="11pt" officeooo:rsid="05459dbc" style:font-size-asian="11pt" style:font-size-complex="11pt"/>
    </style:style>
    <style:style style:name="T302" style:family="text">
      <style:text-properties fo:font-size="11pt" officeooo:rsid="0548df40" style:font-size-asian="11pt" style:font-size-complex="11pt"/>
    </style:style>
    <style:style style:name="T303" style:family="text">
      <style:text-properties fo:font-size="11pt" officeooo:rsid="01f629ce" style:font-size-asian="11pt" style:font-size-complex="11pt"/>
    </style:style>
    <style:style style:name="T304" style:family="text">
      <style:text-properties fo:font-size="11pt" officeooo:rsid="05465348" style:font-size-asian="11pt" style:font-size-complex="11pt"/>
    </style:style>
    <style:style style:name="T305" style:family="text">
      <style:text-properties fo:font-size="11pt" officeooo:rsid="054670a0" style:font-size-asian="11pt" style:font-size-complex="11pt"/>
    </style:style>
    <style:style style:name="T306" style:family="text">
      <style:text-properties fo:font-size="11pt" officeooo:rsid="0546a2be" style:font-size-asian="11pt" style:font-size-complex="11pt"/>
    </style:style>
    <style:style style:name="T307" style:family="text">
      <style:text-properties fo:font-size="11pt" officeooo:rsid="054714b0" style:font-size-asian="11pt" style:font-size-complex="11pt"/>
    </style:style>
    <style:style style:name="T308" style:family="text">
      <style:text-properties fo:font-size="11pt" officeooo:rsid="054ace32" style:font-size-asian="11pt" style:font-size-complex="11pt"/>
    </style:style>
    <style:style style:name="T309" style:family="text">
      <style:text-properties fo:font-size="11pt" officeooo:rsid="04b3a500" style:font-size-asian="11pt" style:font-size-complex="11pt"/>
    </style:style>
    <style:style style:name="T310" style:family="text">
      <style:text-properties fo:font-size="11pt" officeooo:rsid="054fd426" style:font-size-asian="11pt" style:font-size-complex="11pt"/>
    </style:style>
    <style:style style:name="T311" style:family="text">
      <style:text-properties fo:font-size="11pt" officeooo:rsid="054c83b6" style:font-size-asian="11pt" style:font-size-complex="11pt"/>
    </style:style>
    <style:style style:name="T312" style:family="text">
      <style:text-properties fo:font-size="11pt" officeooo:rsid="04592b56" style:font-size-asian="11pt" style:font-size-complex="11pt"/>
    </style:style>
    <style:style style:name="T313" style:family="text">
      <style:text-properties fo:font-size="11pt" officeooo:rsid="045aa3c8" style:font-size-asian="11pt" style:font-size-complex="11pt"/>
    </style:style>
    <style:style style:name="T314" style:family="text">
      <style:text-properties fo:font-size="11pt" officeooo:rsid="055166c9" style:font-size-asian="11pt" style:font-size-complex="11pt"/>
    </style:style>
    <style:style style:name="T315" style:family="text">
      <style:text-properties fo:font-size="11pt" officeooo:rsid="05525213" style:font-size-asian="11pt" style:font-size-complex="11pt"/>
    </style:style>
    <style:style style:name="T316" style:family="text">
      <style:text-properties fo:font-size="11pt" officeooo:rsid="05542601" style:font-size-asian="11pt" style:font-size-complex="11pt"/>
    </style:style>
    <style:style style:name="T317" style:family="text">
      <style:text-properties fo:font-size="11pt" officeooo:rsid="055444bc" style:font-size-asian="11pt" style:font-size-complex="11pt"/>
    </style:style>
    <style:style style:name="T318" style:family="text">
      <style:text-properties fo:font-size="11pt" officeooo:rsid="05556529" style:font-size-asian="11pt" style:font-size-complex="11pt"/>
    </style:style>
    <style:style style:name="T319" style:family="text">
      <style:text-properties fo:font-size="11pt" officeooo:rsid="055645b9" style:font-size-asian="11pt" style:font-size-complex="11pt"/>
    </style:style>
    <style:style style:name="T320" style:family="text">
      <style:text-properties fo:font-size="11pt" officeooo:rsid="0558165b" style:font-size-asian="11pt" style:font-size-complex="11pt"/>
    </style:style>
    <style:style style:name="T321" style:family="text">
      <style:text-properties fo:font-size="11pt" officeooo:rsid="0559aad9" style:font-size-asian="11pt" style:font-size-complex="11pt"/>
    </style:style>
    <style:style style:name="T322" style:family="text">
      <style:text-properties fo:font-size="11pt" officeooo:rsid="02abed67" style:font-size-asian="11pt" style:font-size-complex="11pt"/>
    </style:style>
    <style:style style:name="T323" style:family="text">
      <style:text-properties fo:font-size="11pt" officeooo:rsid="055b3b94" style:font-size-asian="11pt" style:font-size-complex="11pt"/>
    </style:style>
    <style:style style:name="T324" style:family="text">
      <style:text-properties fo:font-size="11pt" officeooo:rsid="055bf5ad" style:font-size-asian="11pt" style:font-size-complex="11pt"/>
    </style:style>
    <style:style style:name="T325" style:family="text">
      <style:text-properties fo:font-size="11pt" officeooo:rsid="055c6a96" style:font-size-asian="11pt" style:font-size-complex="11pt"/>
    </style:style>
    <style:style style:name="T326" style:family="text">
      <style:text-properties fo:font-size="11pt" officeooo:rsid="055de907" style:font-size-asian="11pt" style:font-size-complex="11pt"/>
    </style:style>
    <style:style style:name="T327" style:family="text">
      <style:text-properties fo:font-size="11pt" fo:font-weight="bold" style:font-size-asian="11pt" style:font-weight-asian="bold" style:font-size-complex="11pt" style:font-weight-complex="bold"/>
    </style:style>
    <style:style style:name="T328" style:family="text">
      <style:text-properties fo:font-size="11pt" fo:font-weight="bold" officeooo:rsid="055effb3" style:font-size-asian="11pt" style:font-weight-asian="bold" style:font-size-complex="11pt" style:font-weight-complex="bold"/>
    </style:style>
    <style:style style:name="T329" style:family="text">
      <style:text-properties fo:font-size="11pt" fo:font-weight="bold" officeooo:rsid="052b1b37" style:font-size-asian="11pt" style:font-weight-asian="bold" style:font-size-complex="11pt" style:font-weight-complex="bold"/>
    </style:style>
    <style:style style:name="T330" style:family="text">
      <style:text-properties fo:font-size="11pt" fo:font-weight="bold" officeooo:rsid="05383f0c" style:font-size-asian="11pt" style:font-weight-asian="bold" style:font-size-complex="11pt" style:font-weight-complex="bold"/>
    </style:style>
    <style:style style:name="T331" style:family="text">
      <style:text-properties fo:font-size="11pt" fo:font-weight="bold" officeooo:rsid="0542f5cc" style:font-size-asian="11pt" style:font-weight-asian="bold" style:font-size-complex="11pt" style:font-weight-complex="bold"/>
    </style:style>
    <style:style style:name="T332" style:family="text">
      <style:text-properties fo:font-size="11pt" fo:font-weight="bold" officeooo:rsid="05444338" style:font-size-asian="11pt" style:font-weight-asian="bold" style:font-size-complex="11pt" style:font-weight-complex="bold"/>
    </style:style>
    <style:style style:name="T333" style:family="text">
      <style:text-properties fo:font-size="11pt" fo:font-weight="bold" officeooo:rsid="054c83b6" style:font-size-asian="11pt" style:font-weight-asian="bold" style:font-size-complex="11pt" style:font-weight-complex="bold"/>
    </style:style>
    <style:style style:name="T334" style:family="text">
      <style:text-properties fo:font-size="11pt" fo:font-weight="bold" officeooo:rsid="054fd426" style:font-size-asian="11pt" style:font-weight-asian="bold" style:font-size-complex="11pt" style:font-weight-complex="bold"/>
    </style:style>
    <style:style style:name="T335" style:family="text">
      <style:text-properties fo:font-size="11pt" fo:font-weight="bold" officeooo:rsid="055b3b94" style:font-size-asian="11pt" style:font-weight-asian="bold" style:font-size-complex="11pt" style:font-weight-complex="bold"/>
    </style:style>
    <style:style style:name="T336" style:family="text">
      <style:text-properties fo:font-size="11pt" fo:font-weight="bold" officeooo:rsid="055bf5ad" style:font-size-asian="11pt" style:font-weight-asian="bold" style:font-size-complex="11pt" style:font-weight-complex="bold"/>
    </style:style>
    <style:style style:name="T337" style:family="text">
      <style:text-properties fo:font-size="11pt" fo:font-weight="normal" officeooo:rsid="055effb3" style:font-size-asian="11pt" style:font-weight-asian="normal" style:font-size-complex="11pt" style:font-weight-complex="normal"/>
    </style:style>
    <style:style style:name="T338" style:family="text">
      <style:text-properties fo:font-size="11pt" fo:font-weight="normal" officeooo:rsid="05383f0c" style:font-size-asian="11pt" style:font-weight-asian="normal" style:font-size-complex="11pt" style:font-weight-complex="normal"/>
    </style:style>
    <style:style style:name="T339" style:family="text">
      <style:text-properties fo:font-size="11pt" fo:font-weight="normal" officeooo:rsid="05444338" style:font-size-asian="11pt" style:font-weight-asian="normal" style:font-size-complex="11pt" style:font-weight-complex="normal"/>
    </style:style>
    <style:style style:name="T340" style:family="text">
      <style:text-properties fo:font-size="11pt" fo:font-weight="normal" officeooo:rsid="054670a0" style:font-size-asian="11pt" style:font-weight-asian="normal" style:font-size-complex="11pt" style:font-weight-complex="normal"/>
    </style:style>
    <style:style style:name="T341" style:family="text">
      <style:text-properties fo:font-size="11pt" fo:font-weight="normal" officeooo:rsid="055b3b94" style:font-size-asian="11pt" style:font-weight-asian="normal" style:font-size-complex="11pt" style:font-weight-complex="normal"/>
    </style:style>
    <style:style style:name="T342" style:family="text">
      <style:text-properties fo:font-size="11pt" fo:language="fr" fo:country="FR" style:font-size-asian="11pt" style:font-size-complex="11pt"/>
    </style:style>
    <style:style style:name="T343" style:family="text">
      <style:text-properties fo:font-size="11pt" fo:language="fr" fo:country="FR" officeooo:rsid="010fcfb0" style:font-size-asian="11pt" style:font-size-complex="11pt"/>
    </style:style>
    <style:style style:name="T344" style:family="text">
      <style:text-properties fo:font-size="11pt" fo:language="fr" fo:country="FR" officeooo:rsid="054ace32" style:font-size-asian="11pt" style:font-size-complex="11pt"/>
    </style:style>
    <style:style style:name="T345" style:family="text">
      <style:text-properties fo:font-size="11pt" fo:language="fr" fo:country="FR" officeooo:rsid="04b3a500" style:font-size-asian="11pt" style:font-size-complex="11pt"/>
    </style:style>
    <style:style style:name="T346" style:family="text">
      <style:text-properties fo:font-size="11pt" fo:language="fr" fo:country="FR" officeooo:rsid="04592b56" style:font-size-asian="11pt" style:font-size-complex="11pt"/>
    </style:style>
    <style:style style:name="T347" style:family="text">
      <style:text-properties fo:font-size="11pt" fo:language="fr" fo:country="FR" officeooo:rsid="05542601" style:font-size-asian="11pt" style:font-size-complex="11pt"/>
    </style:style>
    <style:style style:name="T348" style:family="text">
      <style:text-properties fo:font-size="11pt" fo:language="fr" fo:country="FR" fo:font-style="italic" officeooo:rsid="01f629ce" style:font-size-asian="11pt" style:font-style-asian="italic" style:font-size-complex="11pt" style:font-style-complex="italic"/>
    </style:style>
    <style:style style:name="T349"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50" style:family="text">
      <style:text-properties fo:font-size="11pt" fo:language="fr" fo:country="FR" fo:font-weight="bold" style:font-size-asian="11pt" style:font-weight-asian="bold" style:font-size-complex="11pt" style:font-weight-complex="bold"/>
    </style:style>
    <style:style style:name="T351" style:family="text">
      <style:text-properties fo:font-size="11pt" fo:language="fr" fo:country="FR" fo:font-weight="bold" officeooo:rsid="054fd426" style:font-size-asian="11pt" style:font-weight-asian="bold" style:font-size-complex="11pt" style:font-weight-complex="bold"/>
    </style:style>
    <style:style style:name="T352" style:family="text">
      <style:text-properties fo:font-size="11pt" fo:language="en" fo:country="US" officeooo:rsid="010fcfb0" style:font-size-asian="11pt" style:font-size-complex="11pt"/>
    </style:style>
    <style:style style:name="T353" style:family="text">
      <style:text-properties fo:font-size="11pt" fo:language="pt" fo:country="PT" style:font-size-asian="11pt" style:font-size-complex="11pt"/>
    </style:style>
    <style:style style:name="T354" style:family="text">
      <style:text-properties fo:font-size="11pt" fo:language="pt" fo:country="PT" officeooo:rsid="0558165b" style:font-size-asian="11pt" style:font-size-complex="11pt"/>
    </style:style>
    <style:style style:name="T355" style:family="text">
      <style:text-properties fo:font-size="11pt" fo:language="pt" fo:country="PT" officeooo:rsid="055645b9" style:font-size-asian="11pt" style:font-size-complex="11pt"/>
    </style:style>
    <style:style style:name="T356" style:family="text">
      <style:text-properties officeooo:rsid="055e9b59"/>
    </style:style>
    <style:style style:name="T357" style:family="text">
      <style:text-properties fo:language="pt" fo:country="PT" fo:font-weight="bold" style:font-weight-asian="bold" style:font-weight-complex="bold"/>
    </style:style>
    <style:style style:name="T358" style:family="text">
      <style:text-properties officeooo:rsid="0558165b"/>
    </style:style>
    <style:style style:name="T359" style:family="text">
      <style:text-properties officeooo:rsid="02abed67"/>
    </style:style>
    <style:style style:name="T360" style:family="text">
      <style:text-properties officeooo:rsid="055bf5ad"/>
    </style:style>
    <style:style style:name="T361" style:family="text">
      <style:text-properties officeooo:rsid="05597487"/>
    </style:style>
    <style:style style:name="T362" style:family="text">
      <style:text-properties officeooo:rsid="055af115"/>
    </style:style>
    <style:style style:name="T363" style:family="text">
      <style:text-properties officeooo:rsid="055cab43"/>
    </style:style>
    <style:style style:name="T364" style:family="text">
      <style:text-properties officeooo:rsid="055e7e8c"/>
    </style:style>
    <style:style style:name="T365" style:family="text">
      <style:text-properties officeooo:rsid="055f1be2"/>
    </style:style>
    <style:style style:name="T366" style:family="text">
      <style:text-properties officeooo:rsid="0560971f"/>
    </style:style>
    <style:style style:name="T367" style:family="text">
      <style:text-properties officeooo:rsid="0562d777"/>
    </style:style>
    <style:style style:name="T368" style:family="text">
      <style:text-properties officeooo:rsid="0563973c"/>
    </style:style>
    <style:style style:name="T369" style:family="text">
      <style:text-properties officeooo:rsid="0563d80f"/>
    </style:style>
    <style:style style:name="T370" style:family="text">
      <style:text-properties officeooo:rsid="0564b14e"/>
    </style:style>
    <style:style style:name="T371" style:family="text">
      <style:text-properties officeooo:rsid="056512f3"/>
    </style:style>
    <style:style style:name="T372" style:family="text">
      <style:text-properties officeooo:rsid="056668ce"/>
    </style:style>
    <style:style style:name="T373" style:family="text">
      <style:text-properties officeooo:rsid="056739b1"/>
    </style:style>
    <style:style style:name="T374" style:family="text">
      <style:text-properties officeooo:rsid="0568bb8b"/>
    </style:style>
    <style:style style:name="T375" style:family="text">
      <style:text-properties officeooo:rsid="05690812"/>
    </style:style>
    <style:style style:name="T376" style:family="text">
      <style:text-properties officeooo:rsid="05693f42"/>
    </style:style>
    <style:style style:name="T377" style:family="text">
      <style:text-properties officeooo:rsid="0569862e"/>
    </style:style>
    <style:style style:name="T378" style:family="text">
      <style:text-properties officeooo:rsid="056b5cab"/>
    </style:style>
    <style:style style:name="T379" style:family="text">
      <style:text-properties officeooo:rsid="056d079c"/>
    </style:style>
    <style:style style:name="T380" style:family="text">
      <style:text-properties fo:language="hsb" fo:country="DE" fo:font-weight="bold" officeooo:rsid="056d079c" style:font-weight-asian="bold" style:font-weight-complex="bold"/>
    </style:style>
    <style:style style:name="T381" style:family="text">
      <style:text-properties officeooo:rsid="056e5ac9"/>
    </style:style>
    <style:style style:name="T382" style:family="text">
      <style:text-properties officeooo:rsid="056ff348"/>
    </style:style>
    <style:style style:name="T383" style:family="text">
      <style:text-properties officeooo:rsid="05708b41"/>
    </style:style>
    <style:style style:name="T384" style:family="text">
      <style:text-properties officeooo:rsid="057190be"/>
    </style:style>
    <style:style style:name="T385" style:family="text">
      <style:text-properties officeooo:rsid="05731aaf"/>
    </style:style>
    <style:style style:name="T386" style:family="text">
      <style:text-properties officeooo:rsid="05743e2d"/>
    </style:style>
    <style:style style:name="T387" style:family="text">
      <style:text-properties officeooo:rsid="0575fa0a"/>
    </style:style>
    <style:style style:name="T388" style:family="text">
      <style:text-properties officeooo:rsid="05767e08"/>
    </style:style>
    <style:style style:name="T389" style:family="text">
      <style:text-properties officeooo:rsid="05783951"/>
    </style:style>
    <style:style style:name="T390" style:family="text">
      <style:text-properties officeooo:rsid="0578f760"/>
    </style:style>
    <style:style style:name="T391" style:family="text">
      <style:text-properties officeooo:rsid="0579c90d"/>
    </style:style>
    <style:style style:name="T392" style:family="text">
      <style:text-properties officeooo:rsid="0579e94b"/>
    </style:style>
    <style:style style:name="T393" style:family="text">
      <style:text-properties officeooo:rsid="057a827f"/>
    </style:style>
    <style:style style:name="T394" style:family="text">
      <style:text-properties officeooo:rsid="057b4288"/>
    </style:style>
    <style:style style:name="T395" style:family="text">
      <style:text-properties officeooo:rsid="057c3afc"/>
    </style:style>
    <style:style style:name="T396" style:family="text">
      <style:text-properties officeooo:rsid="0273882e"/>
    </style:style>
    <style:style style:name="T397" style:family="text">
      <style:text-properties officeooo:rsid="057d0d1e"/>
    </style:style>
    <style:style style:name="T398" style:family="text">
      <style:text-properties officeooo:rsid="057eed3c"/>
    </style:style>
    <style:style style:name="T399" style:family="text">
      <style:text-properties officeooo:rsid="057f70c3"/>
    </style:style>
    <style:style style:name="T400" style:family="text">
      <style:text-properties officeooo:rsid="0580fd49"/>
    </style:style>
    <style:style style:name="T401" style:family="text">
      <style:text-properties officeooo:rsid="0581e4b7"/>
    </style:style>
    <style:style style:name="T402" style:family="text">
      <style:text-properties officeooo:rsid="0582c1d3"/>
    </style:style>
    <style:style style:name="T403" style:family="text">
      <style:text-properties fo:language="it" fo:country="IT" fo:font-weight="bold" style:language-asian="zh" style:country-asian="CN" style:font-weight-asian="bold" style:language-complex="hi" style:country-complex="IN" style:font-weight-complex="bold"/>
    </style:style>
    <style:style style:name="T404" style:family="text">
      <style:text-properties officeooo:rsid="058329fb"/>
    </style:style>
    <style:style style:name="T405" style:family="text">
      <style:text-properties officeooo:rsid="05850f59"/>
    </style:style>
    <style:style style:name="T406" style:family="text">
      <style:text-properties officeooo:rsid="058511d8"/>
    </style:style>
    <style:style style:name="T407" style:family="text">
      <style:text-properties officeooo:rsid="058611be"/>
    </style:style>
    <style:style style:name="T408" style:family="text">
      <style:text-properties officeooo:rsid="00f599ff"/>
    </style:style>
    <style:style style:name="T409" style:family="text">
      <style:text-properties officeooo:rsid="05896feb"/>
    </style:style>
    <style:style style:name="T410" style:family="text">
      <style:text-properties officeooo:rsid="058aebd7"/>
    </style:style>
    <style:style style:name="T411" style:family="text">
      <style:text-properties officeooo:rsid="058c482f"/>
    </style:style>
    <style:style style:name="T412" style:family="text">
      <style:text-properties officeooo:rsid="058d73e7"/>
    </style:style>
    <style:style style:name="T413" style:family="text">
      <style:text-properties officeooo:rsid="0330daa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83">OC</text:span><text:span text:style-name="T139">T</text:span><text:span text:style-name="T183">O</text:span><text:span text:style-name="T139">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184">jna</text:span>.</text:p>
      <text:p text:style-name="P31"><text:span text:style-name="T186">V brabantském </text:span><text:span text:style-name="T180">klášteř</text:span><text:span text:style-name="T186">e</text:span><text:span text:style-name="T180"> </text:span><text:span text:style-name="T181">Vill</text:span><text:span text:style-name="T182">e</text:span><text:span text:style-name="T181">r</text:span><text:span text:style-name="T182">s</text:span><text:span text:style-name="T182"><text:note text:id="ftn1" text:note-class="footnote"><text:note-citation>1</text:note-citation><text:note-body><text:p text:style-name="P53"><text:span text:style-name="Menologium_20_-_20_commentarium"><text:span text:style-name="T78">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58">á</text:span></text:span><text:span text:style-name="Menologium_20_-_20_commentarium"><text:span text:style-name="T51">ck</text:span></text:span><text:span text:style-name="Menologium_20_-_20_commentarium"><text:span text:style-name="T58">ý</text:span></text:span><text:span text:style-name="Menologium_20_-_20_commentarium"><text:span text:style-name="T51"> kl</text:span></text:span><text:span text:style-name="Menologium_20_-_20_commentarium"><text:span text:style-name="T58">áš</text:span></text:span><text:span text:style-name="Menologium_20_-_20_commentarium"><text:span text:style-name="T51">ter v belgick</text:span></text:span><text:span text:style-name="Menologium_20_-_20_commentarium"><text:span text:style-name="T58">é</text:span></text:span><text:span text:style-name="Menologium_20_-_20_commentarium"><text:span text:style-name="T51">m m</text:span></text:span><text:span text:style-name="Menologium_20_-_20_commentarium"><text:span text:style-name="T58">ě</text:span></text:span><text:span text:style-name="Menologium_20_-_20_commentarium"><text:span text:style-name="T51">ste</text:span></text:span><text:span text:style-name="Menologium_20_-_20_commentarium"><text:span text:style-name="T58">č</text:span></text:span><text:span text:style-name="Menologium_20_-_20_commentarium"><text:span text:style-name="T51">ku </text:span></text:span><text:span text:style-name="Menologium_20_-_20_commentarium"><text:span text:style-name="T67">Villers-la-Ville</text:span></text:span><text:span text:style-name="Menologium_20_-_20_commentarium"><text:span text:style-name="T51"> pobl</text:span></text:span><text:span text:style-name="Menologium_20_-_20_commentarium"><text:span text:style-name="T58">íž</text:span></text:span><text:span text:style-name="Menologium_20_-_20_commentarium"><text:span text:style-name="T51"> belgick</text:span></text:span><text:span text:style-name="Menologium_20_-_20_commentarium"><text:span text:style-name="T58">é</text:span></text:span><text:span text:style-name="Menologium_20_-_20_commentarium"><text:span text:style-name="T51">ho Bruselu. Zalo</text:span></text:span><text:span text:style-name="Menologium_20_-_20_commentarium"><text:span text:style-name="T58">ž</text:span></text:span><text:span text:style-name="Menologium_20_-_20_commentarium"><text:span text:style-name="T51">en 1146 z Clairvaux, zru</text:span></text:span><text:span text:style-name="Menologium_20_-_20_commentarium"><text:span text:style-name="T58">š</text:span></text:span><text:span text:style-name="Menologium_20_-_20_commentarium"><text:span text:style-name="T51">en 1796 b</text:span></text:span><text:span text:style-name="Menologium_20_-_20_commentarium"><text:span text:style-name="T58">ěhem Francouzské revoluce</text:span></text:span><text:span text:style-name="Menologium_20_-_20_commentarium"><text:span text:style-name="T51">. </text:span></text:span><text:span text:style-name="Menologium_20_-_20_commentarium"><text:span text:style-name="T95">(červen, pozn. </text:span></text:span><text:span text:style-name="Menologium_20_-_20_commentarium"><text:span text:style-name="T97">7</text:span></text:span><text:span text:style-name="Menologium_20_-_20_commentarium"><text:span text:style-name="T96">9</text:span></text:span><text:span text:style-name="Menologium_20_-_20_commentarium"><text:span text:style-name="T95">)</text:span></text:span></text:p></text:note-body></text:note></text:span><text:span text:style-name="T182"> </text:span><text:span text:style-name="T42">[</text:span><text:span text:style-name="Menologium_20_-_20_pronuntiatio"><text:span text:style-name="T53">vi</text:span></text:span><text:span text:style-name="Menologium_20_-_20_pronuntiatio"><text:span text:style-name="T54">j</text:span></text:span><text:span text:style-name="Menologium_20_-_20_pronuntiatio"><text:span text:style-name="T53">é</text:span></text:span><text:span text:style-name="T42">]</text:span>, <text:span text:style-name="T186">připomínka mladého mnicha </text:span><text:span text:style-name="T20">O</text:span><text:span text:style-name="T19">l</text:span><text:span text:style-name="T20">dř</text:span><text:span text:style-name="T19">ic</text:span><text:span text:style-name="T20">ha</text:span>, <text:span text:style-name="T186">jenž pocházel z Kolína nad Rýnem</text:span>, <text:span text:style-name="T186">a ozdoben byl andělskou tváří </text:span><text:span text:style-name="T195">i</text:span><text:span text:style-name="T186"> dobrými skutky</text:span>. Cæsarius <text:span text:style-name="T186">z </text:span>Heisterbac<text:span text:style-name="T186">hu vypráví, že jedna zbožná </text:span><text:span text:style-name="T87">inclusa</text:span>,<text:note text:id="ftn2" text:note-class="footnote"><text:note-citation>2</text:note-citation><text:note-body><text:p text:style-name="Footnote"><text:span text:style-name="Menologium_20_-_20_commentarium"><text:span text:style-name="T66">inclusa</text:span></text:span><text:span text:style-name="T186">: </text:span>ž<text:span text:style-name="T186">ena, jež si zvolila žít zazděná ve své cele</text:span></text:p></text:note-body></text:note> <text:span text:style-name="T187">když Oldřich ve svém úřadě grangariáře ve městě Namur dva týdny před svou smrtí sloužil Mši</text:span>, <text:span text:style-name="T187">uzřela ohnivou kouli nad jeho hlavou</text:span>. <text:span text:style-name="T187">Když však onemocněl a byl v posledním tažení</text:span>, ř<text:span text:style-name="T187">ekl bratřím</text:span>: «<text:span text:style-name="T187">Zítra kvůli mně budete mít svátek, a sice dvě Mše</text:span>», <text:span text:style-name="T187">a tímto způsobem předpověděl hodinu své smrti</text:span>. <text:span text:style-name="T187">A tak se i stalo</text:span>. <text:span text:style-name="T187">Neboť na druhý den, když byla po Primě odsloužena konventní Mše</text:span>, <text:span text:style-name="T187">svou panickou duši vypustil</text:span>; <text:span text:style-name="T187">a protože v tu dobu nebylo zvykem odkládat pohřeb na druhý den</text:span>, <text:span text:style-name="T195">hned </text:span>po Ter<text:span text:style-name="T187">c</text:span>i<text:span text:style-name="T187">i se za něj slavnostně sloužila další konventní Mše</text:span>, <text:span text:style-name="T187">a on byl odevzdán zemi</text:span>. (Hag., n. 407).</text:p>
      <text:p text:style-name="P32"><text:span text:style-name="T188">V </text:span><text:span text:style-name="T41">klášteř</text:span><text:span text:style-name="T43">e</text:span><text:span text:style-name="T41"> Panny Marie v Aiguebelle</text:span><text:span text:style-name="T41"><text:note text:id="ftn3" text:note-class="footnote"><text:note-citation>3</text:note-citation><text:note-body><text:p text:style-name="P54"><text:span text:style-name="T79">M</text:span><text:span text:style-name="T78">onasterium B. M. de Aquabella</text:span>, <text:span text:style-name="T3">Abbaye Notre-Dame d'Aiguebelle</text:span> <text:span text:style-name="T178">je trapistick</text:span><text:span text:style-name="T69">ý klášter, založený 1137 z Morimondu jako cisterciácký, zrušený 1791, obnovený v roce 1815 trapisty přicházejícími z La Valsainte. </text:span><text:span text:style-name="T70">Zajímavostí je chodba pro konvrše, kterou chodili z dormitáře na místo své práce, aniž by rušili chórové mnichy. </text:span><text:span text:style-name="Menologium_20_-_20_commentarium"><text:span text:style-name="T106">(červen, pozn. </text:span></text:span><text:span text:style-name="Menologium_20_-_20_commentarium"><text:span text:style-name="T107">9</text:span></text:span><text:span text:style-name="Menologium_20_-_20_commentarium"><text:span text:style-name="T108">2</text:span></text:span><text:span text:style-name="Menologium_20_-_20_commentarium"><text:span text:style-name="T106">)</text:span></text:span></text:p></text:note-body></text:note></text:span><text:span text:style-name="T41"> [</text:span><text:span text:style-name="Menologium_20_-_20_pronuntiatio"><text:span text:style-name="T55">égebel</text:span></text:span><text:span text:style-name="T41">],</text:span> d<text:span text:style-name="T188">n</text:span>e 8. <text:span text:style-name="T188">tohoto měsíce roku </text:span>1824 <text:span text:style-name="T188">zesnul zbožný Otec </text:span><text:span text:style-name="T19">Alo</text:span><text:span text:style-name="T21">i</text:span><text:span text:style-name="T19">s Bailly </text:span><text:span text:style-name="T117">[</text:span><text:span text:style-name="Menologium_20_-_20_pronuntiatio"><text:span text:style-name="T117">beji</text:span></text:span><text:span text:style-name="T117">]</text:span><text:span text:style-name="T116">. </text:span><text:span text:style-name="T118">Po několik let žil spolu s poustevníky na Mont Valérien [</text:span><text:span text:style-name="Menologium_20_-_20_pronuntiatio"><text:span text:style-name="T118">mõn valériãn</text:span></text:span><text:span text:style-name="T118">] poblíž Paříže</text:span>, <text:span text:style-name="T189">když ve víru neklidných časů i událostí byl nucen opustit svou vlast a přišel do kláštera </text:span><text:span text:style-name="T44">La Valsainte</text:span><text:span text:style-name="T44"><text:note text:id="ftn4" text:note-class="footnote"><text:note-citation>4</text:note-citation><text:note-body><text:p text:style-name="P52"><text:span text:style-name="Menologium_20_-_20_commentarium"><text:span text:style-name="T88">Vallis Sancta</text:span></text:span><text:span text:style-name="Menologium_20_-_20_commentarium"><text:span text:style-name="T89">, </text:span></text:span><text:span text:style-name="Menologium_20_-_20_commentarium"><text:span text:style-name="T10">La Valsainte</text:span></text:span><text:span text:style-name="Menologium_20_-_20_commentarium"><text:span text:style-name="T141">, </text:span></text:span><text:span text:style-name="Menologium_20_-_20_commentarium"><text:span text:style-name="T142">je k</text:span></text:span><text:span text:style-name="Menologium_20_-_20_commentarium"><text:span text:style-name="T141">artouza v distriktu Gruyère (</text:span></text:span><text:span text:style-name="Menologium_20_-_20_commentarium"><text:span text:style-name="T60">Š</text:span></text:span><text:span text:style-name="Menologium_20_-_20_commentarium"><text:span text:style-name="T75">v</text:span></text:span><text:span text:style-name="Menologium_20_-_20_commentarium"><text:span text:style-name="T60">ý</text:span></text:span><text:span text:style-name="Menologium_20_-_20_commentarium"><text:span text:style-name="T75">carsko), zalo</text:span></text:span><text:span text:style-name="Menologium_20_-_20_commentarium"><text:span text:style-name="T60">ž</text:span></text:span><text:span text:style-name="Menologium_20_-_20_commentarium"><text:span text:style-name="T75">en</text:span></text:span><text:span text:style-name="Menologium_20_-_20_commentarium"><text:span text:style-name="T60">á</text:span></text:span><text:span text:style-name="Menologium_20_-_20_commentarium"><text:span text:style-name="T75"> </text:span></text:span><text:span text:style-name="Menologium_20_-_20_commentarium"><text:span text:style-name="T60">1295, zrušená 1778, v roce 1791 </text:span></text:span><text:span text:style-name="Menologium_20_-_20_commentarium"><text:span text:style-name="T61">pak </text:span></text:span><text:span text:style-name="Menologium_20_-_20_commentarium"><text:span text:style-name="T60">sloužila jako útočiště trapistům, kteří byli vyhnáni z </text:span></text:span><text:span text:style-name="Menologium_20_-_20_commentarium"><text:span text:style-name="T58">La Trappe</text:span></text:span><text:span text:style-name="Menologium_20_-_20_commentarium"><text:span text:style-name="T60">, ti ovšem museli v roce 1798 </text:span></text:span><text:span text:style-name="Menologium_20_-_20_commentarium"><text:span text:style-name="T61">opět </text:span></text:span><text:span text:style-name="Menologium_20_-_20_commentarium"><text:span text:style-name="T60">odejít, pak se několikrát vrátili a byli vyhnáni, </text:span></text:span><text:span text:style-name="Menologium_20_-_20_commentarium"><text:span text:style-name="T61">až</text:span></text:span><text:span text:style-name="Menologium_20_-_20_commentarium"><text:span text:style-name="T60"> se sem nakonec v roce 1863 opět vrátili kartusiáni, a žijí zde dodnes. </text:span></text:span><text:span text:style-name="Menologium_20_-_20_commentarium"><text:span text:style-name="T95">(červen, pozn. 44)</text:span></text:span></text:p></text:note-body></text:note></text:span><text:span text:style-name="T44"> </text:span><text:span text:style-name="T48">[</text:span><text:span text:style-name="Menologium_20_-_20_pronuntiatio"><text:span text:style-name="T56">la valsént</text:span></text:span><text:span text:style-name="T48">]</text:span>. <text:span text:style-name="T190">Poté na převelice obtížných cestách díky své odhodlanosti a vynalézavosti na sebe obrátil </text:span><text:span text:style-name="T195">oči</text:span><text:span text:style-name="T190"> i duše bratří i Představených</text:span>. <text:span text:style-name="T190">Když byl kláš</text:span><text:span text:style-name="T191">t</text:span><text:span text:style-name="T190">er </text:span><text:span text:style-name="T44">La Valsainte </text:span><text:span text:style-name="T48">[</text:span><text:span text:style-name="Menologium_20_-_20_pronuntiatio"><text:span text:style-name="T56">la valsént</text:span></text:span><text:span text:style-name="T48">]</text:span><text:span text:style-name="T190"> v roce </text:span>1811 <text:span text:style-name="T190">zrušen</text:span>, <text:span text:style-name="T190">ve městě Nancy spolu se dvěma společníky </text:span><text:span text:style-name="T191">spravoval</text:span><text:span text:style-name="T190"> malou svatyni Nejblahoslavenější Panny Marie</text:span>, <text:span text:style-name="T190">a řeholní život tam vedl více než by se zdálo možné</text:span>. <text:span text:style-name="T191">Když pak Dom Štěpán Malmy znovu zakládal klášter </text:span><text:span text:style-name="T41">Aiguebelle </text:span><text:soft-page-break/><text:span text:style-name="T41">[</text:span><text:span text:style-name="Menologium_20_-_20_pronuntiatio"><text:span text:style-name="T55">égebel</text:span></text:span><text:span text:style-name="T41">], </text:span><text:span text:style-name="T45">spolu s několika konvrši si jej vzal s sebou</text:span>. <text:span text:style-name="T191">Když pak došli do města Valence [</text:span><text:span text:style-name="Menologium_20_-_20_pronuntiatio"><text:span text:style-name="T191">val</text:span></text:span><text:span text:style-name="Menologium_20_-_20_pronuntiatio"><text:span text:style-name="T118">ã</text:span></text:span><text:span text:style-name="Menologium_20_-_20_pronuntiatio"><text:span text:style-name="T191">ns</text:span></text:span><text:span text:style-name="T191">]</text:span>, <text:span text:style-name="T191">otec</text:span> Alo<text:span text:style-name="T191">i</text:span>s <text:span text:style-name="T191">netrpělivý tím zdržením pospíchal do kláštera</text:span>, <text:span text:style-name="T191">překročil práh, padl na kolena, políbil zemi a modlil se k Bohu</text:span>, <text:span text:style-name="T191">aby zde již v pokoji mohl dožít své dny</text:span>. <text:span text:style-name="T191">Jeho Představeným se v tu dobu zdálo vhodné nechat jej vysvětit na Kněze</text:span>. <text:span text:style-name="T191">Nikdy nesvolil k tomu, aby pro svou nemoc slevil něco z přísnosti Řehole</text:span>, <text:span text:style-name="T191">dokud jednoho dne jeho tělo nepodlehlo </text:span><text:span text:style-name="T195">těžkosti</text:span><text:span text:style-name="T191"> tohoto břemena</text:span>. <text:span text:style-name="T191">Když umíral, jasným hlasem zazpíval ve slavnostní versi šestého modu žalm </text:span>«<text:span text:style-name="T191">Zaradoval jsem se, když mi řekli: </text:span><text:span text:style-name="T167">Do domu Hospodinova půjdeme</text:span>». <text:span text:style-name="T191">A když dokončil slova</text:span>: «ať vládne mír v tvých hradbách, <text:span text:style-name="T192">hojnost </text:span>v tvých palácích», <text:span text:style-name="T192">jako by celou svou životní touhu vyzpíval a </text:span><text:span text:style-name="T195">poté</text:span><text:span text:style-name="T192"> vypustil duši</text:span>. (Hag.. n. 676).</text:p>
      <text:p text:style-name="P30"/>
      <text:p text:style-name="P28"><text:span text:style-name="T193">V měsíci říjnu </text:span>1275, <text:span text:style-name="T193">posvěcení kostela Panny Marie v Magerau</text:span><text:span text:style-name="T193"><text:note text:id="ftn5" text:note-class="footnote"><text:note-citation>5</text:note-citation><text:note-body><text:p text:style-name="P55"><text:span text:style-name="Menologium_20_-_20_commentarium"><text:span text:style-name="T78">Macraugia</text:span></text:span><text:span text:style-name="Menologium_20_-_20_commentarium"> (</text:span><text:span text:style-name="Menologium_20_-_20_commentarium"><text:span text:style-name="T133">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133">n</text:span></text:span><text:span text:style-name="Menologium_20_-_20_commentarium"><text:span text:style-name="T63">ěmecky</text:span></text:span><text:span text:style-name="Menologium_20_-_20_commentarium"> </text:span><text:span text:style-name="Menologium_20_-_20_commentarium"><text:span text:style-name="T90">Abtei Magerau</text:span></text:span><text:span text:style-name="Menologium_20_-_20_commentarium">) je kl</text:span><text:span text:style-name="Menologium_20_-_20_commentarium"><text:span text:style-name="T58">áš</text:span></text:span><text:span text:style-name="Menologium_20_-_20_commentarium"><text:span text:style-name="T51">ter cistercia</text:span></text:span><text:span text:style-name="Menologium_20_-_20_commentarium"><text:span text:style-name="T58">č</text:span></text:span><text:span text:style-name="Menologium_20_-_20_commentarium"><text:span text:style-name="T51">ek ve </text:span></text:span><text:span text:style-name="Menologium_20_-_20_commentarium"><text:span text:style-name="T58">š</text:span></text:span><text:span text:style-name="Menologium_20_-_20_commentarium"><text:span text:style-name="T51">v</text:span></text:span><text:span text:style-name="Menologium_20_-_20_commentarium"><text:span text:style-name="T58">ý</text:span></text:span><text:span text:style-name="Menologium_20_-_20_commentarium"><text:span text:style-name="T51">carsk</text:span></text:span><text:span text:style-name="Menologium_20_-_20_commentarium"><text:span text:style-name="T58">é</text:span></text:span><text:span text:style-name="Menologium_20_-_20_commentarium"><text:span text:style-name="T51">m Fribourgu, zalo</text:span></text:span><text:span text:style-name="Menologium_20_-_20_commentarium"><text:span text:style-name="T58">ž</text:span></text:span><text:span text:style-name="Menologium_20_-_20_commentarium"><text:span text:style-name="T51">en</text:span></text:span><text:span text:style-name="Menologium_20_-_20_commentarium"><text:span text:style-name="T58">ý</text:span></text:span><text:span text:style-name="Menologium_20_-_20_commentarium"><text:span text:style-name="T51"> v roce 1255 </text:span></text:span><text:span text:style-name="Menologium_20_-_20_commentarium"><text:span text:style-name="T52">z</text:span></text:span><text:span text:style-name="Menologium_20_-_20_commentarium"><text:span text:style-name="T59"> </text:span></text:span><text:span text:style-name="Menologium_20_-_20_commentarium"><text:span text:style-name="T52">Hauterive, zru</text:span></text:span><text:span text:style-name="Menologium_20_-_20_commentarium"><text:span text:style-name="T59">š</text:span></text:span><text:span text:style-name="Menologium_20_-_20_commentarium"><text:span text:style-name="T52">en</text:span></text:span><text:span text:style-name="Menologium_20_-_20_commentarium"><text:span text:style-name="T59">ý</text:span></text:span><text:span text:style-name="Menologium_20_-_20_commentarium"><text:span text:style-name="T52"> v roce 1848, obnoven</text:span></text:span><text:span text:style-name="Menologium_20_-_20_commentarium"><text:span text:style-name="T59">ý</text:span></text:span><text:span text:style-name="Menologium_20_-_20_commentarium"><text:span text:style-name="T52"> v roce 1939. </text:span></text:span><text:span text:style-name="Menologium_20_-_20_commentarium"><text:span text:style-name="T95">(červen, pozn. 4</text:span></text:span><text:span text:style-name="Menologium_20_-_20_commentarium"><text:span text:style-name="T96">9</text:span></text:span><text:span text:style-name="Menologium_20_-_20_commentarium"><text:span text:style-name="T95">)</text:span></text:span></text:p></text:note-body></text:note></text:span><text:span text:style-name="T193"> ve Švýcarsku</text:span>, <text:span text:style-name="T193">jehož svátek se slaví první Neděli tohoto měsíce</text:span>.</text:p>
      <text:p text:style-name="P28"><text:span text:style-name="T194">Roku</text:span> 1130 <text:span text:style-name="T194">byl založen klášter Panny Marie v bavorském </text:span>Waldsass<text:span text:style-name="T194">en</text:span><text:span text:style-name="T194"><text:note text:id="ftn6" text:note-class="footnote"><text:note-citation>6</text:note-citation><text:note-body><text:p text:style-name="P56"><text:span text:style-name="Menologium_20_-_20_commentarium"><text:span text:style-name="T91">Waldsassen</text:span></text:span><text:span text:style-name="Menologium_20_-_20_commentarium">. Cisterci</text:span><text:span text:style-name="Menologium_20_-_20_commentarium"><text:span text:style-name="T58">á</text:span></text:span><text:span text:style-name="Menologium_20_-_20_commentarium"><text:span text:style-name="T51">ck</text:span></text:span><text:span text:style-name="Menologium_20_-_20_commentarium"><text:span text:style-name="T58">ý</text:span></text:span><text:span text:style-name="Menologium_20_-_20_commentarium"><text:span text:style-name="T51"> kl</text:span></text:span><text:span text:style-name="Menologium_20_-_20_commentarium"><text:span text:style-name="T58">áš</text:span></text:span><text:span text:style-name="Menologium_20_-_20_commentarium"><text:span text:style-name="T51">ter v obci </text:span></text:span><text:span text:style-name="Menologium_20_-_20_commentarium"><text:span text:style-name="T76">Waldsassen</text:span></text:span><text:span text:style-name="Menologium_20_-_20_commentarium"><text:span text:style-name="T51"> v Horn</text:span></text:span><text:span text:style-name="Menologium_20_-_20_commentarium"><text:span text:style-name="T58">í Falci, asi 10 km od Chebu hned za hranicemi, </text:span></text:span><text:span text:style-name="Menologium_20_-_20_commentarium"><text:span text:style-name="T51">zalo</text:span></text:span><text:span text:style-name="Menologium_20_-_20_commentarium"><text:span text:style-name="T58">ž</text:span></text:span><text:span text:style-name="Menologium_20_-_20_commentarium"><text:span text:style-name="T51">en</text:span></text:span><text:span text:style-name="Menologium_20_-_20_commentarium"><text:span text:style-name="T58">ý</text:span></text:span><text:span text:style-name="Menologium_20_-_20_commentarium"><text:span text:style-name="T51"> v roce 1133 z kl</text:span></text:span><text:span text:style-name="Menologium_20_-_20_commentarium"><text:span text:style-name="T58">áš</text:span></text:span><text:span text:style-name="Menologium_20_-_20_commentarium"><text:span text:style-name="T51">tera </text:span></text:span><text:span text:style-name="Menologium_20_-_20_commentarium"><text:span text:style-name="T171">Volkenroda</text:span></text:span><text:span text:style-name="Menologium_20_-_20_commentarium"><text:span text:style-name="T172">, zru</text:span></text:span><text:span text:style-name="Menologium_20_-_20_commentarium"><text:span text:style-name="T173">š</text:span></text:span><text:span text:style-name="Menologium_20_-_20_commentarium"><text:span text:style-name="T172">en</text:span></text:span><text:span text:style-name="Menologium_20_-_20_commentarium"><text:span text:style-name="T173">ý</text:span></text:span><text:span text:style-name="Menologium_20_-_20_commentarium"><text:span text:style-name="T172"> v roce 1803, obnoven jako kl</text:span></text:span><text:span text:style-name="Menologium_20_-_20_commentarium"><text:span text:style-name="T173">áš</text:span></text:span><text:span text:style-name="Menologium_20_-_20_commentarium"><text:span text:style-name="T172">ter cisterci</text:span></text:span><text:span text:style-name="Menologium_20_-_20_commentarium"><text:span text:style-name="T173">á</text:span></text:span><text:span text:style-name="Menologium_20_-_20_commentarium"><text:span text:style-name="T172">ck</text:span></text:span><text:span text:style-name="Menologium_20_-_20_commentarium"><text:span text:style-name="T173">ý</text:span></text:span><text:span text:style-name="Menologium_20_-_20_commentarium"><text:span text:style-name="T172">ch sester v roce 1863. </text:span></text:span><text:span text:style-name="Menologium_20_-_20_commentarium"><text:span text:style-name="T174">(červen, pozn. </text:span></text:span><text:span text:style-name="Menologium_20_-_20_commentarium"><text:span text:style-name="T175">33</text:span></text:span><text:span text:style-name="Menologium_20_-_20_commentarium"><text:span text:style-name="T174">)</text:span></text:span></text:p></text:note-body></text:note></text:span> pro mn<text:span text:style-name="T194">i</text:span>ch<text:span text:style-name="T194">y, jež byl v tentýž den roku </text:span>1864 <text:span text:style-name="T194">obnoven pro mnišky</text:span>.</text:p>
      <text:p text:style-name="P27"><text:span text:style-name="T194">Roku</text:span> 1892, <text:span text:style-name="T194">tento den začala v Římě </text:span>Generál<text:span text:style-name="T194">ní</text:span> <text:span text:style-name="T194">K</text:span>apitul<text:span text:style-name="T194">a slavená na příkaz Svatého Otce Lva </text:span>XIII.<text:span text:style-name="T194"> proto</text:span>, <text:span text:style-name="T194">aby se tři K</text:span>ongrega<text:span text:style-name="T194">ce Trapistů spojily v samostatný Řád</text:span>.</text:p>
      <text:p text:style-name="P3"/>
      <text:p text:style-name="P26">2. ří<text:span text:style-name="T196">jna</text:span>.</text:p>
      <text:p text:style-name="P5"><text:span text:style-name="T153">V brabantském </text:span><text:span text:style-name="T154">klášteř</text:span><text:span text:style-name="T153">e</text:span><text:span text:style-name="T154"> </text:span><text:span text:style-name="T155">Vill</text:span><text:span text:style-name="T156">e</text:span><text:span text:style-name="T155">r</text:span><text:span text:style-name="T156">s</text:span><text:span text:style-name="T176"><text:note-ref text:note-class="footnote" text:reference-format="text" text:ref-name="ftn1">1</text:note-ref></text:span><text:span text:style-name="T156"> </text:span><text:span text:style-name="T47">[</text:span><text:span text:style-name="Menologium_20_-_20_pronuntiatio"><text:span text:style-name="T64">vi</text:span></text:span><text:span text:style-name="Menologium_20_-_20_pronuntiatio"><text:span text:style-name="T65">j</text:span></text:span><text:span text:style-name="Menologium_20_-_20_pronuntiatio"><text:span text:style-name="T64">é</text:span></text:span><text:span text:style-name="T47">]</text:span><text:span text:style-name="T150">, </text:span><text:span text:style-name="T157">Bohem milovaný mnich </text:span><text:span text:style-name="T151">Godfríd-Pac</text:span><text:span text:style-name="T152">h</text:span><text:span text:style-name="T151">omius.</text:span><text:span text:style-name="T150"> </text:span><text:span text:style-name="T158">Ještě jako chlapec se stal řeholním kanovníkem</text:span><text:span text:style-name="T150">, </text:span><text:span text:style-name="T158">když uvnitř i zvenku musel snášet ruch světa</text:span><text:span text:style-name="T150">, </text:span><text:span text:style-name="T158">jímž byl ovšem tak znechucen, že odešel do cisterciáckého kláštera </text:span><text:span text:style-name="T155">Vill</text:span><text:span text:style-name="T156">e</text:span><text:span text:style-name="T155">r</text:span><text:span text:style-name="T156">s </text:span><text:span text:style-name="T47">[</text:span><text:span text:style-name="Menologium_20_-_20_pronuntiatio"><text:span text:style-name="T64">vi</text:span></text:span><text:span text:style-name="Menologium_20_-_20_pronuntiatio"><text:span text:style-name="T65">j</text:span></text:span><text:span text:style-name="Menologium_20_-_20_pronuntiatio"><text:span text:style-name="T64">é</text:span></text:span><text:span text:style-name="T47">]</text:span><text:span text:style-name="T150">. </text:span><text:span text:style-name="T159">Když spolu s ostatními vycházel pracovat</text:span><text:span text:style-name="T150">, </text:span><text:span text:style-name="T159">srdcem i ústy měl ve zvyku se oddaně modlit</text:span><text:span text:style-name="T150">, </text:span><text:span text:style-name="T159">a takto nepřestával vydávat sladkou vůni nejen Bohu, ale také svým bližním</text:span><text:span text:style-name="T150">. </text:span><text:span text:style-name="T160">Výjimečným způsobem se zdržoval nejen znamení vzešlých z lehkovážnosti ducha</text:span><text:span text:style-name="T150">, </text:span><text:span text:style-name="T160">ale také každého posunku či gesta nemístného pro dané místo či hodinu</text:span><text:span text:style-name="T150">. </text:span><text:span text:style-name="T160">Zuřivě se trestal bičováním každý den, kdy to </text:span><text:span text:style-name="T161">jen </text:span><text:span text:style-name="T160">bylo možné</text:span><text:span text:style-name="T150">. </text:span><text:span text:style-name="T161">Větší část svého pokrmu většinou přenechal chudým</text:span><text:span text:style-name="T150">. </text:span><text:span text:style-name="T161">Dokud v sadech dozrávala jablka, pečlivě je sbíral a také dával chudým</text:span><text:span text:style-name="T150">. </text:span><text:span text:style-name="T161">Službu v kuchyni vykonával horlivě a velmi rád</text:span><text:span text:style-name="T150">, </text:span><text:span text:style-name="T161">a často vybízel kantory, aby mu tuto službu </text:span><text:soft-page-break/><text:span text:style-name="T161">přiřadili</text:span><text:span text:style-name="T150">: </text:span><text:span text:style-name="T161">a při mytí nádobí zpravidla nedovolil, aby mu někdo pomáhal</text:span><text:span text:style-name="T150">. </text:span><text:span text:style-name="T161">Při sporech odpovídal uctivě a čestně</text:span><text:span text:style-name="T150">. </text:span><text:span text:style-name="T161">I když zestárnul</text:span><text:span text:style-name="T150">, </text:span><text:span text:style-name="T161">nikdy se nezdálo, že by snad polevil </text:span><text:span text:style-name="T162">ve</text:span><text:span text:style-name="T161"> své horlivosti</text:span><text:span text:style-name="T150">. </text:span><text:span text:style-name="T161">Odešel pak z tohoto světa v roce </text:span><text:span text:style-name="T150">1262, </text:span><text:span text:style-name="T161">a vypráví se, že měl ducha proroctví a proslavil se i zázraky</text:span><text:span text:style-name="T150">. (Hag., n. 400).</text:span></text:p>
      <text:p text:style-name="P30"/>
      <text:p text:style-name="P29"><text:span text:style-name="T197">Roku</text:span> 1898, <text:span text:style-name="T197">přešťastné zmrtvýchvstání kláštera </text:span><text:span text:style-name="T16">Cîteaux</text:span>, <text:span text:style-name="T197">dílem především Nejdůstojnějšího Pána </text:span>Se<text:span text:style-name="T185">b</text:span>as<text:span text:style-name="T185">t</text:span>ián<text:span text:style-name="T197">a</text:span> Wyart<text:span text:style-name="T168">a</text:span><text:span text:style-name="T197"> [</text:span><text:span text:style-name="Menologium_20_-_20_pronuntiatio"><text:span text:style-name="T197">uijár</text:span></text:span><text:span text:style-name="Menologium_20_-_20_pronuntiatio"><text:span text:style-name="T168">a</text:span></text:span><text:span text:style-name="T197">]</text:span>, <text:span text:style-name="T197">Generálního Opata </text:span>Cisterciá<text:span text:style-name="T197">ckého Řádu přísnější observance</text:span>, a <text:span text:style-name="T197">Důstojného Pána </text:span>J<text:span text:style-name="T197">ana Křtitele </text:span>Chautard<text:span text:style-name="T168">a </text:span><text:span text:style-name="T179">[</text:span><text:span text:style-name="Menologium_20_-_20_pronuntiatio"><text:span text:style-name="T143">šotár</text:span></text:span><text:span text:style-name="Menologium_20_-_20_pronuntiatio"><text:span text:style-name="T168">a</text:span></text:span><text:span text:style-name="T179">]</text:span>, <text:span text:style-name="T197">nejslavnějšího Opata kláštera </text:span>S<text:span text:style-name="T185">e</text:span>pt-Fon<text:span text:style-name="T197">s [</text:span><text:span text:style-name="Menologium_20_-_20_pronuntiatio"><text:span text:style-name="T197">set f</text:span></text:span><text:span text:style-name="Menologium_20_-_20_pronuntiatio"><text:span text:style-name="T118">õ</text:span></text:span><text:span text:style-name="Menologium_20_-_20_pronuntiatio"><text:span text:style-name="T197">n</text:span></text:span><text:span text:style-name="T197">]</text:span>.</text:p>
      <text:p text:style-name="P4"><text:s text:c="4"/></text:p>
      <text:p text:style-name="P26">3. ří<text:span text:style-name="T198">jna</text:span>.</text:p>
      <text:p text:style-name="P30"><text:span text:style-name="T199">Ve Švýcarsku</text:span>, <text:span text:style-name="T19">B</text:span><text:span text:style-name="T22">lahoslavený</text:span> <text:span text:style-name="T19">Algot</text:span>,<text:note text:id="ftn7" text:note-class="footnote"><text:note-citation>7</text:note-citation><text:note-body><text:p text:style-name="P11"><text:span text:style-name="Menologium_20_-_20_Latine">Algotus</text:span></text:p></text:note-body></text:note> <text:span text:style-name="T200">Biskup rhétské Kurie</text:span><text:span text:style-name="T200"><text:note text:id="ftn8" text:note-class="footnote"><text:note-citation>8</text:note-citation><text:note-body><text:p text:style-name="P57"><text:span text:style-name="Menologium_20_-_20_Latine">Rhaeti</text:span>, <text:span text:style-name="T19">Rhétové</text:span> byl <text:span text:style-name="T208">souhrnný název pro </text:span>alpských kmen<text:span text:style-name="T208">y</text:span>, <text:span text:style-name="T208">zčásti </text:span>nejspíše Etrusků, na území dnešního Švýcarska a Tyrolska. Diecéze <text:span text:style-name="Menologium_20_-_20_Latine">Rhaetia</text:span> je historický název dnešní diecéze Chur.</text:p></text:note-body></text:note></text:span>, <text:span text:style-name="T201">kdysi žák Svatého Otce </text:span>Bernard<text:span text:style-name="T201">a</text:span>, «<text:span text:style-name="T201">důstojný moudrostí, věkem i milostí</text:span>». Ž<text:span text:style-name="T202">ivot, který vedl před svým mnišstvím, nebyl kléru ani lidu této Kurie neznámý</text:span>, <text:span text:style-name="T202">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02">oni si jej totiž opět povolali z Clairvaux, aby byl jejich Biskupem</text:span>. <text:span text:style-name="T203">Tento úřad však přijal pouze s tím úmyslem</text:span>, <text:span text:style-name="T203">aby mohl pomáhat klášterům a chudým</text:span>. <text:span text:style-name="T203">Snažil se poskytovat mnichům i řeholnicím vše potřebné</text:span>, <text:span text:style-name="T203">a kde bylo potřeba, pozveda</text:span><text:span text:style-name="T223">l</text:span><text:span text:style-name="T203"> pokleslou kázeň</text:span>. <text:span text:style-name="T203">Práva i vlastnictví své diecéze udatně bránil</text:span>, <text:span text:style-name="T203">a všechny úkoly převelice bdělého pastýře pečlivě plnil po devět let</text:span>. Ž<text:span text:style-name="T203">ivot opustil roku </text:span>1160. (Hag., n. 25).</text:p>
      <text:p text:style-name="P33"><text:span text:style-name="T204">V katalánském klášteře Poblet</text:span>,<text:note text:id="ftn10" text:note-class="footnote"><text:note-citation>10</text:note-citation><text:note-body><text:p text:style-name="P58"><text:span text:style-name="T78">Populetum</text:span>, <text:span text:style-name="T140">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74">(červen, pozn. </text:span></text:span><text:span text:style-name="Menologium_20_-_20_commentarium"><text:span text:style-name="T175">3</text:span></text:span><text:span text:style-name="Menologium_20_-_20_commentarium"><text:span text:style-name="T174">)</text:span></text:span></text:p></text:note-body></text:note> <text:span text:style-name="T19">b</text:span><text:span text:style-name="T23">lahoslavený</text:span><text:span text:style-name="T19"> Bartolomě</text:span><text:span text:style-name="T23">j</text:span><text:span text:style-name="T19"> Conill </text:span><text:span text:style-name="T119">[konil]</text:span>, <text:span text:style-name="T205">Opat</text:span>. <text:span text:style-name="T205">Byl převelice zkušeným lékařem ponořeným v církevní vědy</text:span>; <text:span text:style-name="T205">zároveň byl snad až příliš pokorný</text:span>. <text:span text:style-name="T205">Když byl roku </text:span>1437 <text:span text:style-name="T205">zvolen Opatem</text:span>, <text:span text:style-name="T205">ani prosbám </text:span><text:span text:style-name="T206">vládců</text:span><text:span text:style-name="T205"> nechtěl vyhovět</text:span>, <text:span text:style-name="T205">dokud jej příkaz Svatého Otce Evžena IV. nedonutil to břemeno přijmout</text:span>. <text:span text:style-name="T207">Králům </text:span>Navarr<text:span text:style-name="T207">y </text:span><text:span text:style-name="T223">i</text:span><text:span text:style-name="T207"> </text:span>Aragon<text:span text:style-name="T207">u byl převelice drahý</text:span>; <text:span text:style-name="T207">mniši jej ctili jako Svatého</text:span>. <text:span text:style-name="T209">On však v nejvyšší lásce předcházel potřeby bratří</text:span>; <text:span text:style-name="T209">nemocné často navštěvoval, posluhoval jim a léčil je</text:span>, <text:span text:style-name="T209">a to takovým způsobem</text:span>, ž<text:span text:style-name="T209">e nezřídka pochybovali, zdali jejich uzdravení má být přičteno </text:span><text:span text:style-name="T223">jeho </text:span><text:span text:style-name="T209">lékařskému umění, nebo spíše jeho ctnostem a modlitbě</text:span>. <text:span text:style-name="T209">Vypráví se dokonce, že na jeho prosby Bůh vzkřísil </text:span><text:soft-page-break/><text:span text:style-name="T209">jednoho klášterního sluhu z mrtvých</text:span>. <text:span text:style-name="T209">Svatou smrtí zesnul tohoto dne roku 14</text:span>58. (Hag., n. 189).</text:p>
      <text:p text:style-name="P30"/>
      <text:p text:style-name="P34"><text:span text:style-name="T209">Roku</text:span> 1863 <text:span text:style-name="T209">byl založen klášter Panny Marie </text:span><text:span text:style-name="T210">z Dombes</text:span><text:span text:style-name="T210"><text:note text:id="ftn11" text:note-class="footnote"><text:note-citation>11</text:note-citation><text:note-body><text:p text:style-name="P59"><text:span text:style-name="T72">Abbatia B. M. de Dumbis</text:span>, <text:span text:style-name="T3">Abbaye Notre-Dame-des-Dombes</text:span> <text:span text:style-name="T210">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06">(</text:span></text:span><text:span text:style-name="Menologium_20_-_20_commentarium"><text:span text:style-name="T109">září</text:span></text:span><text:span text:style-name="Menologium_20_-_20_commentarium"><text:span text:style-name="T106">, pozn. </text:span></text:span><text:span text:style-name="Menologium_20_-_20_commentarium"><text:span text:style-name="T109">6</text:span></text:span><text:span text:style-name="Menologium_20_-_20_commentarium"><text:span text:style-name="T107">0</text:span></text:span><text:span text:style-name="Menologium_20_-_20_commentarium"><text:span text:style-name="T106">)</text:span></text:span></text:p></text:note-body></text:note></text:span><text:span text:style-name="T210"> [domb]</text:span>.</text:p>
      <text:p text:style-name="P4"><text:s text:c="4"/></text:p>
      <text:p text:style-name="P26">4. ří<text:span text:style-name="T211">jna</text:span>.</text:p>
      <text:p text:style-name="P35"><text:span text:style-name="T211">V anglickém klášteře Panny Marie od Pramenů, </text:span><text:span text:style-name="T212">Fountains </text:span><text:span text:style-name="T213">Abbey</text:span><text:span text:style-name="T218"><text:note text:id="ftn12" text:note-class="footnote"><text:note-citation>12</text:note-citation><text:note-body><text:p text:style-name="P60"><text:span text:style-name="T80">M</text:span><text:span text:style-name="T78">onasteri</text:span><text:span text:style-name="T80">um</text:span><text:span text:style-name="T78"> </text:span><text:span text:style-name="T81">S. M. de Fontibus</text:span>, <text:span text:style-name="T134">nejspíše</text:span> <text:span text:style-name="T219">Fountains Abbey</text:span> <text:span text:style-name="T218">byl cisterciácký klášter </text:span><text:span text:style-name="T22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6">(</text:span></text:span><text:span text:style-name="Menologium_20_-_20_commentarium"><text:span text:style-name="T109">září</text:span></text:span><text:span text:style-name="Menologium_20_-_20_commentarium"><text:span text:style-name="T106">, pozn. </text:span></text:span><text:span text:style-name="Menologium_20_-_20_commentarium"><text:span text:style-name="T110">17</text:span></text:span><text:span text:style-name="Menologium_20_-_20_commentarium"><text:span text:style-name="T106">)</text:span></text:span></text:p></text:note-body></text:note></text:span><text:span text:style-name="T218"> [</text:span><text:span text:style-name="Menologium_20_-_20_pronuntiatio"><text:span text:style-name="T218">fauntins </text:span></text:span><text:span text:style-name="Menologium_20_-_20_pronuntiatio"><text:span text:style-name="T221">eby</text:span></text:span><text:span text:style-name="T218">]</text:span>, <text:span text:style-name="T211">svaté paměti </text:span><text:span text:style-name="T19">Ralph Rageth</text:span>,<text:note text:id="ftn13" text:note-class="footnote"><text:note-citation>13</text:note-citation><text:note-body><text:p text:style-name="Footnote"><text:span text:style-name="T78">Radulphus Rageth</text:span>, <text:span text:style-name="T222">dle seznamu Opatů Fountains Abbey </text:span><text:span text:style-name="T24">Ralph Haget</text:span><text:span text:style-name="T222">.</text:span></text:p></text:note-body></text:note> <text:span text:style-name="T222">Opat</text:span>. <text:span text:style-name="T222">Předtím byl voják</text:span><text:span text:style-name="T225">em</text:span><text:span text:style-name="T222"> a ve světě člověk</text:span><text:span text:style-name="T225">em </text:span><text:span text:style-name="T222">urozený</text:span><text:span text:style-name="T225">m</text:span>, <text:span text:style-name="T225">ovšem </text:span><text:span text:style-name="T222">svatý konvrš </text:span>Sunul<text:span text:style-name="T225">ph</text:span><text:span text:style-name="T222"> mu pomohl modlitbou i radou</text:span>, <text:span text:style-name="T222">též hlas vycházející z kříže jej utvrdil v tom</text:span>, <text:span text:style-name="T222">aby ve zmíněném klášteře přijal řeholní hábit</text:span>. <text:span text:style-name="T222">Byl horlivý ve skutcích, vytrvalý v modlitbě, trpělivý </text:span><text:span text:style-name="T225">v </text:span><text:span text:style-name="T222">potupá</text:span><text:span text:style-name="T225">ch</text:span><text:span text:style-name="T222">, převelice poslušný v tom, co mu bylo uloženo</text:span>, <text:span text:style-name="T222">vždy veselý a přičinlivý k povinnostem bratrské lásky</text:span>. <text:span text:style-name="T224">Byl také občerstvován nebeskými viděními</text:span>. <text:span text:style-name="T224">Poté byl zvolen Opatem kláštera </text:span>Kirkstall<text:note text:id="ftn14" text:note-class="footnote"><text:note-citation>14</text:note-citation><text:note-body><text:p text:style-name="Footnote"><text:span text:style-name="Menologium_20_-_20_Latine">Kirkstallium</text:span><text:span text:style-name="T224">, </text:span><text:span text:style-name="T215">Kirkstall Abbey</text:span><text:span text:style-name="T224"> byl cisterciácký klášter na předměstí Leedsu v Západním Yorkshiru. Založen 1152 z Fountains Abbey, zrušen 1538.</text:span></text:p></text:note-body></text:note> <text:span text:style-name="T224">[</text:span><text:span text:style-name="Menologium_20_-_20_pronuntiatio"><text:span text:style-name="T224">kərkstól</text:span></text:span><text:span text:style-name="T224">]</text:span>, <text:span text:style-name="T224">a </text:span><text:span text:style-name="T225">zde </text:span><text:span text:style-name="T224">vytrpěl mnohé nesnáze</text:span>; <text:span text:style-name="T224">vždy však znovu nastoupil na cestu král</text:span><text:span text:style-name="T225">e králů</text:span>,<text:note text:id="ftn15" text:note-class="footnote"><text:note-citation>15</text:note-citation><text:note-body><text:p text:style-name="P61"><text:span text:style-name="Menologium_20_-_20_Latine">viam regiam</text:span></text:p></text:note-body></text:note> <text:span text:style-name="T224">a s </text:span><text:span text:style-name="T225">neotřesenou</text:span><text:span text:style-name="T224"> tváří </text:span><text:span text:style-name="T225">i</text:span><text:span text:style-name="T224">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24">Jeho řeč byla veselá, vtipem jako solí ochucená</text:span>, <text:span text:style-name="T224">a všechna jeho gesta i způsob chování se vyznačovaly jistou formou dokonalosti</text:span>. <text:span text:style-name="T224">Strávil devět let v klášteře </text:span>Kirkstall, <text:span text:style-name="T224">a poté přijal </text:span><text:span text:style-name="T225">pastýřskou </text:span><text:span text:style-name="T224">péči o </text:span><text:span text:style-name="T212">Fountains </text:span><text:span text:style-name="T213">Abbey</text:span><text:span text:style-name="T218"> [</text:span><text:span text:style-name="Menologium_20_-_20_pronuntiatio"><text:span text:style-name="T218">fauntins </text:span></text:span><text:span text:style-name="Menologium_20_-_20_pronuntiatio"><text:span text:style-name="T221">eby</text:span></text:span><text:span text:style-name="T218">]</text:span>, <text:span text:style-name="T224">a i tam naplnil všechny povinnosti pravého Opata</text:span>, <text:span text:style-name="T224">přičemž ve všem používal </text:span><text:span text:style-name="T225">rozumné</text:span><text:span text:style-name="T224"> rozlišování</text:span>. <text:span text:style-name="T224">Bohatý zásluhami odešel k Pánu kolem roku </text:span>1191. (Hag., n. 36<text:span text:style-name="T258">1</text:span>).</text:p>
      <text:p text:style-name="P36"><text:span text:style-name="T225">V klášteře Panny Marie od </text:span><text:span text:style-name="T228">Modlit</text:span><text:span text:style-name="T225">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225">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26">roku</text:span> 1647 <text:span text:style-name="T226">zbožně odešel </text:span><text:span text:style-name="T19">Bernard Carpentier </text:span><text:span text:style-name="T120">[</text:span><text:span text:style-name="Menologium_20_-_20_pronuntiatio"><text:span text:style-name="T120">karp</text:span></text:span><text:span text:style-name="Menologium_20_-_20_pronuntiatio"><text:span text:style-name="T118">ã</text:span></text:span><text:span text:style-name="Menologium_20_-_20_pronuntiatio"><text:span text:style-name="T120">ntié</text:span></text:span><text:span text:style-name="T120">]</text:span>, Př<text:span text:style-name="T226">ev</text:span>or <text:span text:style-name="T226">a</text:span> Reformátor. Po <text:span text:style-name="T227">značně bouř</text:span><text:soft-page-break/><text:span text:style-name="T227">livém životě se stal Převorem v tomto klášteře a poznal, že by se tam měl vést </text:span><text:span text:style-name="T228">pravý </text:span><text:span text:style-name="T227">řeholní život a znovu nastolit původní kázeň</text:span>. <text:span text:style-name="T227">Svůj klášter tedy připojil k Přísnější Observanci</text:span>, <text:span text:style-name="T228">a</text:span> <text:span text:style-name="T227">s povzbuzením ctihodného Opata </text:span>Cla<text:span text:style-name="T227">i</text:span>rva<text:span text:style-name="T227">ux</text:span> D<text:span text:style-name="T227">enise</text:span> Largentier<text:span text:style-name="T169">a</text:span><text:span text:style-name="T169"><text:note text:id="ftn18" text:note-class="footnote"><text:note-citation>18</text:note-citation><text:note-body><text:p text:style-name="P66"><text:span text:style-name="T133">viz také</text:span> Menologium na 14. srpna <text:span text:style-name="T259">a 24. října</text:span>.</text:p></text:note-body></text:note></text:span><text:span text:style-name="T227"> </text:span><text:span text:style-name="T144">[lar</text:span><text:span text:style-name="T49">žãntiér</text:span><text:span text:style-name="T50">a</text:span><text:span text:style-name="T144">]</text:span><text:span text:style-name="T227">,</text:span> <text:span text:style-name="T228">dokonce i</text:span><text:span text:style-name="T227"> s pomocí samotného komendatárního Opata</text:span> <text:span text:style-name="T227">dílo tak šťastně dokončil</text:span>, ž<text:span text:style-name="T227">e zakrátko </text:span><text:span text:style-name="T228">sobě </text:span><text:span text:style-name="T227">svěř</text:span><text:span text:style-name="T228">en</text:span><text:span text:style-name="T227">é bratry mohl vysílat do jiných klášterů, které chtěly učinit totéž</text:span>, <text:span text:style-name="T227">a jeho klášteru již od té doby vládli řeholní Opat</text:span><text:span text:style-name="T257">i</text:span>. <text:span text:style-name="T227">Během dvaceti tří let své vlády přijal více než sto mnichů ke slibům</text:span>, <text:span text:style-name="T227">z nichž pak sedm se stalo Opaty</text:span>. <text:span text:style-name="T227">Jako ctihodný Převor se v posledních letech svého života věnoval pouze modlitbě</text:span>, <text:span text:style-name="T227">zemřel pak ve věku devadesáti pěti let</text:span>. (Hag., n. 575).</text:p>
      <text:p text:style-name="P6"><text:s text:c="4"/></text:p>
      <text:p text:style-name="P37">5. října.</text:p>
      <text:p text:style-name="P38"><text:span text:style-name="T235">V</text:span> Cla<text:span text:style-name="T235">i</text:span>rva<text:span text:style-name="T235">ux</text:span>, <text:span text:style-name="T235">svaté památky </text:span><text:span text:style-name="T25">Gottfried </text:span><text:span text:style-name="T28">z</text:span><text:span text:style-name="T25"> </text:span><text:span text:style-name="T19">Meledun</text:span><text:span text:style-name="T28">a</text:span><text:span text:style-name="T19">,</text:span><text:span text:style-name="T19"><text:note text:id="ftn19" text:note-class="footnote"><text:note-citation>19</text:note-citation><text:note-body><text:p text:style-name="P62"><text:span text:style-name="Menologium_20_-_20_Latine">Gaufridus da Meleduno</text:span></text:p></text:note-body></text:note></text:span> <text:span text:style-name="T236">Biskup diecéze Sorres</text:span><text:span text:style-name="T236"><text:note text:id="ftn20" text:note-class="footnote"><text:note-citation>20</text:note-citation><text:note-body><text:p text:style-name="P63"><text:span text:style-name="T19">Diecéze</text:span> <text:span text:style-name="T19">Sorres</text:span> nebo <text:span text:style-name="T19">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36"> na Sardinii</text:span>. <text:span text:style-name="T237">Pod svatým </text:span>Robert<text:span text:style-name="T237">em</text:span>, <text:span text:style-name="T237">druhým Opatem </text:span>Cla<text:span text:style-name="T237">i</text:span>rva<text:span text:style-name="T237">ux,</text:span> <text:span text:style-name="T237">přijal hábit svaté řehole</text:span>. <text:span text:style-name="T237">Byl tam pověřen také péčí o nemocné bratry</text:span>, <text:span text:style-name="T237">když byl zvolen Biskupem diecéze Sorres</text:span>. <text:span text:style-name="T237">Této diecézi pak s </text:span><text:span text:style-name="T257">velkou námahou</text:span><text:span text:style-name="T237"> vládl po sedm let</text:span>, <text:span text:style-name="T237">a svůj vlastní život střežil ve vší čistotě</text:span>. <text:span text:style-name="T239">D</text:span><text:span text:style-name="T238">onesla se k němu zpráva o slavn</text:span><text:span text:style-name="T257">ostní</text:span><text:span text:style-name="T238">m přenesení těla Svatého Otce </text:span>Bernard<text:span text:style-name="T238">a</text:span>, <text:span text:style-name="T239">a když přišel na generální kapitulu</text:span>, <text:span text:style-name="T239">pospíchal odtud do </text:span>Cla<text:span text:style-name="T239">i</text:span>rva<text:span text:style-name="T239">ux</text:span>, <text:span text:style-name="T240">aby </text:span><text:span text:style-name="T239">se spolu s Arcibiskupem lyonským a dalšími spolubratry v biskupské službě </text:span><text:span text:style-name="T257">ochotně</text:span><text:span text:style-name="T239"> zúčastnil této posvátné události</text:span>. <text:span text:style-name="T240">Když se však přiblížil ke svému </text:span>Cla<text:span text:style-name="T240">i</text:span>rva<text:span text:style-name="T240">ux a již z dálky na něj </text:span><text:span text:style-name="T257">po</text:span><text:span text:style-name="T240">hlédl</text:span>, <text:span text:style-name="T240">pozvedl oči k nebi </text:span><text:span text:style-name="T257">a povzdechl si</text:span>, <text:span text:style-name="T240">přičemž z celého svého srdce Pána prosil</text:span>, <text:span text:style-name="T240">že pokud má do tří let zemřít</text:span>, <text:span text:style-name="T240">aby nedovolil být již od </text:span><text:span text:style-name="T257">tohoto kláštera</text:span><text:span text:style-name="T240"> odloučen</text:span>, <text:span text:style-name="T240">a pokud snad má jinde dokonati své dny, aby mu tam aspoň vytoužený pohřeb byl dopřán</text:span>. <text:span text:style-name="T240">Když tam tedy po nějaký čas pobyl ve zdraví</text:span>, <text:span text:style-name="T241">zachvátila jej krutá choroba a po několika dnech se přiblížil jeho konec</text:span>;<text:span text:style-name="T241"> když byl posílen Svatým Pokrmem na cestu</text:span>, <text:span text:style-name="T241">téměř v tutéž chvíli zesnul v Pánu</text:span>, <text:span text:style-name="T241">a sice 13. dne tohoto měsíce roku </text:span>1<text:span text:style-name="T240">1</text:span>78. (Hag., n. 111).</text:p>
      <text:p text:style-name="P30"><text:soft-page-break/><text:span text:style-name="T242">Téhož dne roku </text:span>1714 <text:span text:style-name="T242">zesnul v klášteře Panny Marie z Trappy </text:span><text:span text:style-name="T19">Jan-Bernard Himbert </text:span><text:span text:style-name="T121">[</text:span><text:span text:style-name="Menologium_20_-_20_pronuntiatio"><text:span text:style-name="T121">imbér</text:span></text:span><text:span text:style-name="T121">]</text:span>, mn<text:span text:style-name="T242">i</text:span>ch. <text:span text:style-name="T242">Pobýval v Paříži na studiích, </text:span><text:span text:style-name="T257">když jej</text:span><text:span text:style-name="T242"> jednoho dne prozářila Boží milost</text:span>, <text:span text:style-name="T242">a on jasně viděl, kolik marnosti </text:span><text:span text:style-name="T257">vězí</text:span><text:span text:style-name="T242"> ve světských záležitostech</text:span>. <text:span text:style-name="T242">Když vstoupil do kláštera v </text:span>Trapp<text:span text:style-name="T242">ě</text:span>, <text:span text:style-name="T242">třebaže byl </text:span><text:span text:style-name="T243">tělesně slabý</text:span>, <text:span text:style-name="T243">s velikou odvahou ducha přijal tvrdost života v pokání </text:span><text:span text:style-name="T257">i</text:span><text:span text:style-name="T243"> jeho velkou tíhu</text:span>, <text:span text:style-name="T243">a předčil očekávání všech</text:span>. <text:span text:style-name="T244">V různých klášterních úřadech, které mu byly po slibech svěřeny</text:span>, <text:span text:style-name="T244">se zcela vydal Bohu i lidem</text:span>, <text:span text:style-name="T244">a s přemilou dobrotivostí </text:span><text:span text:style-name="T257">vycházel</text:span><text:span text:style-name="T244"> vstříc potřebám bratří</text:span>. <text:span text:style-name="T244">Byl vždy duchem vyrovnaný a skromný</text:span>; <text:span text:style-name="T244">a žádná práce či záležitost k vyřízení mu nebránila věnovat se také Bohu a modlitbě</text:span>. <text:span text:style-name="T244">Nejblahoslavenější Pannu</text:span>, S<text:span text:style-name="T244">vatého</text:span> Bernard<text:span text:style-name="T244">a</text:span>, <text:span text:style-name="T244">a slavného Reformátora svého kláštera usilovně vzýval, aby dokázal vzdorovat svádění pokušitele</text:span>, <text:span text:style-name="T245">a těšil se z velikého pokoje ducha i pravé radosti</text:span>. <text:span text:style-name="T246">Jho pokání nesl po sedm let, když onemocněl</text:span>. <text:span text:style-name="T246">Dobře pamětliv božské dobrotivosti vůči sobě</text:span>, <text:span text:style-name="T246">za přijaté dary často v slzách vzdával díky</text:span>, <text:span text:style-name="T247">a když už jeho tělo nedokázalo být</text:span><text:span text:style-name="T257">i</text:span><text:span text:style-name="T247"> prosto bolesti</text:span>, <text:span text:style-name="T247">v modlitbách a rozjímání s láskou objímal Kristův kříž</text:span>. <text:span text:style-name="T247">A tak, když byla jeho duše očištěna od svět</text:span><text:span text:style-name="T257">ských</text:span><text:span text:style-name="T247"> poskvrn</text:span>, <text:span text:style-name="T247">z tělesného pouta byla osvobozena</text:span>. (Hag., n. 638).</text:p>
      <text:p text:style-name="P30"/>
      <text:p text:style-name="P27"><text:span text:style-name="T248">Roku</text:span> 1172, <text:span text:style-name="T248">posvěcení kostela Panny Marie v obci Castagnola</text:span><text:span text:style-name="T248"><text:note text:id="ftn21" text:note-class="footnote"><text:note-citation>21</text:note-citation><text:note-body><text:p text:style-name="P64"><text:span text:style-name="Menologium_20_-_20_Latine">Claravallis de Castagnola (Castañola)</text:span><text:span text:style-name="T249">, </text:span><text:span text:style-name="T251">Abbazia di Santa Maria in Castagnola</text:span><text:span text:style-name="T249"> byl cisterciácký klášter v obci Chiaravalle (Jasné Údolí, italská verze názvu Clairvaux) nedaleko města Ancona na jadranském pobřeží ve středu Itálie. Založen 1147 asi z milánského Chiaravalle či z kláštera Lucedio, zrušen 1796. </text:span><text:span text:style-name="T250">Komunita částečně zůstala, klášter byl pak ochuzen o majetek ještě v roce 1860. Cisterciáci nadobro odešli v roce 1985.</text:span></text:p></text:note-body></text:note></text:span><text:span text:style-name="T248"> v Chiaravalle v diecézi Ancona v Itálii</text:span>.</text:p>
      <text:p text:style-name="P6"><text:s text:c="4"/></text:p>
      <text:p text:style-name="P37">6. října</text:p>
      <text:p text:style-name="P39"><text:span text:style-name="T252">V</text:span> T<text:span text:style-name="T252">o</text:span>s<text:span text:style-name="T252">kánsku</text:span>, <text:span text:style-name="T19">b</text:span><text:span text:style-name="T26">lahoslavený</text:span><text:span text:style-name="T19"> Balduin</text:span>, <text:span text:style-name="T252">Kardinál Svaté Římské Církve,</text:span> <text:span text:style-name="T252">učedník Svatého Otce </text:span>Bernard<text:span text:style-name="T252">a, Papež </text:span>Innocen<text:span text:style-name="T252">s</text:span> II. <text:span text:style-name="T252">jej učinil prvním Kardinálem z Cisterciácké rodiny</text:span>, <text:span text:style-name="T252">a poté </text:span>Arci<text:span text:style-name="T252">bi</text:span>s<text:span text:style-name="T252">ku</text:span>p<text:span text:style-name="T252">em v Pise</text:span>, <text:span text:style-name="T257">kde </text:span><text:span text:style-name="T252">zazářil velikým světlem duchovní moudrosti</text:span>, <text:span text:style-name="T253">a</text:span> <text:span text:style-name="T252">při vykonávání svého úřadu vládl převelikou autoritou i svobodou ducha</text:span>. <text:span text:style-name="T253">Nicméně tak </text:span><text:span text:style-name="T257">velik</text:span><text:span text:style-name="T253">ou mírností a pokorou ukazoval, že je pravý mnich, třebaže ve vrcholném pastýřském úřadu</text:span>, ž<text:span text:style-name="T253">e nejen Cisterciácký Řád</text:span>, <text:span text:style-name="T253">ale také všichni věřící v Itálii si srdečně blahopřáli</text:span>, <text:span text:style-name="T253">a vzdávali díky Bohu</text:span>, ž<text:span text:style-name="T253">e jim v jejich časech udělil tento překrásný sloup a neotřesitelnou podporu své svaté Církve. </text:span>S<text:span text:style-name="T254">vatému</text:span> Bernardo<text:span text:style-name="T254">vi, jenž kvůli záležitostem Církve přebýval v Itálii, </text:span>«<text:span text:style-name="T254">přítel blízký </text:span><text:soft-page-break/><text:span text:style-name="T254">jeho srdci</text:span>» Balduin, <text:span text:style-name="T254">jejž Bůh </text:span>«<text:span text:style-name="T254">umístil jako světlo národů</text:span>», <text:span text:style-name="T254">se nepovažoval za nehodného mu poskyt</text:span><text:span text:style-name="T257">nout</text:span><text:span text:style-name="T254"> službu písaře</text:span>. <text:span text:style-name="T254">Tentýž svatý Otec jej nazval svou jedinou útěchou</text:span>, <text:span text:style-name="T254">v níž jeho duch spočíval</text:span>; <text:span text:style-name="T254">a když odešel ze života, chválil jeho skutky</text:span>, <text:span text:style-name="T254">a poctil jej přívlastkem </text:span>«<text:span text:style-name="T254">svaté paměti</text:span>». <text:span text:style-name="T254">Svůj pobyt ve smrtelném těle blahoslavený </text:span>Balduinus <text:span text:style-name="T254">naplnil roku </text:span>1145. (Hag., n. 78).</text:p>
      <text:p text:style-name="P40"><text:span text:style-name="T254">V provensálském klášteře Florièyes</text:span><text:span text:style-name="T254"><text:note text:id="ftn22" text:note-class="footnote"><text:note-citation>22</text:note-citation><text:note-body><text:p text:style-name="Footnote"><text:span text:style-name="Menologium_20_-_20_Latine">Floregia</text:span><text:span text:style-name="T254">, </text:span><text:span text:style-name="T5">Abbaye Sainte-Marie de Florièyes</text:span><text:span text:style-name="T254"> či </text:span><text:span text:style-name="T5">Floriège</text:span><text:span text:style-name="T254">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54">[</text:span><text:span text:style-name="Menologium_20_-_20_pronuntiatio"><text:span text:style-name="T254">floriéž</text:span></text:span><text:span text:style-name="T254">]</text:span>, <text:span text:style-name="T255">připomínka blaženého mnicha </text:span><text:span text:style-name="T27">V</text:span><text:span text:style-name="T19">ilém</text:span><text:span text:style-name="T27">a</text:span>, <text:span text:style-name="T255">jehož ostatky, když se za vlády pátého Opata, kolem roku </text:span>1196, <text:span text:style-name="T255">přesouvalo sídlo do obce Le Thoronet [</text:span><text:span text:style-name="Menologium_20_-_20_pronuntiatio"><text:span text:style-name="T255">l</text:span></text:span><text:span text:style-name="Menologium_20_-_20_pronuntiatio"><text:span text:style-name="T224">ə</text:span></text:span><text:span text:style-name="Menologium_20_-_20_pronuntiatio"><text:span text:style-name="T255"> toroné</text:span></text:span><text:span text:style-name="T255">]</text:span>, <text:span text:style-name="T255">mniši uctivě vzali s sebou</text:span>. (Hag., n. 137).</text:p>
      <text:p text:style-name="P30"/>
      <text:p text:style-name="P41"><text:span text:style-name="T255">Roku</text:span> 1937, <text:span text:style-name="T255">posvěcení kostela Panny Marie od Královského Kláštera v Nizozemí</text:span>.<text:span text:style-name="T62"><text:note text:id="ftn23" text:note-class="footnote"><text:note-citation>23</text:note-citation><text:note-body><text:p text:style-name="P65"><text:span text:style-name="T78">Abbatia de Loco Regio</text:span>, <text:span text:style-name="T256">Abdij Koningsoord</text:span> je kl<text:span text:style-name="T68">ášter trapistek v nizozemském Arnheimu nedaleko Utrechtu. Založen 1937, v roce 2009 byl přesunut do jiné části Arnheimu, Renkum. </text:span><text:span text:style-name="Menologium_20_-_20_commentarium"><text:span text:style-name="T106">(</text:span></text:span><text:span text:style-name="Menologium_20_-_20_commentarium"><text:span text:style-name="T109">č</text:span></text:span><text:span text:style-name="Menologium_20_-_20_commentarium"><text:span text:style-name="T111">ervenec</text:span></text:span><text:span text:style-name="Menologium_20_-_20_commentarium"><text:span text:style-name="T106">, pozn. </text:span></text:span><text:span text:style-name="Menologium_20_-_20_commentarium"><text:span text:style-name="T111">51</text:span></text:span><text:span text:style-name="Menologium_20_-_20_commentarium"><text:span text:style-name="T106">)</text:span></text:span></text:p></text:note-body></text:note></text:span></text:p>
      <text:p text:style-name="P6"><text:s text:c="4"/></text:p>
      <text:p text:style-name="P86">7. října.</text:p>
      <text:p text:style-name="P45"><text:span text:style-name="T287">V německém klášteře </text:span><text:span text:style-name="T284">Otterb</text:span><text:span text:style-name="T287">e</text:span><text:span text:style-name="T284">rg,</text:span><text:span text:style-name="T284"><text:note text:id="ftn24" text:note-class="footnote"><text:note-citation>24</text:note-citation><text:note-body><text:p text:style-name="Footnote"><text:span text:style-name="Menologium_20_-_20_Latine">Otterburgum</text:span>, <text:span text:style-name="T92">Abtei Otterberg</text:span> <text:span text:style-name="T260">(do roku 1603 </text:span><text:span text:style-name="T93">Otterburg</text:span><text:span text:style-name="T260">) byl cisterciácký klášter ve stejnojmenné obci nedaleko města Kaiserslautern ve spolkové zemi Porýní-Falc na západě Německa. Založen 1145 z Eberbachu, zrušen 1561.</text:span></text:p></text:note-body></text:note></text:span><text:span text:style-name="T284"> </text:span><text:span text:style-name="T287">připomínka blaženého Opata </text:span><text:span text:style-name="T329">F</text:span><text:span text:style-name="T327">ilip</text:span><text:span text:style-name="T329">a</text:span><text:span text:style-name="T284">. </text:span><text:span text:style-name="T287">Narozen v počestných poměrech, stal se kanovníkem velkého kostela v Kolíně nad Rýnem</text:span><text:span text:style-name="T284">, </text:span><text:span text:style-name="T287">v Paříži se </text:span><text:span text:style-name="T288">pak </text:span><text:span text:style-name="T287">pustil do studií</text:span><text:span text:style-name="T284">, </text:span><text:span text:style-name="T287">avšak z vnuknutí božské milosti školy opustil</text:span><text:span text:style-name="T284">, </text:span><text:span text:style-name="T287">a protože byl oděn v honosné šaty</text:span><text:span text:style-name="T284">, </text:span><text:span text:style-name="T287">dal je prvnímu chudému studentovi, kterého potkal</text:span><text:span text:style-name="T284">, </text:span><text:span text:style-name="T287">oblékl si jeho ošuntělý oděv</text:span><text:span text:style-name="T284">, </text:span><text:span text:style-name="T287">přišel do kláštera Bonnevaux</text:span><text:span text:style-name="T287"><text:note text:id="ftn25" text:note-class="footnote"><text:note-citation>25</text:note-citation><text:note-body><text:p text:style-name="P67"><text:span text:style-name="T78">Bona</text:span><text:span text:style-name="T82">v</text:span><text:span text:style-name="T78">allis</text:span>, <text:span text:style-name="T3">Abbaye de Bonnevaux</text:span> byl cisterci<text:span text:style-name="T68">ácký klášter nedaleko francouzského Lyonu. Založen 1117 ze Cîteaux, zrušen 1791. </text:span><text:span text:style-name="Menologium_20_-_20_commentarium"><text:span text:style-name="T106">(</text:span></text:span><text:span text:style-name="Menologium_20_-_20_commentarium"><text:span text:style-name="T109">č</text:span></text:span><text:span text:style-name="Menologium_20_-_20_commentarium"><text:span text:style-name="T111">erven</text:span></text:span><text:span text:style-name="Menologium_20_-_20_commentarium"><text:span text:style-name="T106">, pozn. </text:span></text:span><text:span text:style-name="Menologium_20_-_20_commentarium"><text:span text:style-name="T112">110</text:span></text:span><text:span text:style-name="Menologium_20_-_20_commentarium"><text:span text:style-name="T106">)</text:span></text:span></text:p></text:note-body></text:note></text:span><text:span text:style-name="T287"> [</text:span><text:span text:style-name="Menologium_20_-_20_pronuntiatio"><text:span text:style-name="T260">bonvó</text:span></text:span><text:span text:style-name="T287">]</text:span><text:span text:style-name="T284">, </text:span><text:span text:style-name="T287">a požádal, aby byl přijat jako novic</text:span><text:span text:style-name="T284">. </text:span><text:span text:style-name="T289">Když však bratři viděli, že je oblečen ve starý roztrhaný plášť</text:span><text:span text:style-name="T284">, </text:span><text:span text:style-name="T289">považovali jej za chudého potulného studenta</text:span><text:span text:style-name="T284">, </text:span><text:span text:style-name="T289">a zdráhali se jej přijmout</text:span><text:span text:style-name="T284">. </text:span><text:span text:style-name="T289">Ovšem toho, jenž se při svém obrácení ponížil</text:span><text:span text:style-name="T284">, </text:span><text:span text:style-name="T289">Pán opět pozvedl</text:span><text:span text:style-name="T284">, </text:span><text:span text:style-name="T289">a zanedlouho byl vynesen na opatský trůn tohoto kláštera</text:span><text:span text:style-name="T284">. </text:span><text:span text:style-name="T289">Odtud pak odešel do </text:span><text:span text:style-name="T284">Otterb</text:span><text:span text:style-name="T289">e</text:span><text:span text:style-name="T284">rgu, </text:span><text:span text:style-name="T289">a tomuto klášteru po třicet let</text:span><text:span text:style-name="T284">, </text:span><text:span text:style-name="T289">tedy až do roku </text:span><text:span text:style-name="T284">1225, </text:span><text:span text:style-name="T289">výtečně </text:span><text:soft-page-break/><text:span text:style-name="T289">vládl</text:span><text:span text:style-name="T284">. Po </text:span><text:span text:style-name="T289">smrti pak byl pohřben v kapitulní síni</text:span><text:span text:style-name="T284">, </text:span><text:span text:style-name="T289">uložen v sarkofágu vyzdviženém nad podlahu</text:span><text:span text:style-name="T284">, </text:span><text:span text:style-name="T289">kde po uplynutí sedmi století</text:span><text:span text:style-name="T284">, d</text:span><text:span text:style-name="T289">n</text:span><text:span text:style-name="T284">e 7. října</text:span><text:span text:style-name="T289"> </text:span><text:span text:style-name="T284">1925, </text:span><text:span text:style-name="T289">byly </text:span><text:span text:style-name="T288">nalezeny</text:span><text:span text:style-name="T289"> jeho ostatky</text:span><text:span text:style-name="T284">. </text:span><text:span text:style-name="T289">Tímto způsobem uložení ku pohřbu, zdá se, chtěli jeho bratři dát najevo, že </text:span><text:span text:style-name="T288">byl</text:span><text:span text:style-name="T289"> ctě</text:span><text:span text:style-name="T288">n</text:span><text:span text:style-name="T289"> více než ostatní Opat</text:span><text:span text:style-name="T288">i</text:span><text:span text:style-name="T289">, pohřbení v tomto klášteře</text:span><text:span text:style-name="T284">. (Hag., n. 435).</text:span></text:p>
      <text:p text:style-name="P87"><text:span text:style-name="T261">Ve španělském klášteře Panny Marie de Cadins</text:span>,<text:note text:id="ftn26" text:note-class="footnote"><text:note-citation>26</text:note-citation><text:note-body><text:p text:style-name="Footnote"><text:span text:style-name="Menologium_20_-_20_Latine">Monasterium B. M. de Chatinis</text:span>, <text:span text:style-name="T140">Monasterio de Santa María de Cadins</text:span> <text:span text:style-name="T261">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62">roku</text:span> 1871 <text:span text:style-name="T262">odešla do nebe převelice zbožná mniška</text:span> <text:span text:style-name="T19">Alo</text:span><text:span text:style-name="T29">i</text:span><text:span text:style-name="T19">si</text:span><text:span text:style-name="T29">e</text:span><text:span text:style-name="T19"> de Faria</text:span>. <text:span text:style-name="T262">Pocházela z </text:span>Bra<text:span text:style-name="T262">zí</text:span>li<text:span text:style-name="T262">e</text:span>, <text:span text:style-name="T262">už od dětských let zazářila podivuhodnou moudrostí a zbožností</text:span>, <text:span text:style-name="T264">kdy </text:span><text:span text:style-name="T262">četla především Svaté Písmo</text:span>, <text:span text:style-name="T262">díla svatých Otců a životy Svatých</text:span>, čí<text:span text:style-name="T262">mž se stalo, že zapálena láskou k Bohu toužila sloužit pouze Jemu</text:span>, <text:span text:style-name="T262">a rozhodla se, že se Bohu celá odevzdá</text:span>. <text:span text:style-name="T262">Stala se n</text:span>ovi<text:span text:style-name="T262">ckou a podle názoru všech převyšovala ctností ostatní mnišky</text:span>. <text:span text:style-name="T262">Představených, předpisů Řehole a znamení zvonu byla převelice poslušn</text:span><text:span text:style-name="T264">a</text:span><text:span text:style-name="T262"> jako Boh</text:span><text:span text:style-name="T263">a</text:span><text:span text:style-name="T262"> samotného</text:span>, <text:span text:style-name="T264">pilně</text:span><text:span text:style-name="T263"> se snažila Bohu vzdávat chvály v chóru</text:span>. Mari<text:span text:style-name="T263">i byla zcela vydána </text:span><text:span text:style-name="T356">i</text:span><text:span text:style-name="T263"> oddána</text:span>, <text:span text:style-name="T263">věcem pozemským převelice vzdálena</text:span>, silentium <text:span text:style-name="T264">spojené </text:span><text:span text:style-name="T263">s modlitbou </text:span><text:span text:style-name="T264">usilovně</text:span><text:span text:style-name="T263"> pěstovala</text:span>, <text:span text:style-name="T263">v tváři se vždy lehce usmívala a zářila jakoby andělským jasem</text:span>, ú<text:span text:style-name="T263">ctu a </text:span><text:span text:style-name="T264">ve </text:span><text:span text:style-name="T263">stejné </text:span><text:span text:style-name="T264">míře</text:span><text:span text:style-name="T263"> i lásku vzbuzovala ve všech, kdo na ni pohlédli</text:span>. <text:span text:style-name="T263">Třebaže dobrovolně vedla převelice přísný život</text:span>, <text:span text:style-name="T263">když se blížil </text:span><text:span text:style-name="T264">jeho </text:span><text:span text:style-name="T263">konec, byla sužována </text:span><text:span text:style-name="T356">navýsost</text:span><text:span text:style-name="T263"> krutými mukami</text:span>, <text:span text:style-name="T263">které však nanejvýš trpělivě snášela</text:span>, <text:span text:style-name="T263">dokonce i s radostí</text:span>, <text:span text:style-name="T263">dokud ani ne padesátiletá </text:span><text:span text:style-name="T264">ne</text:span><text:span text:style-name="T263">vyšla vstříc smrti blažených</text:span>. (Hag., n. 714).</text:p>
      <text:p text:style-name="P88"><text:s text:c="4"/></text:p>
      <text:p text:style-name="P86">8. října.</text:p>
      <text:p text:style-name="P87"><text:span text:style-name="T265">V božském </text:span>Offici<text:span text:style-name="T265">u</text:span>, <text:span text:style-name="T265">Připomínka </text:span><text:span text:style-name="T19">s</text:span><text:span text:style-name="T30">vatého </text:span><text:span text:style-name="T19">Martin</text:span><text:span text:style-name="T30">a</text:span><text:span text:style-name="T19"> Cid</text:span><text:span text:style-name="T30">a</text:span>,<text:note text:id="ftn27" text:note-class="footnote"><text:note-citation>27</text:note-citation><text:note-body><text:p text:style-name="P68"><text:span text:style-name="Menologium_20_-_20_Latine">sancti Mar</text:span><text:span text:style-name="Menologium_20_-_20_Latine"><text:span text:style-name="T265">t</text:span></text:span><text:span text:style-name="Menologium_20_-_20_Latine">ini Cidis</text:span>, <text:span text:style-name="T19">svatý Martin Cid</text:span> se narodil v Zamoře ve Španělsku. Založil Val-Paraiso, opatství s mnichy vyslanými svatým Bernardem.</text:p></text:note-body></text:note> <text:span text:style-name="T265">Opata</text:span>. <text:span text:style-name="T266">B</text:span><text:span text:style-name="T265">yl knězem ve městě Zamora</text:span>,<text:note text:id="ftn28" text:note-class="footnote"><text:note-citation>28</text:note-citation><text:note-body><text:p text:style-name="P68"><text:span text:style-name="T74">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66">když </text:span><text:span text:style-name="T271">jistou</text:span><text:span text:style-name="T266"> peleš lotrovskou proměnil v dům modlitby</text:span>, <text:span text:style-name="T266">a s druhy, kteří se k němu přidali, tam zřídil hostinec pro poutníky</text:span>, <text:span text:style-name="T266">kterým spolu s bratry oddaně posluhoval</text:span>. <text:span text:style-name="T266">Jméno tohoto místa bylo Bellofonte</text:span><text:span text:style-name="T266"><text:note text:id="ftn29" text:note-class="footnote"><text:note-citation>29</text:note-citation><text:note-body><text:p text:style-name="Footnote"><text:span text:style-name="Menologium_20_-_20_Latine">Bellusfons</text:span> </text:p></text:note-body></text:note></text:span><text:span text:style-name="T266"> nebo také </text:span>Peleas. <text:span text:style-name="T268">Poté, zapálen touhou po ještě svatě</text:span><text:span text:style-name="T271">jším</text:span><text:span text:style-name="T268"> životě</text:span>, <text:span text:style-name="T268">a pohnut nedávným příkladem kláštera </text:span>Moreruel<text:span text:style-name="T268">a</text:span>,<text:note text:id="ftn30" text:note-class="footnote"><text:note-citation>30</text:note-citation><text:note-body><text:p text:style-name="P69"><text:span text:style-name="T73">Moreruela</text:span>, <text:span text:style-name="T140">Monasterio de Santa María de Moreruela</text:span> <text:span text:style-name="T269">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6">(</text:span></text:span><text:span text:style-name="Menologium_20_-_20_commentarium"><text:span text:style-name="T113">září</text:span></text:span><text:span text:style-name="Menologium_20_-_20_commentarium"><text:span text:style-name="T106">, pozn. </text:span></text:span><text:span text:style-name="Menologium_20_-_20_commentarium"><text:span text:style-name="T113">9</text:span></text:span><text:span text:style-name="Menologium_20_-_20_commentarium"><text:span text:style-name="T114">0</text:span></text:span><text:span text:style-name="Menologium_20_-_20_commentarium"><text:span text:style-name="T106">)</text:span></text:span></text:p></text:note-body></text:note> <text:span text:style-name="T270">který v též diecéz</text:span><text:span text:style-name="T356">i</text:span><text:span text:style-name="T270"> </text:span>Zamor<text:span text:style-name="T270">a založili </text:span>Benedi<text:span text:style-name="T270">k</text:span>tini, <text:span text:style-name="T270">a právě přešel k </text:span><text:span text:style-name="T271">c</text:span><text:span text:style-name="T270">isterciáckému způ</text:span><text:soft-page-break/><text:span text:style-name="T270">sobu života</text:span>, <text:span text:style-name="T270">chtěl také v tomto splnit přání krále </text:span>Al<text:span text:style-name="T270">f</text:span>ons<text:span text:style-name="T270">a VII.</text:span>, <text:span text:style-name="T270">takže prostřednictvím místního Biskupa si od Svatého </text:span>Bernard<text:span text:style-name="T270">a vyprosil nějaké mnichy</text:span>. <text:span text:style-name="T271">D</text:span><text:span text:style-name="T270">ostal čtyři, </text:span><text:span text:style-name="T271">a </text:span><text:span text:style-name="T270">založil tam cisterciácký klášter</text:span>.<text:note text:id="ftn31" text:note-class="footnote"><text:note-citation>31</text:note-citation><text:note-body><text:p text:style-name="P70"><text:span text:style-name="T78">Vallis-Paradisi</text:span>, <text:span text:style-name="T140">Monasterio de Nuestra Señora de Valparaíso</text:span> <text:span text:style-name="T267">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06">(</text:span></text:span><text:span text:style-name="Menologium_20_-_20_commentarium"><text:span text:style-name="T113">září</text:span></text:span><text:span text:style-name="Menologium_20_-_20_commentarium"><text:span text:style-name="T106">, pozn. </text:span></text:span><text:span text:style-name="Menologium_20_-_20_commentarium"><text:span text:style-name="T113">9</text:span></text:span><text:span text:style-name="Menologium_20_-_20_commentarium"><text:span text:style-name="T106">)</text:span></text:span></text:p></text:note-body></text:note> <text:span text:style-name="T270">Když však od založení uplynulo patnáct let</text:span>, <text:span text:style-name="T270">drahé syny zanechal jako dědice svatosti</text:span>, <text:span text:style-name="T270">a </text:span><text:span text:style-name="T356">jak se vy</text:span><text:span text:style-name="T270">práví, </text:span>d<text:span text:style-name="T270">n</text:span>e 7. ří<text:span text:style-name="T270">jna </text:span>1152<text:span text:style-name="T270"> odešel ze světa</text:span>. <text:span text:style-name="T270">Jeho svaté tělo </text:span><text:span text:style-name="T271">pak </text:span><text:span text:style-name="T270">synové a bratři s poctami uložili v kostele</text:span>. (Hag., n. 18).</text:p>
      <text:p text:style-name="P88"/>
      <text:p text:style-name="P86"><text:span text:style-name="T201">9. října</text:span>.</text:p>
      <text:p text:style-name="P45"><text:span text:style-name="T290">V brabantském klášteře </text:span><text:span text:style-name="T343">Aywières</text:span><text:span text:style-name="T290"><text:note text:id="ftn32" text:note-class="footnote"><text:note-citation>32</text:note-citation><text:note-body><text:p text:style-name="P71"><text:span text:style-name="T78">Acquiri</text:span><text:span text:style-name="T83">a</text:span><text:span text:style-name="T272">, </text:span><text:span text:style-name="T6">Abbaye d'Aywiers</text:span><text:span text:style-name="T272"> byl klášter cisterciaček nedaleko Bruselu v Belgii. Založen v roce 1202 jako benediktinský, kolem 1215 se stal cisterciáckým, 1796 zrušen. </text:span><text:span text:style-name="Menologium_20_-_20_commentarium"><text:span text:style-name="T106">(</text:span></text:span><text:span text:style-name="Menologium_20_-_20_commentarium"><text:span text:style-name="T115">červenec</text:span></text:span><text:span text:style-name="Menologium_20_-_20_commentarium"><text:span text:style-name="T106">, pozn. </text:span></text:span><text:span text:style-name="Menologium_20_-_20_commentarium"><text:span text:style-name="T115">2</text:span></text:span><text:span text:style-name="Menologium_20_-_20_commentarium"><text:span text:style-name="T106">)</text:span></text:span></text:p></text:note-body></text:note></text:span><text:span text:style-name="T352"> [</text:span><text:span text:style-name="Menologium_20_-_20_pronuntiatio"><text:span text:style-name="T57">evjér</text:span></text:span><text:span text:style-name="T352">],</text:span><text:span text:style-name="T284"> </text:span><text:span text:style-name="T291">připomínka vyzdvižení těla</text:span><text:span text:style-name="T284">, </text:span><text:span text:style-name="T291">které se konalo roku </text:span><text:span text:style-name="T284">1610, </text:span><text:span text:style-name="T330">blahoslavené</text:span><text:span text:style-name="T291"> </text:span><text:span text:style-name="T327">Sybill</text:span><text:span text:style-name="T330">y</text:span><text:span text:style-name="T327"> </text:span><text:span text:style-name="T331">z</text:span><text:span text:style-name="T327"> Gages </text:span><text:span text:style-name="T338">[</text:span><text:span text:style-name="Menologium_20_-_20_pronuntiatio"><text:span text:style-name="T116">gážə</text:span></text:span><text:span text:style-name="T338">]</text:span><text:span text:style-name="T284">, </text:span><text:span text:style-name="T291">mnišky</text:span><text:span text:style-name="T284">. </text:span><text:span text:style-name="T292">B</text:span><text:span text:style-name="T293">ýva</text:span><text:span text:style-name="T292">la řeholní kanovnicí v klášteře svaté </text:span><text:span text:style-name="T284">Gertrud</text:span><text:span text:style-name="T292">y</text:span><text:span text:style-name="T284"> </text:span><text:span text:style-name="T292">v </text:span><text:span text:style-name="T284">Nivelles </text:span><text:span text:style-name="T292">[</text:span><text:span text:style-name="Menologium_20_-_20_pronuntiatio"><text:span text:style-name="T273">nivel</text:span></text:span><text:span text:style-name="T292">]</text:span><text:span text:style-name="T284">, </text:span><text:span text:style-name="T292">když v </text:span><text:span text:style-name="T290">klášteře </text:span><text:span text:style-name="T343">Aywières</text:span><text:span text:style-name="T352"> [</text:span><text:span text:style-name="Menologium_20_-_20_pronuntiatio"><text:span text:style-name="T57">evjér</text:span></text:span><text:span text:style-name="T352">]</text:span><text:span text:style-name="T290"> </text:span><text:span text:style-name="T292">přijala cisterciácký hábit</text:span><text:span text:style-name="T284">, </text:span><text:span text:style-name="T292">a od svého vstupu do Řádu si navykla převelice oddaně sloužit Svaté </text:span><text:span text:style-name="T284">Lutgard</text:span><text:span text:style-name="T292">ě</text:span><text:span text:style-name="T284">. </text:span><text:span text:style-name="T293">Ta jí s velikou radostí a láskou pomáhala</text:span><text:span text:style-name="T284">, </text:span><text:span text:style-name="T293">především když oslepla</text:span><text:span text:style-name="T284">. </text:span><text:span text:style-name="T293">Sybilla neměla nikoho dražšího a bližšího než </text:span><text:span text:style-name="T284">Lutgard</text:span><text:span text:style-name="T293">u</text:span><text:span text:style-name="T284">, </text:span><text:span text:style-name="T293">a dle příkazu ctihodného Biskupa </text:span><text:span text:style-name="T284">Ja</text:span><text:span text:style-name="T293">ku</text:span><text:span text:style-name="T284">b</text:span><text:span text:style-name="T293">a</text:span><text:span text:style-name="T284"> </text:span><text:span text:style-name="T294">z</text:span><text:span text:style-name="T284"> Vitr</text:span><text:span text:style-name="T294">y</text:span><text:span text:style-name="T284"><text:note text:id="ftn33" text:note-class="footnote"><text:note-citation>33</text:note-citation><text:note-body><text:p text:style-name="P72"><text:span text:style-name="Menologium_20_-_20_Latine">Jacobus de Vitreio</text:span>, <text:span text:style-name="T3">Jacques de Vitry</text:span> (asi 1170-1240), <text:span text:style-name="T274">f</text:span>rancouzský augustinián, teolog, kazatel a historik, studoval na univerzitě v Paříži, působil jako kardinál-biskup v Akkonu (Jerusalémské království 1099-1291) a jako biskup v italském Tusculum.</text:p></text:note-body></text:note></text:span><text:span text:style-name="T284"> </text:span><text:span text:style-name="T295">dbala </text:span><text:span text:style-name="T296">jeho rad</text:span><text:span text:style-name="T295">y</text:span><text:span text:style-name="T296">, aby ty více vzdělané vládly ostatním</text:span><text:span text:style-name="T284">. Sybill</text:span><text:span text:style-name="T297">e</text:span><text:span text:style-name="T284"> </text:span><text:span text:style-name="T297">také </text:span><text:span text:style-name="T284">Lutgard</text:span><text:span text:style-name="T297">a</text:span><text:span text:style-name="T284"> </text:span><text:span text:style-name="T297">předpověděla den smrti pět let předem</text:span><text:span text:style-name="T284">; </text:span><text:span text:style-name="T297">a když už se blížil konec, přikázala jí </text:span><text:span text:style-name="T295">prodlévat</text:span><text:span text:style-name="T297"> </text:span><text:span text:style-name="T284">«</text:span><text:span text:style-name="T295">u</text:span><text:span text:style-name="T297"> svého srdce</text:span><text:span text:style-name="T284">».</text:span><text:span text:style-name="T284"><text:note text:id="ftn34" text:note-class="footnote"><text:note-citation>34</text:note-citation><text:note-body><text:p text:style-name="P62"><text:span text:style-name="Menologium_20_-_20_Latine"><text:span text:style-name="T163">1 Samuelova 13, 14:</text:span></text:span><text:span text:style-name="Menologium_20_-_20_Latine"><text:span text:style-name="T275"> Quaesivit Dominus sibi virum </text:span></text:span><text:span text:style-name="Menologium_20_-_20_Latine"><text:span text:style-name="T31">juxta cor suum</text:span></text:span><text:span text:style-name="Menologium_20_-_20_Latine"><text:span text:style-name="T275">. </text:span></text:span><text:span text:style-name="Menologium_20_-_20_Latine"><text:span text:style-name="T163">Hospodin si vyhledal muže podle svého srdce.</text:span></text:span></text:p></text:note-body></text:note></text:span><text:span text:style-name="T284"> </text:span><text:span text:style-name="T298">Po čtyřech letech se pak znovu shledaly v nebi</text:span><text:span text:style-name="T284">, a </text:span><text:span text:style-name="T298">sice roku </text:span><text:span text:style-name="T284">125</text:span><text:span text:style-name="T299">0</text:span><text:span text:style-name="T284">. </text:span><text:span text:style-name="T298">Ostatky blahoslavené </text:span><text:span text:style-name="T284">Sybill</text:span><text:span text:style-name="T298">y jsou </text:span><text:soft-page-break/><text:span text:style-name="T298">dnes zbožně uctívány v kostelích v </text:span><text:span text:style-name="T284">Ittre </text:span><text:span text:style-name="T338">[</text:span><text:span text:style-name="Menologium_20_-_20_pronuntiatio"><text:span text:style-name="T122">itr</text:span></text:span><text:span text:style-name="Menologium_20_-_20_pronuntiatio"><text:span text:style-name="T116">ə</text:span></text:span><text:span text:style-name="T338">] </text:span><text:span text:style-name="T298">a</text:span><text:span text:style-name="T284"> Gages</text:span><text:span text:style-name="T284"><text:note text:id="ftn35" text:note-class="footnote"><text:note-citation>35</text:note-citation><text:note-body><text:p text:style-name="P73">Obě města, <text:span text:style-name="T3">Ittre</text:span> i <text:span text:style-name="T3">Gages</text:span> se nacházejí ve valonské částí Belgie, stejně jako <text:span text:style-name="T17">Nivelles</text:span>, nedaleko Bruselu.</text:p></text:note-body></text:note></text:span><text:span text:style-name="T284"> </text:span><text:span text:style-name="T338">[</text:span><text:span text:style-name="Menologium_20_-_20_pronuntiatio"><text:span text:style-name="T116">gážə</text:span></text:span><text:span text:style-name="T338">]</text:span><text:span text:style-name="T284">. (Hag., n. 161).</text:span></text:p>
      <text:p text:style-name="P45"><text:span text:style-name="T300">Ve francouzském Bordeaux</text:span><text:span text:style-name="T300"><text:note text:id="ftn36" text:note-class="footnote"><text:note-citation>36</text:note-citation><text:note-body><text:p text:style-name="P74"><text:span text:style-name="Menologium_20_-_20_Latine">Burdigala</text:span>, <text:span text:style-name="T19">Bordeaux</text:span> je přístavní město na jihozápadě Francie, při ústí řeky Garonny do Atlantského oceánu. Oblast Bordeaux je jednou z nejznámějších vinařských oblastí na světě s objemem asi 14,5 miliardy EUR. Žije zde <text:span text:style-name="T278">asi</text:span> 261 tisíc obyvatel.</text:p></text:note-body></text:note></text:span><text:span text:style-name="T300"> [</text:span><text:span text:style-name="Menologium_20_-_20_pronuntiatio"><text:span text:style-name="T276">bordó</text:span></text:span><text:span text:style-name="T300">]</text:span><text:span text:style-name="T284">, </text:span><text:span text:style-name="T300">roku</text:span><text:span text:style-name="T284"> 1621, </text:span><text:span text:style-name="T300">byl uložen do hrobu blahé paměti </text:span><text:span text:style-name="T327">Jan Ja</text:span><text:span text:style-name="T332">kub</text:span><text:span text:style-name="T327"> </text:span><text:span text:style-name="T332">od Svaté </text:span><text:span text:style-name="T327">Scholasti</text:span><text:span text:style-name="T332">ky</text:span><text:span text:style-name="T327"> de Berthier</text:span><text:span text:style-name="T327"><text:note text:id="ftn37" text:note-class="footnote"><text:note-citation>37</text:note-citation><text:note-body><text:p text:style-name="P62"><text:span text:style-name="Menologium_20_-_20_Latine">Joannes Jacobus a S. Scholastica de Berthier</text:span></text:p></text:note-body></text:note></text:span><text:span text:style-name="T327"> </text:span><text:span text:style-name="T339">[</text:span><text:span text:style-name="Menologium_20_-_20_pronuntiatio"><text:span text:style-name="T123">də bertié</text:span></text:span><text:span text:style-name="T339">]</text:span><text:span text:style-name="T284">. </text:span><text:span text:style-name="T301">Ve věku asi patnácti let se velkodušně od</text:span><text:span text:style-name="T302">evz</text:span><text:span text:style-name="T301">dal přísnosti Kongregace </text:span><text:span text:style-name="T348">Les Feuillants</text:span><text:span text:style-name="T303"><text:note text:id="ftn38" text:note-class="footnote"><text:note-citation>38</text:note-citation><text:note-body><text:p text:style-name="P75"><text:span text:style-name="Menologium_20_-_20_commentarium">Cisterciácká kongregace kolem kláštera </text:span><text:span text:style-name="Menologium_20_-_20_commentarium"><text:span text:style-name="T16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5">(červen, pozn. </text:span></text:span><text:span text:style-name="Menologium_20_-_20_commentarium"><text:span text:style-name="T98">1</text:span></text:span><text:span text:style-name="Menologium_20_-_20_commentarium"><text:span text:style-name="T99">0</text:span></text:span><text:span text:style-name="Menologium_20_-_20_commentarium"><text:span text:style-name="T95">)</text:span></text:span></text:p></text:note-body></text:note></text:span><text:span text:style-name="T303"> [</text:span><text:span text:style-name="Menologium_20_-_20_pronuntiatio"><text:span text:style-name="T277">lé föjãn</text:span></text:span><text:span text:style-name="T303">]</text:span><text:span text:style-name="T284">, </text:span><text:span text:style-name="T301">jejíž členové chodili pouze bosi a s hlavou odkrytou</text:span><text:span text:style-name="T284">, </text:span><text:span text:style-name="T301">pili čistou vodu</text:span><text:span text:style-name="T284">, </text:span><text:span text:style-name="T301">a za pokrm měli pouze otrubový chléb a bylinky vařené bez soli a oleje či másla</text:span><text:span text:style-name="T284">. </text:span><text:span text:style-name="T304">Spánku s</text:span><text:span text:style-name="T305">e</text:span><text:span text:style-name="T304"> </text:span><text:span text:style-name="T305">oddával</text:span><text:span text:style-name="T304"> dost</text:span><text:span text:style-name="T305">i</text:span><text:span text:style-name="T304"> málo</text:span><text:span text:style-name="T284">, </text:span><text:span text:style-name="T304">vsedě poblíž ohně s hlavou opřenou o holý stůl</text:span><text:span text:style-name="T284">. </text:span><text:span text:style-name="T304">Byl velmi oblíben u Důstojného Opata </text:span><text:span text:style-name="T284">Jan</text:span><text:span text:style-name="T304">a</text:span><text:span text:style-name="T284"> </text:span><text:span text:style-name="T342">de la Barrière</text:span><text:span text:style-name="T284"> </text:span><text:span text:style-name="T304">[</text:span><text:span text:style-name="Menologium_20_-_20_pronuntiatio"><text:span text:style-name="T123">də </text:span></text:span><text:span text:style-name="Menologium_20_-_20_pronuntiatio"><text:span text:style-name="T124">la bariér</text:span></text:span><text:span text:style-name="T304">]</text:span><text:span text:style-name="T284">, </text:span><text:span text:style-name="T305">pro svou jedinečnou a vznešenou povahu i horlivost pro řeholní kázeň</text:span><text:span text:style-name="T284">, </text:span><text:span text:style-name="T295">a </text:span><text:span text:style-name="T305">když ještě mladý a nezkušený procházel sousedními obcemi, tak plodně kázal slovo Boží, a s takovou autoritou vyzařoval velikost ducha</text:span><text:span text:style-name="T284">, </text:span><text:span text:style-name="T305">že jeho oděv i ruce lidé uctivě líbali</text:span><text:span text:style-name="T284">. </text:span><text:span text:style-name="T305">Když však přebýval v Bordeaux</text:span><text:span text:style-name="T284">, </text:span><text:span text:style-name="T305">nejjasnější a převelice zbožný Kardinál </text:span><text:span text:style-name="T284">de Sourdis </text:span><text:span text:style-name="T305">[</text:span><text:span text:style-name="Menologium_20_-_20_pronuntiatio"><text:span text:style-name="T339">də </text:span></text:span><text:span text:style-name="Menologium_20_-_20_pronuntiatio"><text:span text:style-name="T340">súrdí</text:span></text:span><text:span text:style-name="T305">]</text:span><text:span text:style-name="T284"> </text:span><text:span text:style-name="T305">jej ze svého rozhodnutí vyvolil </text:span><text:span text:style-name="T306">za předsedu své diecézní rady</text:span><text:span text:style-name="T284">, </text:span><text:span text:style-name="T306">a ku vzdělávání dívek v základech víry a </text:span><text:span text:style-name="T307">jejich </text:span><text:span text:style-name="T306">častému přistupování k Svátostem tam založil Kongregaci Svaté </text:span><text:span text:style-name="T284">Ur</text:span><text:span text:style-name="T306">š</text:span><text:span text:style-name="T284">ul</text:span><text:span text:style-name="T306">y</text:span><text:span text:style-name="T284">. </text:span><text:span text:style-name="T305">Nešetřil žádné námahy, aby Bohu získal hříšníky</text:span><text:span text:style-name="T284">. </text:span><text:span text:style-name="T305">Poté, stižen mnoh</text:span><text:span text:style-name="T295">a</text:span><text:span text:style-name="T305"> tělesnými útrapami svůj poslední den uzavřel</text:span><text:span text:style-name="T284">. (Hag., n. 541).</text:span></text:p>
      <text:p text:style-name="P88"><text:s text:c="4"/></text:p>
      <text:p text:style-name="P86">10. října.</text:p>
      <text:p text:style-name="P45"><text:soft-page-break/><text:span text:style-name="T308">V </text:span><text:span text:style-name="T309">klášte</text:span><text:span text:style-name="T308">ře</text:span><text:span text:style-name="T309"> </text:span><text:span text:style-name="T344">Ponti</text:span><text:span text:style-name="T345">g</text:span><text:span text:style-name="T344">n</text:span><text:span text:style-name="T345">y</text:span><text:span text:style-name="T309"><text:note text:id="ftn39" text:note-class="footnote"><text:note-citation>39</text:note-citation><text:note-body><text:p text:style-name="P76"><text:span text:style-name="T86">Pontiniacum</text:span>, <text:span text:style-name="T3">Abbaye de Pontigny</text:span> byla jedna z prvních čtyř dcer Cîteaux. Leží asi 180 km od mateřského kláštera nedaleko Auxerre <text:span text:style-name="T280">na severozápadě Burgundska. Založen 1114, zrušen 1791. </text:span><text:span text:style-name="Menologium_20_-_20_commentarium"><text:span text:style-name="T95">(</text:span></text:span><text:span text:style-name="Menologium_20_-_20_commentarium"><text:span text:style-name="T100">září</text:span></text:span><text:span text:style-name="Menologium_20_-_20_commentarium"><text:span text:style-name="T95">, pozn. </text:span></text:span><text:span text:style-name="Menologium_20_-_20_commentarium"><text:span text:style-name="T100">74</text:span></text:span><text:span text:style-name="Menologium_20_-_20_commentarium"><text:span text:style-name="T95">)</text:span></text:span></text:p></text:note-body></text:note></text:span><text:span text:style-name="T309"> [</text:span><text:span text:style-name="Menologium_20_-_20_pronuntiatio"><text:span text:style-name="T279">pontyňi</text:span></text:span><text:span text:style-name="T309">]</text:span><text:span text:style-name="T284">, </text:span><text:span text:style-name="T327">b</text:span><text:span text:style-name="T333">lahoslavený</text:span><text:span text:style-name="T327"> Hugo </text:span><text:span text:style-name="T334">z </text:span><text:span text:style-name="T349">Mâcon</text:span><text:span text:style-name="T327"><text:note text:id="ftn40" text:note-class="footnote"><text:note-citation>40</text:note-citation><text:note-body><text:p text:style-name="P62"><text:span text:style-name="Menologium_20_-_20_Latine">Hugo Matisconensis </text:span><text:span text:style-name="T133">nebo</text:span> <text:span text:style-name="Menologium_20_-_20_Latine">de Vitreio</text:span><text:span text:style-name="T166">, </text:span><text:span text:style-name="T10">Hugues de Mâcon</text:span><text:span text:style-name="T145"> </text:span><text:span text:style-name="T138">nebo</text:span><text:span text:style-name="T146"> </text:span><text:span text:style-name="T11">de Vitry</text:span><text:span text:style-name="T145"> </text:span><text:span text:style-name="T146">(1085 – 1151): Cisterciák, první Opat </text:span><text:span text:style-name="T13">Pontigny</text:span><text:span text:style-name="T146">, pak Biskup </text:span><text:span text:style-name="T13">Auxerre</text:span><text:span text:style-name="T146">. Pochází z obce </text:span><text:span text:style-name="T12">Vitry-lès-Cluny </text:span><text:span text:style-name="T146">(arrondissement </text:span><text:span text:style-name="T12">Mâcon</text:span><text:span text:style-name="T146">, </text:span><text:span text:style-name="T13">Saône-et-Loire</text:span><text:span text:style-name="T146">), proto dvě různá označení.</text:span></text:p></text:note-body></text:note></text:span><text:span text:style-name="T284"> </text:span><text:span text:style-name="T310">[</text:span><text:span text:style-name="Menologium_20_-_20_pronuntiatio"><text:span text:style-name="T283">masõn</text:span></text:span><text:span text:style-name="T310">] </text:span><text:span text:style-name="T311">nebo</text:span><text:span text:style-name="T284"> </text:span><text:span text:style-name="T334">z </text:span><text:span text:style-name="T350">Vitr</text:span><text:span text:style-name="T351">y</text:span><text:span text:style-name="T284">, </text:span><text:span text:style-name="T312">Biskup diecéze </text:span><text:span text:style-name="T346">Auxerre</text:span><text:span text:style-name="T312"><text:note text:id="ftn41" text:note-class="footnote"><text:note-citation>41</text:note-citation><text:note-body><text:p text:style-name="P12">Episcopu<text:span text:style-name="T281">s</text:span> Antissiodorens<text:span text:style-name="T281">is</text:span></text:p></text:note-body></text:note></text:span><text:span text:style-name="T312"> [</text:span><text:span text:style-name="Menologium_20_-_20_pronuntiatio"><text:span text:style-name="T282">os</text:span></text:span><text:span text:style-name="Menologium_20_-_20_pronuntiatio"><text:span text:style-name="T281">ér</text:span></text:span><text:span text:style-name="T312">]</text:span><text:span text:style-name="T284">.</text:span><text:span text:style-name="T310"> </text:span><text:span text:style-name="T285">Jako</text:span><text:span text:style-name="T310"> mladý šlechtic </text:span><text:span text:style-name="T285">se</text:span><text:span text:style-name="T310"> také </text:span><text:span text:style-name="T285">on </text:span><text:span text:style-name="T310">připojil ke Svatému </text:span><text:span text:style-name="T284">Bernardo</text:span><text:span text:style-name="T310">vi.</text:span><text:span text:style-name="T284"> </text:span><text:span text:style-name="T310">Když</text:span><text:span text:style-name="T285"> se totiž dozvěděl </text:span><text:span text:style-name="T310">o obrácení svého druha a nejdražšího přítele</text:span><text:span text:style-name="T284">, </text:span><text:span text:style-name="T310">oplakával jej jako ztraceného</text:span><text:span text:style-name="T284">. </text:span><text:span text:style-name="T314">Avšak poté, co spolu vedli rozhovory, stali se daleko více zaslouženě a pravdivě jedním srdcem a jednou duší v Kristu</text:span><text:span text:style-name="T284">, </text:span><text:span text:style-name="T314">než byli předtím ve světě</text:span><text:span text:style-name="T284">. </text:span><text:span text:style-name="T315">Vstoupil tedy spolu s ním do </text:span><text:span text:style-name="T284">Cîteaux, </text:span><text:span text:style-name="T285">a </text:span><text:span text:style-name="T315">sotva složil sliby, Svatý Otec Štěpán jej ustanovil Opatem druhého, právě zakládaného kláštera </text:span><text:span text:style-name="T344">Ponti</text:span><text:span text:style-name="T345">g</text:span><text:span text:style-name="T344">n</text:span><text:span text:style-name="T345">y</text:span><text:span text:style-name="T309"> [</text:span><text:span text:style-name="Menologium_20_-_20_pronuntiatio"><text:span text:style-name="T279">pontyňi</text:span></text:span><text:span text:style-name="T309">]</text:span><text:span text:style-name="T284">, </text:span><text:span text:style-name="T316">což dosti jasně ukazuje, jakým člověkem vlastně Hugo byl</text:span><text:span text:style-name="T284">. </text:span><text:span text:style-name="T316">Nový klášter kvetl a prospíval pod jeho vedením, a zrodil mnoho dcer</text:span><text:span text:style-name="T284">, </text:span><text:span text:style-name="T316">a sám Opat byl církevní autoritou určen, často spolu se Svatým Bernardem</text:span><text:span text:style-name="T284">, </text:span><text:span text:style-name="T316">aby v různých záležitostech působil jako smírčí soudce či vyslanec</text:span><text:span text:style-name="T284">. </text:span><text:span text:style-name="T316">Roku pak </text:span><text:span text:style-name="T284">1137 </text:span><text:span text:style-name="T316">byl zvolen Biskupem </text:span><text:span text:style-name="T347">Auxerre </text:span><text:span text:style-name="T312">[</text:span><text:span text:style-name="Menologium_20_-_20_pronuntiatio"><text:span text:style-name="T313">os</text:span></text:span><text:span text:style-name="Menologium_20_-_20_pronuntiatio"><text:span text:style-name="T312">ér</text:span></text:span><text:span text:style-name="T312">]</text:span><text:span text:style-name="T284">. </text:span><text:span text:style-name="T316">V mluvení byl velmi střídmý</text:span><text:span text:style-name="T284">, </text:span><text:span text:style-name="T316">v konání však schopný a rozhodný</text:span><text:span text:style-name="T284">, </text:span><text:span text:style-name="T316">a třebaže vládl podivuhodnou trpělivostí</text:span><text:span text:style-name="T284">, </text:span><text:span text:style-name="T317">když měl zadržet ruku zuřících proti Církvi či jejím záležitostem</text:span><text:span text:style-name="T284">, </text:span><text:span text:style-name="T317">přidal </text:span><text:span text:style-name="T285">k ní </text:span><text:span text:style-name="T317">také pevnost</text:span><text:span text:style-name="T284">. </text:span><text:span text:style-name="T317">Ze všech ctností, jimiž ho milost obdařila</text:span><text:span text:style-name="T284">, </text:span><text:span text:style-name="T317">byla největší pohostinnost</text:span><text:span text:style-name="T284">. </text:span><text:span text:style-name="T317">Vždy mu velmi </text:span><text:span text:style-name="T285">zá</text:span><text:span text:style-name="T317">leželo na obecné</text:span><text:span text:style-name="T285">m</text:span><text:span text:style-name="T317"> blah</text:span><text:span text:style-name="T285">u</text:span><text:span text:style-name="T317"> </text:span><text:span text:style-name="T285">své </text:span><text:span text:style-name="T317">diecéze</text:span><text:span text:style-name="T284">, </text:span><text:span text:style-name="T317">nakonec svatě zesnul v Pánu</text:span><text:span text:style-name="T284">, </text:span><text:span text:style-name="T317">roku</text:span><text:span text:style-name="T284"> </text:span><text:span text:style-name="T311">11</text:span><text:span text:style-name="T284">5</text:span><text:span text:style-name="T311">1</text:span><text:span text:style-name="T284">, </text:span><text:span text:style-name="T317">přímo v klášteře </text:span><text:span text:style-name="T344">Ponti</text:span><text:span text:style-name="T345">g</text:span><text:span text:style-name="T344">n</text:span><text:span text:style-name="T345">y</text:span><text:span text:style-name="T309"> [</text:span><text:span text:style-name="Menologium_20_-_20_pronuntiatio"><text:span text:style-name="T279">pontyňi</text:span></text:span><text:span text:style-name="T309">]</text:span><text:span text:style-name="T284">, </text:span><text:span text:style-name="T317">kde pak v kostele nalezl místo svého h</text:span><text:span text:style-name="T318">r</text:span><text:span text:style-name="T317">obu poblíž hlavního oltáře na evangelní straně</text:span><text:span text:style-name="T284">. (Hag., n. 84).</text:span></text:p>
      <text:p text:style-name="P45"><text:span text:style-name="T319">V Portugalsku</text:span><text:span text:style-name="T284">, </text:span><text:span text:style-name="T327">blahoslavený Gonzalo</text:span><text:span text:style-name="T284">,</text:span><text:span text:style-name="T284"><text:note text:id="ftn42" text:note-class="footnote"><text:note-citation>42</text:note-citation><text:note-body><text:p text:style-name="Footnote"><text:span text:style-name="Menologium_20_-_20_commentarium"><text:span text:style-name="T86">Beatus Gundisalvus</text:span></text:span></text:p></text:note-body></text:note></text:span><text:span text:style-name="T284"> Opat </text:span><text:span text:style-name="T319">či</text:span><text:span text:style-name="T284"> </text:span><text:span text:style-name="T319">Převor kláštera </text:span><text:span text:style-name="T354">Santa</text:span><text:span text:style-name="T355"> Mari</text:span><text:span text:style-name="T354">a</text:span><text:span text:style-name="T355"> </text:span><text:span text:style-name="T353">das Júnias</text:span><text:span text:style-name="T284"><text:note text:id="ftn43" text:note-class="footnote"><text:note-citation>43</text:note-citation><text:note-body><text:p text:style-name="Footnote"><text:span text:style-name="Menologium_20_-_20_Latine">Monasterium S. M. de Las Junias</text:span>, <text:span text:style-name="T357">Mosteiro de Santa Maria das Júnias</text:span> <text:span text:style-name="T358">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84"> </text:span><text:span text:style-name="T320">[</text:span><text:span text:style-name="Menologium_20_-_20_pronuntiatio">žúnias</text:span><text:span text:style-name="T320">]</text:span><text:span text:style-name="T284">, </text:span><text:span text:style-name="T319">jenž je zde od nepaměti uctíván v církevním Officiu</text:span><text:span text:style-name="T284">. (Hag., n. 67).</text:span></text:p>
      <text:p text:style-name="P88"><text:s text:c="4"/></text:p>
      <text:p text:style-name="P86">11. října.</text:p>
      <text:p text:style-name="P45"><text:soft-page-break/><text:span text:style-name="T321">V klášteře </text:span><text:span text:style-name="T322">Barbery</text:span><text:span text:style-name="T321"><text:note text:id="ftn44" text:note-class="footnote"><text:note-citation>44</text:note-citation><text:note-body><text:p text:style-name="P77"><text:span text:style-name="T78">Barberi</text:span><text:span text:style-name="T84">um</text:span><text:span text:style-name="T359">, </text:span><text:span text:style-name="T7">Abbaye Notre-Dame de Barbery</text:span><text:span text:style-name="T32"> </text:span><text:span text:style-name="T125">byl cisterciácký klášter ve stejnojmenné obci v Normandii na severu Francie, nedaleko města Caen. Založen 1179 ze Savigny, zrušen 1791.</text:span><text:span text:style-name="T126"> </text:span><text:span text:style-name="Menologium_20_-_20_commentarium"><text:span text:style-name="T101">(</text:span></text:span><text:span text:style-name="Menologium_20_-_20_commentarium"><text:span text:style-name="T102">srpen</text:span></text:span><text:span text:style-name="Menologium_20_-_20_commentarium"><text:span text:style-name="T101">, pozn. </text:span></text:span><text:span text:style-name="Menologium_20_-_20_commentarium"><text:span text:style-name="T102">21</text:span></text:span><text:span text:style-name="Menologium_20_-_20_commentarium"><text:span text:style-name="T101">)</text:span></text:span></text:p></text:note-body></text:note></text:span><text:span text:style-name="T321"> v </text:span><text:span text:style-name="T284">Norman</text:span><text:span text:style-name="T321">d</text:span><text:span text:style-name="T284">i</text:span><text:span text:style-name="T321">i</text:span><text:span text:style-name="T284">, </text:span><text:span text:style-name="T285">roku</text:span><text:span text:style-name="T284"> 1677, </text:span><text:span text:style-name="T323">z tohoto života odešel ctihodný muž </text:span><text:span text:style-name="T335">Mikuláš</text:span><text:span text:style-name="T327"> </text:span><text:span text:style-name="T336">Le</text:span><text:span text:style-name="T327"> Guédois</text:span><text:span text:style-name="T327"><text:note text:id="ftn45" text:note-class="footnote"><text:note-citation>45</text:note-citation><text:note-body><text:p text:style-name="Footnote"><text:span text:style-name="Menologium_20_-_20_Latine">Nicolaus de Guedois,</text:span> <text:span text:style-name="T3">Nicolas III Le Guédois</text:span>, <text:span text:style-name="T360">Převor </text:span>Aunay (1652-1658), <text:span text:style-name="T360">Opat </text:span>Barbery (1659-1677).</text:p></text:note-body></text:note></text:span><text:span text:style-name="T327"> </text:span><text:span text:style-name="T341">[</text:span><text:span text:style-name="Menologium_20_-_20_pronuntiatio"><text:span text:style-name="T127">l</text:span></text:span><text:span text:style-name="Menologium_20_-_20_pronuntiatio"><text:span text:style-name="T123">ə </text:span></text:span><text:span text:style-name="Menologium_20_-_20_pronuntiatio"><text:span text:style-name="T128">gedoá</text:span></text:span><text:span text:style-name="T341">]</text:span><text:span text:style-name="T284">, </text:span><text:span text:style-name="T324">Opat</text:span><text:span text:style-name="T284">. «</text:span><text:span text:style-name="T325">Již o</text:span><text:span text:style-name="T324">d raného věku měl srdce starce</text:span><text:span text:style-name="T284">»,</text:span><text:span text:style-name="T284"><text:note text:id="ftn46" text:note-class="footnote"><text:note-citation>46</text:note-citation><text:note-body><text:p text:style-name="Footnote">„<text:span text:style-name="Menologium_20_-_20_Latine">A prima ætate cor gerens senile</text:span>,“ <text:span text:style-name="T360">cf. Antifona ze svátku sv. Benedikta: „</text:span><text:span text:style-name="Menologium_20_-_20_Latine">Fuit vir vitae venerabilis gratia dei Benedictus et nomine </text:span><text:span text:style-name="Menologium_20_-_20_Latine"><text:span text:style-name="T19">ab ipso pueritiae suae tempore cor gerens senile</text:span></text:span><text:span text:style-name="Menologium_20_-_20_Latine">…</text:span><text:span text:style-name="T360">“ ze IV. knihy Dialogů sv. Řehoře Velikého.</text:span></text:p></text:note-body></text:note></text:span><text:span text:style-name="T284"> </text:span><text:span text:style-name="T325">když jako mladík a mladý mnich byl představen mnoha úřadům, jak rozhodl </text:span><text:span text:style-name="T284">Dom Ludví</text:span><text:span text:style-name="T325">k</text:span><text:span text:style-name="T284"> Quinet </text:span><text:span text:style-name="T325">[</text:span><text:span text:style-name="Menologium_20_-_20_pronuntiatio">kiné</text:span><text:span text:style-name="T325">]</text:span><text:span text:style-name="T284">, </text:span><text:span text:style-name="T325">Opat a Reformátor kláštera </text:span><text:span text:style-name="T284">Barber</text:span><text:span text:style-name="T325">y</text:span><text:span text:style-name="T284">, </text:span><text:span text:style-name="T326">a Mikuláš byl </text:span><text:span text:style-name="T285">pak </text:span><text:span text:style-name="T326">rozhodnutím krále určen za jeho nástupce</text:span><text:span text:style-name="T284">, </text:span><text:span text:style-name="T326">jako muž výjimečné pokory, lásky a rozlišování a výtečný průvodce duší po cestě dokonalosti</text:span><text:span text:style-name="T284">. (Hag., n. 598).</text:span></text:p>
      <text:p text:style-name="P45"><text:span text:style-name="T285">V Římě</text:span><text:span text:style-name="T284">, </text:span><text:span text:style-name="T285">12. </text:span><text:span text:style-name="T284">d</text:span><text:span text:style-name="T285">n</text:span><text:span text:style-name="T284">e </text:span><text:span text:style-name="T285">tohoto měsíce roku </text:span><text:span text:style-name="T284">1629, </text:span><text:span text:style-name="T285">odešel ctihodný </text:span><text:span text:style-name="T284">Generál</text:span><text:span text:style-name="T285">ní Představený</text:span><text:span text:style-name="T284"> </text:span><text:span text:style-name="T327">Sanc</text:span><text:span text:style-name="T328">ho</text:span><text:span text:style-name="T327"> </text:span><text:span text:style-name="T337">[</text:span><text:span text:style-name="Menologium_20_-_20_pronuntiatio"><text:span text:style-name="T129">sančo</text:span></text:span><text:span text:style-name="T337">]</text:span><text:span text:style-name="T328"> od Svaté Kateřiny</text:span><text:span text:style-name="T284">. </text:span><text:span text:style-name="T285">Jako dogma pro něj bylo, že nejdůležitější chvíle v řeholním životě jsou, když se s velikou péčí a důkladností vybírají Představení</text:span><text:span text:style-name="T284">. </text:span><text:span text:style-name="T285">A také toto pravidlo</text:span><text:span text:style-name="T284">: ř</text:span><text:span text:style-name="T285">eholníci jsou věc posvátná a svatá</text:span><text:span text:style-name="T284">. </text:span><text:span text:style-name="T285">Cele se věnoval duchovní formaci duší</text:span><text:span text:style-name="T284">, </text:span><text:span text:style-name="T285">všechny předcházel hlubokou pokorou</text:span><text:span text:style-name="T284">, </text:span><text:span text:style-name="T285">podivuhodnou skromností</text:span><text:span text:style-name="T284">, </text:span><text:span text:style-name="T285">očima vždy sklopenýma</text:span><text:span text:style-name="T284">, </text:span><text:span text:style-name="T285">a bratřím přišlo jako zázrak, že pokračoval v umrtvování těla, i když se vyčerpala jeho duševní síla</text:span><text:span text:style-name="T284">. </text:span><text:span text:style-name="T285">Byl vysoce ceněn v síních Svatého Otce i krále Francie</text:span><text:span text:style-name="T284">. </text:span><text:span text:style-name="T285">Z viditelných soubojů se zlým duchem s Boží pomocí vyšel vždy jako vítěz</text:span><text:span text:style-name="T284">, </text:span><text:span text:style-name="T285">byl považován za hodného důvěrné a časté přítomnosti svého anděla</text:span><text:span text:style-name="T284">.</text:span><text:span text:style-name="T284"><text:note text:id="ftn47" text:note-class="footnote"><text:note-citation>47</text:note-citation><text:note-body><text:p text:style-name="Footnote"><text:span text:style-name="Menologium_20_-_20_Latine">angeli titularis </text:span></text:p></text:note-body></text:note></text:span><text:span text:style-name="T284"> </text:span><text:span text:style-name="T285">Býval ovanut prorockým duchem a dokázal </text:span><text:span text:style-name="T286">proniknout</text:span><text:span text:style-name="T285"> i </text:span><text:span text:style-name="T286">do </text:span><text:span text:style-name="T285">tajemství nevyslovených myšlenek</text:span><text:span text:style-name="T284">. </text:span><text:span text:style-name="T285">Ctihodná mniška Karmelitánka Maria od Vtělení jej měla ve zvyku nazývat výtečným duchovním vůdcem</text:span><text:span text:style-name="T284">, č</text:span><text:span text:style-name="T285">lověkem Bohu drahým a nanejvýš milovaným</text:span><text:span text:style-name="T284">. </text:span><text:span text:style-name="T285">Bůh jí také údajně </text:span><text:span text:style-name="T286">vy</text:span><text:span text:style-name="T285">jevil, že ze synů Svatého </text:span><text:span text:style-name="T284">Bernard</text:span><text:span text:style-name="T285">a</text:span><text:span text:style-name="T284">, </text:span><text:span text:style-name="T285">kteří jej opravdu následovali, se tehdy nikdo přesvatému Otci nepřiblížil více než </text:span><text:span text:style-name="T284">Sanc</text:span><text:span text:style-name="T285">ho</text:span><text:span text:style-name="T284">. </text:span><text:span text:style-name="T285">Nakonec tento stařec asketa, jejž všichni nanejvýš milovali, podlehl horečce v klášteře Svatého </text:span><text:span text:style-name="T284">Bernard</text:span><text:span text:style-name="T285">a</text:span><text:span text:style-name="T284"> </text:span><text:span text:style-name="T285">v Římě</text:span><text:span text:style-name="T284">. (Hag., n. 544).</text:span></text:p>
      <text:p text:style-name="P7"><text:s text:c="4"/></text:p>
      <text:p text:style-name="P37">12. října.</text:p>
      <text:p text:style-name="P46"><text:span text:style-name="T361">V</text:span> Angli<text:span text:style-name="T361">i</text:span>, <text:span text:style-name="T361">ctihodný Boží služebník </text:span><text:span text:style-name="T19">Richard Sacrificus</text:span> <text:span text:style-name="T361">či</text:span> <text:span text:style-name="T19">Sa</text:span><text:span text:style-name="T33">k</text:span><text:span text:style-name="T19">rist</text:span><text:span text:style-name="T33">án</text:span>, <text:span text:style-name="T361">takto nazvaný, neboť </text:span><text:span text:style-name="T362">když </text:span><text:span text:style-name="T361">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14">St. Mary's Abbey </text:span><text:span text:style-name="T216">in</text:span><text:span text:style-name="T214"> York</text:span> <text:span text:style-name="T362">byl benediktinský klášter v Yorku, velkém městě na severu Anglie. Založen 1088, zrušen 1538.</text:span></text:p></text:note-body></text:note> <text:span text:style-name="T362">zastával tento úřad v katedrálním kostele </text:span><text:span text:style-name="T370">on</text:span><text:span text:style-name="T362">oho města</text:span>. <text:span text:style-name="T362">Totiž mezi bratry tohoto kláštera</text:span>, <text:span text:style-name="T362">kteří podobně jako dříve zakladatelé Cî</text:span><text:soft-page-break/><text:span text:style-name="T362">teaux začali toužit po samotě pustin</text:span><text:span text:style-name="T370">y</text:span><text:span text:style-name="T362">, takže pod vedením svatého Převora </text:span>Richard<text:span text:style-name="T362">a založili klášter </text:span><text:span text:style-name="T217">Fountains Abbey</text:span><text:span text:style-name="T177"><text:note-ref text:note-class="footnote" text:reference-format="text" text:ref-name="ftn12">12</text:note-ref></text:span><text:span text:style-name="T362"> </text:span><text:span text:style-name="T218">[</text:span><text:span text:style-name="Menologium_20_-_20_pronuntiatio"><text:span text:style-name="T218">fauntins </text:span></text:span><text:span text:style-name="Menologium_20_-_20_pronuntiatio"><text:span text:style-name="T221">eby</text:span></text:span><text:span text:style-name="T218">]</text:span>, <text:span text:style-name="T362">on sám byl první mezi prvními</text:span>. <text:span text:style-name="T363">Když první Opat v Římě odešel ze života, on byl té</text:span><text:span text:style-name="T370">ž</text:span><text:span text:style-name="T363"> zvolen jeho nástupcem</text:span>. <text:span text:style-name="T363">Ctnost ducha </text:span><text:span text:style-name="T370">totiž</text:span><text:span text:style-name="T363"> vyzařovala z jeho tváře</text:span>, <text:span text:style-name="T363">a kromě ostatních darů, které od Boha přijal</text:span>, <text:span text:style-name="T363">měl jedinečnou milost vůči těm, které přijímal ve zpovědi</text:span>, <text:span text:style-name="T364">když poskytoval útěchu zarmouceným</text:span>, <text:span text:style-name="T364">pozvedal padlé</text:span>, <text:span text:style-name="T364">a dokázal poznat zraněné svědomí </text:span><text:span text:style-name="T370">i </text:span><text:span text:style-name="T364">ve skrytých případech</text:span>. <text:span text:style-name="T364">Často předcházel kajícníky v tom, co měli v úmyslu vyznat</text:span>. <text:span text:style-name="T364">Když převelice nerad přijal břemeno opatského úřadu</text:span>, <text:span text:style-name="T364">konal, co bylo potřeba v úřadu sobě svěřeném</text:span>, <text:span text:style-name="T364">a zatímco – jak jen </text:span><text:span text:style-name="T370">to bylo možné </text:span><text:span text:style-name="T364">– se </text:span><text:span text:style-name="T370">u</text:span><text:span text:style-name="T364">vnitř oddával Bohu</text:span>, <text:span text:style-name="T364">Pán za něj z vnějšku bděl</text:span>, <text:span text:style-name="T364">a vedl tohoto muže po všech svých cestách</text:span>. <text:span text:style-name="T364">Ovšem po čtyřech letech se vydal na generální kapitulu</text:span>, <text:span text:style-name="T364">a když přišel do </text:span>Cla<text:span text:style-name="T364">i</text:span>rva<text:span text:style-name="T364">ux</text:span>, <text:span text:style-name="T364">zachvátila jej choroba</text:span>, <text:span text:style-name="T364">a když se nemoc zhoršovala</text:span>, <text:span text:style-name="T364">jak žádal a předpověděl</text:span>, <text:span text:style-name="T364">v náruči Svatého </text:span>Bernard<text:span text:style-name="T364">a duši vypustil</text:span>. (Hag., n. 348).</text:p>
      <text:p text:style-name="P30"><text:span text:style-name="T365">Ve Francii</text:span>, b<text:span text:style-name="T365">lahoslavená žena </text:span><text:span text:style-name="T19">Mar</text:span><text:span text:style-name="T34">két</text:span><text:span text:style-name="T19">a</text:span>, Abat<text:span text:style-name="T365">yše</text:span>, <text:span text:style-name="T366">jejíž hlava se s úctou uchovávala v jejím klášteře </text:span><text:span text:style-name="T367">Svaté Huldy</text:span><text:span text:style-name="T367"><text:note text:id="ftn49" text:note-class="footnote"><text:note-citation>49</text:note-citation><text:note-body><text:p text:style-name="P78"><text:span text:style-name="Menologium_20_-_20_Latine">Monasterium S. Hoyldis (Ashuldis)</text:span>, <text:span text:style-name="T3">Abbaye de Sainte-Hoïlde</text:span> byl klášter cisterciaček v obci Bussy-la-Côte nedaleko Remeše na severu Francie. Založen 1228 ke cti svaté Huldy z Troyes, zrušen 1791.</text:p></text:note-body></text:note></text:span><text:span text:style-name="T366"> mezi ostatky Svatých</text:span>. <text:span text:style-name="T366">Ze života odešla roku </text:span>1240. (Hag., n. 137).</text:p>
      <text:p text:style-name="P47"><text:span text:style-name="T368">V</text:span> Belgi<text:span text:style-name="T368">i</text:span>, <text:span text:style-name="T368">roku</text:span> 1438, <text:span text:style-name="T368">zesnula přeslavná žena </text:span><text:span text:style-name="T19">Maria van Dale </text:span><text:span text:style-name="T130">[</text:span><text:span text:style-name="Menologium_20_-_20_pronuntiatio"><text:span text:style-name="T130">fan dale</text:span></text:span><text:span text:style-name="T130">]</text:span>, <text:span text:style-name="T368">Převorka kláštera </text:span><text:span text:style-name="T232">Mui</text:span><text:span text:style-name="T234">z</text:span><text:span text:style-name="T232">en</text:span><text:span text:style-name="T232"><text:note text:id="ftn50" text:note-class="footnote"><text:note-citation>50</text:note-citation><text:note-body><text:p text:style-name="P79"><text:span text:style-name="Menologium_20_-_20_Latine">Muisen</text:span>, klášter <text:span text:style-name="T19">Muizen</text:span> ve městě <text:span text:style-name="T19">Mechelen</text:span> u Antwerp. Bližší informace nebyly dohledány. <text:span text:style-name="T372">Klášter byl nejspíš zcela zničen již poměrně dávno, protože je v současnosti známý pouze z vykopávek.</text:span></text:p></text:note-body></text:note></text:span><text:span text:style-name="T232"> </text:span><text:span text:style-name="T234">[</text:span><text:span text:style-name="Menologium_20_-_20_pronuntiatio"><text:span text:style-name="T234">majzen</text:span></text:span><text:span text:style-name="T234">]</text:span>. <text:span text:style-name="T368">Když zemřela první Převorka, a mnišky při volbě druhé pochybovaly</text:span>, <text:span text:style-name="T368">anděl jim božskou mocí </text:span><text:span text:style-name="T370">pokynul</text:span>, <text:span text:style-name="T368">aby zvolily tu nejmladší z nich</text:span>. <text:span text:style-name="T368">Ona pak byla natolik oddána modlitbám a prosbám k svatým, a v takové horlivosti a úsilí je k Bohu prolívala, že o tom </text:span><text:span text:style-name="T370">jasně</text:span><text:span text:style-name="T368"> svědčily ohnivé paprsky a plamenná záře nad ní, a nejednou nad ní byly viděny, kterak vycházely z jejího těla, když se modlila, ku obdivu všech</text:span>. (Hag., n. 475).</text:p>
      <text:p text:style-name="P30"/>
      <text:p text:style-name="P27"><text:span text:style-name="T369">Roku</text:span> 1259, <text:span text:style-name="T369">ve Švýcarsku byl založen klášter Komůrka Nejblahoslavenější Panny Marie </text:span>(Wurmsbach).</text:p>
      <text:p text:style-name="P3"/>
      <text:p text:style-name="P37"><text:span text:style-name="T229">1</text:span>3. října.</text:p>
      <text:p text:style-name="P48"><text:soft-page-break/><text:span text:style-name="T371">Svátek</text:span> <text:span text:style-name="T19">s</text:span><text:span text:style-name="T35">vatého</text:span> <text:span text:style-name="T19">M</text:span><text:span text:style-name="T35">ořice</text:span>, <text:span text:style-name="T371">Opata</text:span>. <text:span text:style-name="T373">Z učitele malých žáčků stal se mnichem v klášteře Langonnet</text:span><text:span text:style-name="T373"><text:note text:id="ftn51" text:note-class="footnote"><text:note-citation>51</text:note-citation><text:note-body><text:p text:style-name="P62"><text:span text:style-name="Menologium_20_-_20_Latine">Langonium</text:span><text:span text:style-name="T373">, </text:span><text:span text:style-name="T8">Abbaye de Langonnet</text:span><text:span text:style-name="T373"> byl cisterciácký klášter ve stejnojmenné bretaňské obci nedaleko města Quimper. Založen 1136 z Aumône, zrušen 1791.</text:span></text:p></text:note-body></text:note></text:span><text:span text:style-name="T373"> [</text:span><text:span text:style-name="Menologium_20_-_20_pronuntiatio"><text:span text:style-name="T373">lãngoné</text:span></text:span><text:span text:style-name="T373">]</text:span>, <text:span text:style-name="T374">kde </text:span><text:span text:style-name="T383">pro</text:span><text:span text:style-name="T374">kázal podivuhodnou prostotu a pokoru</text:span>. <text:span text:style-name="T374">Když byl po druhém roce svého obrácení zvolen Opatem</text:span>, <text:span text:style-name="T374">od nepřátel i od samotných bratří trpělivě snášel mnohé útrapy</text:span>. <text:span text:style-name="T374">Když však v opatském úřad</text:span><text:span text:style-name="T383">u</text:span><text:span text:style-name="T374"> strávil třicet let</text:span>, <text:span text:style-name="T374">hledal již odpočinutí od břemene, které byl přijal</text:span>. <text:span text:style-name="T374">A opravdu, když mniši svému Opatovi připomenuli jeden slib, který kdysi </text:span><text:span text:style-name="T375">učinil </text:span><text:span text:style-name="T374">Conan, vévoda bretaňský</text:span>, <text:span text:style-name="T375">spolu s dvanácti bratry </text:span><text:span text:style-name="T383">se vydal</text:span><text:span text:style-name="T375"> na místo zvané </text:span>Carnoët<text:note text:id="ftn52" text:note-class="footnote"><text:note-citation>52</text:note-citation><text:note-body><text:p text:style-name="P80"><text:span text:style-name="Menologium_20_-_20_Latine">Carnoëta</text:span>, <text:span text:style-name="T3">Abbaye Saint-Maurice de Carnoët</text:span> byl cisterciácký klášter v obci Carnoët na východním cípu Bretaně. Založen 1170-1177, zrušen 1791.</text:p></text:note-body></text:note> <text:span text:style-name="T375">[</text:span><text:span text:style-name="Menologium_20_-_20_pronuntiatio"><text:span text:style-name="T375">karnoet</text:span></text:span><text:span text:style-name="T375">]</text:span>, <text:span text:style-name="T376">kde po téměř patnáct let vedl přesvatý život</text:span>, <text:span text:style-name="T376">útrapy chudoby snášel až do posledního dne bez reptání</text:span>. <text:span text:style-name="T376">A protože je psáno</text:span>: «Čím větší jsi, tím víc se <text:span text:style-name="T377">ve všem </text:span>pokořuj»,<text:note text:id="ftn53" text:note-class="footnote"><text:note-citation>53</text:note-citation><text:note-body><text:p text:style-name="P81"><text:span text:style-name="Menologium_20_-_20_Latine"><text:span text:style-name="T116">Quanto major es, humilia teipsum in omnibus. </text:span></text:span><text:span text:style-name="T36">Cf. </text:span><text:span text:style-name="T19">Eccli. 3, 20:</text:span> <text:span text:style-name="Menologium_20_-_20_Latine">Quanto magnus es, humilia te in omnibus, et coram Deo invenies gratiam:</text:span> Čím jsi větší, tím víc se pokořuj, a nalezneš milost před Pánem. </text:p></text:note-body></text:note> <text:span text:style-name="T378">k níže postaveným se choval jako </text:span><text:span text:style-name="T383">k</text:span><text:span text:style-name="T378"> sobě rovným</text:span>, <text:span text:style-name="T378">a často dokonce jako níže postavený než oni</text:span>. <text:span text:style-name="T378">Tvář měl vždy veselou a plnou radosti. Již za života zazářil mnoha zázraky</text:span>. <text:span text:style-name="T378">Když roku </text:span>1191 <text:span text:style-name="T378">seznal, že jeho tělo je již na hraně </text:span><text:span text:style-name="T383">svých možností</text:span>, <text:span text:style-name="T378">žádal od Pána – a šťastně i obdržel, aby byl na svátek Svatého </text:span>Micha<text:span text:style-name="T378">e</text:span>l<text:span text:style-name="T378">a</text:span> Archan<text:span text:style-name="T378">dě</text:span>l<text:span text:style-name="T378">a</text:span> <text:span text:style-name="T378">uvolněn z pracovního žaláře svého těla</text:span>. <text:span text:style-name="T378">Mezi zázraky, které pak nesčetné následovaly smrt tohoto Svatého</text:span>, <text:span text:style-name="T378">se vypráví o pěti nemluvňatech vzkříšených z mrtvých</text:span>. <text:span text:style-name="T378">Proto je v Bretani vzýván jako Patron nemluvňat</text:span>. (Hag., n. 32).</text:p>
      <text:p text:style-name="P30"/>
      <text:p text:style-name="P27"><text:span text:style-name="T379">Roku</text:span> <text:span text:style-name="T229">1</text:span>174, <text:span text:style-name="T379">posvěcení nového, již třetího kostela v </text:span>Cla<text:span text:style-name="T379">i</text:span>rva<text:span text:style-name="T379">ux</text:span>.</text:p>
      <text:p text:style-name="P27"><text:span text:style-name="T379">Roku </text:span>1834, <text:span text:style-name="T379">posvěcení kostela Panny Marie od Milosti v klášteře </text:span>Bricquebec <text:span text:style-name="T379">[</text:span><text:span text:style-name="Menologium_20_-_20_pronuntiatio"><text:span text:style-name="T379">brik-kebek</text:span></text:span><text:span text:style-name="T379">]</text:span>, <text:span text:style-name="T379">kterýžto klášter byl založen roku </text:span>1824.</text:p>
      <text:p text:style-name="P42"><text:span text:style-name="T379">Roku 1</text:span>925, <text:span text:style-name="T379">posvěcení kostela Panny Marie od Pokoje</text:span>. <text:span text:style-name="T379">Tento klášter byl založen roku </text:span>1207 <text:span text:style-name="T379">v</text:span> Gomerfontaine <text:span text:style-name="T379">[</text:span><text:span text:style-name="Menologium_20_-_20_pronuntiatio"><text:span text:style-name="T379">goméfont</text:span></text:span><text:span text:style-name="Menologium_20_-_20_pronuntiatio"><text:span text:style-name="T373">ãn</text:span></text:span><text:span text:style-name="T379">]</text:span>, <text:span text:style-name="T379">a po několika stěhování </text:span><text:span text:style-name="T383">se </text:span><text:span text:style-name="T379">nakonec </text:span><text:span text:style-name="T383">usadil</text:span><text:span text:style-name="T379"> v obci </text:span>C<text:span text:style-name="T229">h</text:span>i<text:span text:style-name="T229">m</text:span>ay <text:span text:style-name="T379">[</text:span><text:span text:style-name="Menologium_20_-_20_pronuntiatio"><text:span text:style-name="T379">šimé</text:span></text:span><text:span text:style-name="T379">]</text:span>.</text:p>
      <text:p text:style-name="P27"><text:span text:style-name="T379">Roku</text:span> 1240 <text:span text:style-name="T379">byl založen klášter Marienstern</text:span><text:span text:style-name="T379"><text:note text:id="ftn54" text:note-class="footnote"><text:note-citation>54</text:note-citation><text:note-body><text:p text:style-name="P82"><text:span text:style-name="Menologium_20_-_20_Latine">Monasterium Mariæ-Stellæ in l.usatia Superiore</text:span>, <text:span text:style-name="T92">Kloster Sankt Marienstern</text:span> <text:span text:style-name="T379">či </text:span><text:span text:style-name="T380">Klóšter Marijina hwězda</text:span><text:span text:style-name="T379"> je klášter cisterciaček v hornosrbské obci Pančicy-Kukow nedaleko Budyšína, </text:span><text:span text:style-name="T381">45 km od českého Šluknova</text:span><text:span text:style-name="T379">. Založen </text:span><text:span text:style-name="T135">(</text:span><text:span text:style-name="T136">dle Wikipedie </text:span><text:span text:style-name="T137">i Cistopedie</text:span><text:span text:style-name="T135">)</text:span><text:span text:style-name="T382"> </text:span><text:span text:style-name="T379">1248, v roce 1250 přešel do Cisterciáckého Řádu jako dcera saského kláštera Altzella, </text:span><text:span text:style-name="T381">v roce 126</text:span><text:span text:style-name="T382">4</text:span><text:span text:style-name="T381"> byl svěřen pod ochranu českých králů. O</text:span><text:span text:style-name="T379">d </text:span><text:span text:style-name="T381">svého založení </text:span><text:span text:style-name="T379">nebyl nikdy zrušen.</text:span></text:p></text:note-body></text:note></text:span><text:span text:style-name="T379"> v Horní Lužici</text:span>, <text:span text:style-name="T381">který se roku </text:span>1264 <text:span text:style-name="T381">připojil k </text:span>Cisterci<text:span text:style-name="T381">áckému</text:span> <text:span text:style-name="T381">Řádu</text:span>.</text:p>
      <text:p text:style-name="P3"><text:soft-page-break/></text:p>
      <text:p text:style-name="P37">14. října.</text:p>
      <text:p text:style-name="P49"><text:span text:style-name="T384">V</text:span> Cla<text:span text:style-name="T384">i</text:span>rva<text:span text:style-name="T384">ux</text:span>, <text:span text:style-name="T384">roku </text:span>1185 <text:span text:style-name="T384">n</text:span>e<text:span text:style-name="T384">bo</text:span> 1186, <text:span text:style-name="T384">skonal ctihodný pastýř </text:span><text:span text:style-name="T19">Alan, </text:span><text:span text:style-name="T131">přezdívaný</text:span><text:span text:style-name="T19"> F</text:span><text:span text:style-name="T37">l</text:span><text:span text:style-name="T19">and</text:span><text:span text:style-name="T37">e</text:span><text:span text:style-name="T19">r</text:span><text:span text:style-name="T37">ský</text:span>.<text:note text:id="ftn55" text:note-class="footnote"><text:note-citation>55</text:note-citation><text:note-body><text:p text:style-name="Footnote"><text:span text:style-name="Menologium_20_-_20_Latine">Frandrensis. </text:span><text:span text:style-name="Menologium_20_-_20_Latine"><text:span text:style-name="T164">Flanderský proto, že existuje ještě </text:span></text:span><text:span text:style-name="Menologium_20_-_20_Latine"><text:span text:style-name="T14">Al</text:span></text:span><text:span text:style-name="Menologium_20_-_20_Latine"><text:span text:style-name="T15">l</text:span></text:span><text:span text:style-name="Menologium_20_-_20_Latine"><text:span text:style-name="T14">a</text:span></text:span><text:span text:style-name="Menologium_20_-_20_Latine"><text:span text:style-name="T15">i</text:span></text:span><text:span text:style-name="Menologium_20_-_20_Latine"><text:span text:style-name="T14">n</text:span></text:span><text:span text:style-name="Menologium_20_-_20_Latine"><text:span text:style-name="T164"> </text:span></text:span><text:span text:style-name="Menologium_20_-_20_Latine"><text:span text:style-name="T165">(Alan) </text:span></text:span><text:span text:style-name="Menologium_20_-_20_Latine"><text:span text:style-name="T164">de </text:span></text:span><text:span text:style-name="Menologium_20_-_20_Latine"><text:span text:style-name="T14">Lille</text:span></text:span><text:span text:style-name="Menologium_20_-_20_Latine"><text:span text:style-name="T164">.</text:span></text:span></text:p></text:note-body></text:note> S<text:span text:style-name="T384">vatý</text:span> <text:span text:style-name="T384">Otec </text:span>Bernard <text:span text:style-name="T384">jej ustanovil prvním Opatem kláštera Larrivour</text:span><text:span text:style-name="T384"><text:note text:id="ftn56" text:note-class="footnote"><text:note-citation>56</text:note-citation><text:note-body><text:p text:style-name="P62"><text:span text:style-name="Menologium_20_-_20_Latine">Ripatorium</text:span><text:span text:style-name="T385">, </text:span><text:span text:style-name="T9">Abbaye Notre-Dame de Larrivour</text:span><text:span text:style-name="T385"> byl cisterciácký klášter v obci </text:span><text:span text:style-name="T18">Lusigny-sur-Barse</text:span><text:span text:style-name="T385"> nedaleko </text:span><text:span text:style-name="T18">Troyes</text:span><text:span text:style-name="T385"> či Paříže. Založen 1140 z Clairvaux, zrušen 1791.</text:span></text:p></text:note-body></text:note></text:span><text:span text:style-name="T384"> </text:span><text:span text:style-name="T385">[</text:span><text:span text:style-name="Menologium_20_-_20_pronuntiatio"><text:span text:style-name="T385">larivůr</text:span></text:span><text:span text:style-name="T385">]</text:span>, <text:span text:style-name="T386">odkud byl zvolen Biskupem </text:span><text:span text:style-name="T312">diecéze </text:span><text:span text:style-name="T346">Auxerre</text:span><text:span text:style-name="T312"><text:note text:id="ftn57" text:note-class="footnote"><text:note-citation>57</text:note-citation><text:note-body><text:p text:style-name="P12">Episcopu<text:span text:style-name="T281">s</text:span> Antissiodorens<text:span text:style-name="T281">is</text:span></text:p></text:note-body></text:note></text:span><text:span text:style-name="T312"> [</text:span><text:span text:style-name="Menologium_20_-_20_pronuntiatio"><text:span text:style-name="T282">os</text:span></text:span><text:span text:style-name="Menologium_20_-_20_pronuntiatio"><text:span text:style-name="T281">ér</text:span></text:span><text:span text:style-name="T312">]</text:span>. <text:span text:style-name="T387">Když pak tuto diecézi po čtrnáct let poctivě a moudře spravoval</text:span>, <text:span text:style-name="T388">žádostiv samoty skončil</text:span>, <text:span text:style-name="T388">a navrátil se do </text:span><text:span text:style-name="T384">Larrivour </text:span><text:span text:style-name="T385">[</text:span><text:span text:style-name="Menologium_20_-_20_pronuntiatio"><text:span text:style-name="T385">larivůr</text:span></text:span><text:span text:style-name="T385">]</text:span>. <text:span text:style-name="T388">Odtud pak často přicházel do </text:span>Cla<text:span text:style-name="T388">i</text:span>rva<text:span text:style-name="T388">ux</text:span>, <text:span text:style-name="T388">a po smrti blahoslaveného </text:span>Godfr<text:span text:style-name="T388">í</text:span>d<text:span text:style-name="T388">a</text:span>,<text:note text:id="ftn58" text:note-class="footnote"><text:note-citation>58</text:note-citation><text:note-body><text:p text:style-name="Footnote"><text:span text:style-name="T3">Geoffroy de La Roche-Vanneau</text:span> nebo <text:span text:style-name="T3">Godefroy de La Roche-Vanneau</text:span>, bratranec Bernarda z Clairvaux, byl francouzský řeholník z poloviny 11. století, který byl v letech 1119 až 1126 opatem ve <text:span text:style-name="T17">Fontenay</text:span> a poté v letech 1138 až 1163 biskupem v <text:span text:style-name="T17">Langres</text:span>. <text:span text:style-name="T389">Zemřel 1164 v Cîteaux.</text:span></text:p></text:note-body></text:note> <text:span text:style-name="T388">kdysi Biskupa </text:span><text:span text:style-name="T390">v Langres [</text:span><text:span text:style-name="Menologium_20_-_20_pronuntiatio"><text:span text:style-name="T390">lãngr</text:span></text:span><text:span text:style-name="T390">]</text:span>, <text:span text:style-name="T390">tam přebýval v domě Svatého </text:span>Bernard<text:span text:style-name="T390">a</text:span>. <text:span text:style-name="T391">Nejen že bratřím poskytoval mnohé útěchy</text:span>, <text:span text:style-name="T391">ale protože byl velmi zběhlý v záležitostech Řádu i Církve</text:span>, <text:span text:style-name="T392">také blahoslavenému Opatu Ponsovi a jeho nástupcům </text:span><text:span text:style-name="T393">snažně pomáhal skutkem i přímluvou</text:span>. <text:span text:style-name="T394">Na prosbu zmíněného blahoslaveného Godfrída přezkoumal životopis Svatého Otce Bernarda</text:span>, <text:span text:style-name="T394">opravil jej či zkrátil a jeho skutky správně chronologicky seřadil</text:span>. <text:span text:style-name="T395">Když na témž místě svůj život v Pánu dokonal</text:span>, <text:span text:style-name="T395">byl uložen</text:span>, <text:span text:style-name="T395">jak si vyžádal</text:span>, <text:span text:style-name="T395">vedle blahoslaveného Godfrída</text:span>, <text:span text:style-name="T395">s nímž byl již za života spojen přepevným poutem přátelství</text:span>. (Hag., n. 317).</text:p>
      <text:p text:style-name="P50"><text:span text:style-name="T395">V belgickém </text:span><text:span text:style-name="T396">klášteře Beaupré</text:span><text:span text:style-name="T396"><text:note text:id="ftn59" text:note-class="footnote"><text:note-citation>59</text:note-citation><text:note-body><text:p text:style-name="P83"><text:span text:style-name="T78">Abbatia Bello-Pratense</text:span>, <text:span text:style-name="T3">Abbaye de Beaupré</text:span><text:span text:style-name="T170"> </text:span><text:span text:style-name="T149">byl klášter cisterciaček v obci Grimminge nedaleko Bruselu. Založen 1228 z La Cambre, zrušen 1796. </text:span><text:span text:style-name="Menologium_20_-_20_commentarium"><text:span text:style-name="T101">(</text:span></text:span><text:span text:style-name="Menologium_20_-_20_commentarium"><text:span text:style-name="T103">červenec</text:span></text:span><text:span text:style-name="Menologium_20_-_20_commentarium"><text:span text:style-name="T101">, pozn. </text:span></text:span><text:span text:style-name="Menologium_20_-_20_commentarium"><text:span text:style-name="T103">1</text:span></text:span><text:span text:style-name="Menologium_20_-_20_commentarium"><text:span text:style-name="T102">2</text:span></text:span><text:span text:style-name="Menologium_20_-_20_commentarium"><text:span text:style-name="T103">3</text:span></text:span><text:span text:style-name="Menologium_20_-_20_commentarium"><text:span text:style-name="T101">)</text:span></text:span></text:p></text:note-body></text:note></text:span><text:span text:style-name="T396"> [</text:span><text:span text:style-name="Menologium_20_-_20_pronuntiatio"><text:span text:style-name="T396">bópré</text:span></text:span><text:span text:style-name="T396">]</text:span><text:span text:style-name="T395">, </text:span><text:span text:style-name="T396">roku </text:span>1543, <text:span text:style-name="T397">odešla Důstojná </text:span>Abat<text:span text:style-name="T397">yše </text:span><text:span text:style-name="T38">K</text:span><text:span text:style-name="T19">l</text:span><text:span text:style-name="T38">á</text:span><text:span text:style-name="T19">r</text:span><text:span text:style-name="T38">a</text:span><text:span text:style-name="T19"> Dullaerts </text:span><text:span text:style-name="T132">[</text:span><text:span text:style-name="Menologium_20_-_20_pronuntiatio"><text:span text:style-name="T132">dulart</text:span></text:span><text:span text:style-name="T132">]</text:span>, <text:span text:style-name="T397">jež čtyřicet let s nejvyšší pílí byla představenou svému klášteru</text:span>,<text:span text:style-name="T397"> s velkým důrazem se zasa</text:span><text:span text:style-name="T398">zova</text:span><text:span text:style-name="T397">la o </text:span><text:span text:style-name="T398">správné </text:span><text:span text:style-name="T397">dodržování řeholní kázně i řehole</text:span>. <text:span text:style-name="T399">Po celou dobu své vlády nechtěla používat jinou berlu ani jiné domácí náčiní a nádobí než dřevěné</text:span>, <text:span text:style-name="T399">čímž sama sebe i svaté panny zachovávala v pokoře</text:span>. <text:span text:style-name="T399">V různých případech, kdy jim něco scházelo, se se sestrami modlily a často se dočkaly i vyslyšení z nebe</text:span>, <text:span text:style-name="T399">a v tomto čase se klášteru dostalo rozhojnění v dobrech duchovních i časných</text:span>. <text:span text:style-name="T399">Její život byl živým příkladem ctností</text:span>, <text:span text:style-name="T399">jejíchž sladkou vůni zanechala svým následnicím</text:span>. (Hag., n. 493).</text:p>
      <text:p text:style-name="P30"/>
      <text:p text:style-name="P27"><text:soft-page-break/><text:span text:style-name="T400">Roku</text:span> 1923, <text:span text:style-name="T400">posvěcení obnoveného kostela kláštera </text:span>Lerins.</text:p>
      <text:p text:style-name="P44"><text:span text:style-name="T400">Roku</text:span> 1227, <text:span text:style-name="T400">byl založen klášter Hvězdy Mořské ve švýcarském městě </text:span>Wettingen, <text:span text:style-name="T400">jež byl dne </text:span>18. <text:span text:style-name="T400">října </text:span>1854 <text:span text:style-name="T400">zrušen</text:span>, <text:span text:style-name="T400">avšak k</text:span>onvent <text:span text:style-name="T400">pak odešel do kláštera </text:span>Mehrerau <text:span text:style-name="T400">v Rakousku</text:span>, <text:span text:style-name="T400">který kdysi patřil Řádu Svatého</text:span> Benedi<text:span text:style-name="T400">k</text:span>t<text:span text:style-name="T400">a</text:span>.</text:p>
      <text:p text:style-name="P43"><text:span text:style-name="T400">Roku</text:span> 1234 <text:span text:style-name="T401">byl založen klášter Marienthal v Horní Lužici</text:span>.</text:p>
      <text:p text:style-name="P3"/>
      <text:p text:style-name="P37"><text:span text:style-name="T229">1</text:span>5. října.</text:p>
      <text:p text:style-name="P30"><text:span text:style-name="T402">Narození pro nebe</text:span> <text:span text:style-name="T19">S</text:span><text:span text:style-name="T39">vaté</text:span><text:span text:style-name="T19"> Hed</text:span><text:span text:style-name="T39">v</text:span><text:span text:style-name="T19">i</text:span><text:span text:style-name="T39">ky</text:span>, <text:span text:style-name="T402">jejíž svátek se slaví nazítří</text:span>.</text:p>
      <text:p text:style-name="P89"><text:span text:style-name="T402">V</text:span> Cla<text:span text:style-name="T402">i</text:span>rva<text:span text:style-name="T402">ux</text:span>, <text:span text:style-name="T19">b</text:span><text:span text:style-name="T39">lahoslavený </text:span><text:span text:style-name="T19">Gerard</text:span>, <text:span text:style-name="T402">šestý Opat tohoto kláštera a prvomučedník </text:span>Cisterci<text:span text:style-name="T402">áckého Řádu</text:span>. <text:span text:style-name="T402">Když byl Opatem kláštera </text:span>Foss<text:span text:style-name="T402">a</text:span>nov<text:span text:style-name="T402">a</text:span>,<text:note text:id="ftn60" text:note-class="footnote"><text:note-citation>60</text:note-citation><text:note-body><text:p text:style-name="P84"><text:span text:style-name="Menologium_20_-_20_Latine">Fossa-nova</text:span>, <text:span text:style-name="T403">Abbazia di Fossanova</text:span> byl cisterciácký klášter v obci Priverno nedaleko města Latina, asi 100 km jihovýchodně od Říma. Založen 1163 z Hautecombe, zrušen 1810.</text:p></text:note-body></text:note> <text:span text:style-name="T404">komunita z </text:span>Cla<text:span text:style-name="T404">i</text:span>rva<text:span text:style-name="T404">ux si jej zvolila za představeného</text:span>. <text:span text:style-name="T404">Zapálen horlivostí pro spravedlnost </text:span><text:span text:style-name="T412">i</text:span><text:span text:style-name="T404"> láskou k Řádu</text:span>, <text:span text:style-name="T404">jednoho mnicha, vznešeného sice rodem, ale zhýralého mravy, přikázal zajmout</text:span>, <text:span text:style-name="T404">a svěřil jej blahoslavenému Petr</text:span><text:span text:style-name="T412">u</text:span><text:span text:style-name="T404">, Opatu z Igny</text:span><text:span text:style-name="T413"><text:note text:id="ftn88" text:note-class="footnote"><text:note-citation>61</text:note-citation><text:note-body><text:p text:style-name="P90"><text:span text:style-name="T77">Igniacum</text:span>, <text:span text:style-name="T10">Abbaye Notre-Dame d'Igny</text:span><text:span text:style-name="T141"> </text:span><text:span text:style-name="T147">je klášter trapistek v obci Arcis-le-Ponsart nedaleko Remeše na severu Francie. Založen 1126 z Clairvaux jako </text:span><text:span text:style-name="T148">mužský</text:span><text:span text:style-name="T147">, zrušen 1790, znovu osídlen trapi</text:span><text:span text:style-name="T148">stkami 1929. </text:span><text:span text:style-name="Menologium_20_-_20_commentarium"><text:span text:style-name="T101">(</text:span></text:span><text:span text:style-name="Menologium_20_-_20_commentarium"><text:span text:style-name="T105">srpen</text:span></text:span><text:span text:style-name="Menologium_20_-_20_commentarium"><text:span text:style-name="T101">, pozn. </text:span></text:span><text:span text:style-name="Menologium_20_-_20_commentarium"><text:span text:style-name="T105">88</text:span></text:span><text:span text:style-name="Menologium_20_-_20_commentarium"><text:span text:style-name="T101">)</text:span></text:span></text:p></text:note-body></text:note></text:span><text:span text:style-name="T413"> [</text:span><text:span text:style-name="Menologium_20_-_20_pronuntiatio"><text:span text:style-name="T413">iňi</text:span></text:span><text:span text:style-name="T413">]</text:span>, <text:span text:style-name="T404">aby jej ve svém klášteře přinutil k řeholní přísnosti</text:span>. A<text:span text:style-name="T404">však když blahoslavený muž pro nějakou povinnost navštívil klášter Igny </text:span><text:span text:style-name="T413">[</text:span><text:span text:style-name="Menologium_20_-_20_pronuntiatio"><text:span text:style-name="T413">iňi</text:span></text:span><text:span text:style-name="T413">] </text:span><text:span text:style-name="T404">a opět jej pokáral</text:span>, <text:span text:style-name="T404">on na druhý den ráno vyskočil z úkrytu, vrazil mu nůž do břicha a krut</text:span><text:span text:style-name="T405">ě</text:span><text:span text:style-name="T404"> jej zranil</text:span>. <text:span text:style-name="T405">Když však opovrženíhodnou dýku nepřestával nořit v jeho nitro</text:span>, <text:span text:style-name="T405">mírný pastýř mu klidným hlasem </text:span><text:span text:style-name="T411">povídá</text:span>: «<text:span text:style-name="T405">Prosím, bratře, šetři se</text:span>; <text:span text:style-name="T405">zadrž již svou ruku</text:span>, <text:span text:style-name="T405">vždyť to stejně nemohu žádným způsobem přežít</text:span>». <text:span text:style-name="T405">Prosáklého krví jej takto našel sakristán</text:span>, <text:span text:style-name="T405">a ruce lkajících bratří jej odnesly na ošetřovnu</text:span>, <text:span text:style-name="T405">kde vzdal Bohu díky, že dovolil, aby byl potrestán takovouto krutou smrtí</text:span>, <text:span text:style-name="T405">aby pro své hříchy a nedbalost </text:span><text:span text:style-name="T412">nemusel</text:span><text:span text:style-name="T405"> po smrti </text:span><text:span text:style-name="T412">být </text:span><text:span text:style-name="T405">vydán trestům ještě horším</text:span>. <text:span text:style-name="T405">Svému vrahovi ze srdce odpustil</text:span>, <text:span text:style-name="T406">a když pro něj žádal odpuštění, za tři dny, 16. dne tohoto měsíce</text:span>, <text:span text:style-name="T406">jeho svatá duše vysvobozená </text:span><text:span text:style-name="T411">z</text:span><text:span text:style-name="T406"> těla vešla do nebe</text:span>, <text:span text:style-name="T406">roku </text:span>1177 <text:span text:style-name="T406">či roku dalšího</text:span>. (Hag., n. 29).</text:p>
      <text:p text:style-name="P51"><text:span text:style-name="T407">V</text:span> <text:span text:style-name="T407">Německu</text:span>, <text:span text:style-name="T407">připomínka zbožné panny </text:span><text:span text:style-name="T40">A</text:span><text:span text:style-name="T19">l</text:span><text:span text:style-name="T40">žběty</text:span>, <text:span text:style-name="T407">mnišky či </text:span>Abat<text:span text:style-name="T407">yše kláštera </text:span><text:span text:style-name="T46">Marienborn,</text:span><text:span text:style-name="T46"><text:note text:id="ftn61" text:note-class="footnote"><text:note-citation>62</text:note-citation><text:note-body><text:p text:style-name="P85"><text:span text:style-name="T85">M</text:span><text:span text:style-name="T78">onasteri</text:span><text:span text:style-name="T85">um</text:span><text:span text:style-name="T78"> Hoven</text:span><text:span text:style-name="T408"> (</text:span><text:span text:style-name="T85">Fons Beatae Mariae</text:span><text:span text:style-name="T408">), </text:span><text:span text:style-name="T94">Kloster Marienborn</text:span><text:span text:style-name="T408"> byl kl</text:span><text:span text:style-name="T71">ášter cisterciaček v obci</text:span><text:span text:style-name="T408"> Zülpich-Hoven pobl</text:span><text:span text:style-name="T71">íž německého Bonnu (Vestfálsko). Založen 1188 z kláštera Sankt Thomas an der Kyll, zrušen 1802. </text:span><text:span text:style-name="Menologium_20_-_20_commentarium"><text:span text:style-name="T101">(</text:span></text:span><text:span text:style-name="Menologium_20_-_20_commentarium"><text:span text:style-name="T103">červen</text:span></text:span><text:span text:style-name="Menologium_20_-_20_commentarium"><text:span text:style-name="T101">, pozn. </text:span></text:span><text:span text:style-name="Menologium_20_-_20_commentarium"><text:span text:style-name="T103">1</text:span></text:span><text:span text:style-name="Menologium_20_-_20_commentarium"><text:span text:style-name="T104">05</text:span></text:span><text:span text:style-name="Menologium_20_-_20_commentarium"><text:span text:style-name="T101">)</text:span></text:span></text:p></text:note-body></text:note></text:span> <text:span text:style-name="T409">jež byla označována jako</text:span> «<text:span text:style-name="T409">květ a světlo své doby</text:span>». <text:span text:style-name="T409">Samotný Blahoslavený </text:span>Herman-Jose<text:span text:style-name="T409">f</text:span>, <text:span text:style-name="T409">onen přesvatý kanovník Premonstrátského Řádu v klášteře </text:span>Steinfeld, <text:span text:style-name="T409">sepsal knížku o životě této blažené panny</text:span>, <text:span text:style-name="T409">když zemřela</text:span>. <text:span text:style-name="T409">Navzájem se měli ve veliké úctě</text:span>. <text:span text:style-name="T409">Zvlášť o Alžbětě se </text:span><text:soft-page-break/><text:span text:style-name="T409">vypráví, že někdy vídala jeho anděla a důvěrně s ním rozmlouvala</text:span>. (Hag., n. 444).</text:p>
      <text:p text:style-name="P30"/>
      <text:p text:style-name="P27"><text:span text:style-name="T410">Roku </text:span>1950, <text:span text:style-name="T410">posvěcení kostela Panny Marie od Svatého Josefa v městě </text:span>Alloz <text:span text:style-name="T410">ve Španělsku</text:span>.</text:p>
      <text:p text:style-name="P8"><text:s text:c="4"/></text:p>
      <text:p text:style-name="Menologium_20_-_20_Datum">16. října.</text:p>
      <text:p text:style-name="P3">Festum <text:span text:style-name="T19">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19">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19">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text:soft-page-break/>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19">beatus</text:span> <text:span text:style-name="T19">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9">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30">1</text:span>3<text:span text:style-name="T230">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30">19. října</text:span>.</text:p>
      <text:p text:style-name="P3">In monasterio Filiæ-Dei in Helvetia, anno 1919, obdor­mitio Reverendæ Matris <text:span text:style-name="T19">Lutgardis Menétrey</text:span>, Abbatissæ. Sacro baptismate abluenda matrinam habebat piissimam virginem Margaritam Bays, Christi vulneribus in membris postea ornatam, cujus causa beatificationis anno tg3o est in<text:soft-page-break/>troducta. Postea defunctæ matris imitans caritatem, pau­peribus largissime succurrebat. Intravit deinde prædictum monasterium, ubi tunc temporis Reverenda Abbatissa Caro<text:span text:style-name="T230">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9">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9">beati Gulielmi</text:span>, ex eremita ibidem novitii, qui unus fuit ex Sanctis, quorum translatio quotannis prima die Maji solemniter recolebatur. (Hag., n. 195).</text:p>
      <text:p text:style-name="P3"/>
      <text:p text:style-name="Menologium_20_-_20_fundationes"><text:soft-page-break/>Anno nobis incognito, dedicatio ecclesiæ Pontiniaci.</text:p>
      <text:p text:style-name="P3"/>
      <text:p text:style-name="Menologium_20_-_20_Datum">21. října.</text:p>
      <text:p text:style-name="P3">Villarii in Brabantia, memoria pii conversi <text:span text:style-name="T19">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9">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30">l</text:span>., n. 5<text:span text:style-name="T230">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30">2. října</text:span>.</text:p>
      <text:p text:style-name="P3">Cellæ-Angelorum in Austria, anno 1551, in cælum migravit Reverendus Abbas <text:span text:style-name="T19">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text:soft-page-break/>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9">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9">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text:soft-page-break/>Apud Claramvallem. memoria beati senis <text:span text:style-name="T19">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9">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31">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31">f</text:span>icatum asserunt quidam auctores. (Hag., n. 558).</text:p>
      <text:p text:style-name="P3">In Gallia, anno <text:span text:style-name="T231">1</text:span>635, transitus venerandi viri <text:span text:style-name="T19">Hieronymi Petit</text:span>, Abbatis B. M. de Stella in dioecesi Pictaviensi. Ex magistro novitiorum Clarævallis Abbas ibi factus, non solum ædi<text:span text:style-name="T231">f</text:span>icia pene omnia reparavit, verum etiam disciplinam regularem omnino collapsam restituit. Quod quidem et in aliis Ordinis monasteriis incredibili zelo præstitit, ita ut in epiptaphio «Ordinis pietate lumen» appellatus sit. — Cujus <text:span text:style-name="T231">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text:soft-page-break/>Anno 1900, dedicatio ecclesiæ B. M de Succur<text:span text:style-name="T231">m</text:span>onte.</text:p>
      <text:p text:style-name="P3"/>
      <text:p text:style-name="Menologium_20_-_20_Datum"><text:span text:style-name="T231">2</text:span>5. října.</text:p>
      <text:p text:style-name="P3">Festum <text:span text:style-name="T19">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31">e</text:span>t Anastasii Trium Fontium ad Aquas Salvias, quod conditum erat circa annum 565, a monachis Claravallensibus ad Farfensem Benedictinam abbatiam primo destinatis jussu <text:span text:style-name="T231">I</text:span>nnocentii Papæ II occupatum est.</text:p>
      <text:p text:style-name="P3"/>
      <text:p text:style-name="Menologium_20_-_20_Datum">26. října.</text:p>
      <text:p text:style-name="P3">Eberbaci in Germania, memoria venerabilis viri <text:span text:style-name="T19">Mefridi</text:span> seu <text:span text:style-name="T19">Menfridi</text:span>, Prioris. Coram Deo vir erat religionis eximiæ, coram hominibus vero auctoritatis præcipuæ, qui etiam domum suam inter horribiles procellas schismatis, quo tem­poribus Alexandri <text:span text:style-name="T231">III.</text:span> factione <text:span text:style-name="T231">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31">1</text:span>65<text:span text:style-name="T231">0</text:span> in cælum decessit <text:span text:style-name="T19">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text:soft-page-break/>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9">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29">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9">Joannes Bona</text:span>. Puer a patre militiæ destinatus est, qui tamen vitæ status ipsius indoli mansuetæ atque pacificæ ejusque ad studia et pietatem propensioni nimis erat contrarius. Adolescens quindecim annorum Fuliensi<text:soft-page-break/>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9">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29">9. října</text:span>.</text:p>
      <text:p text:style-name="P3">In Claravalle, beatus <text:span text:style-name="T19">Petrus Monoculus</text:span>, Abbas octavus. Consanguineus erat Philippi II regis Gal<text:span text:style-name="T229">l</text:span>iæ, quod tamen quantum potuit summa semper dissimulatione celavit. Ado­lescens <text:span text:style-name="T229">I</text:span>gniaci habitum religionis sumpsit. Ex Priore deinde monasterii sui, obedientia compellente, invitus et trepidus Abbas factus est Vallis-Regiæ, ibique miraculis a Deo clari­ficari cœpit. Post quinquennium autem a suis <text:span text:style-name="T229">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text:soft-page-break/>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9">Stephanus Le Clere de Vodonne</text:span>, ex monacho Claravallensi Director Cisterciensium virginum B. M. de Pratis in dioecesi <text:span text:style-name="T232">Tr</text:span><text:span text:style-name="T233">e</text:span><text:span text:style-name="T232">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29">01</text:span> et 3<text:span text:style-name="T229">09</text:span>).</text:p>
      <text:p text:style-name="P3">Villarii in Brabantia, obdormitio <text:span text:style-name="T19">Reinerii</text:span>, monachi, Godefridi Pacomii quem secunda die hujus mensis commemo­ravimus. spiritu plus quam carne fratris. Quietus ambulavit inter fratres, et omni spirituali gaudio <text:span text:style-name="T229">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text:soft-page-break/>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9">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11T23:41:31.704452400</dc:date>
    <meta:editing-cycles>800</meta:editing-cycles>
    <meta:editing-duration>P28DT16H52M34S</meta:editing-duration>
    <meta:generator>LibreOffice/7.4.1.2$MacOSX_AARCH64 LibreOffice_project/3c58a8f3a960df8bc8fd77b461821e42c061c5f0</meta:generator>
    <meta:document-statistic meta:table-count="0" meta:image-count="1" meta:object-count="0" meta:page-count="28" meta:paragraph-count="213" meta:word-count="9541" meta:character-count="64841" meta:non-whitespace-character-count="55413"/>
    <meta:user-defined meta:name="AppVersion">15.0000</meta:user-defined>
    <meta:template xlink:type="simple" xlink:actuate="onRequest" xlink:title="Normal.dotm" xlink:href=""/>
  </office:meta>
</office:document-meta>
</file>